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kip_gb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186997829708" calcext:value-type="float">
            <text:p>0.186997829708</text:p>
          </table:table-cell>
          <table:table-cell office:value-type="float" office:value="0.184119279754" calcext:value-type="float">
            <text:p>0.184119279754</text:p>
          </table:table-cell>
          <table:table-cell office:value-type="float" office:value="0.186422119717" calcext:value-type="float">
            <text:p>0.186422119717</text:p>
          </table:table-cell>
          <table:table-cell office:value-type="float" office:value="0.186997829708" calcext:value-type="float">
            <text:p>0.186997829708</text:p>
          </table:table-cell>
          <table:table-cell office:value-type="float" office:value="1508083687.0397" calcext:value-type="float">
            <text:p>1508083687.0397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0.216065998935" calcext:value-type="float">
            <text:p>0.216065998935</text:p>
          </table:table-cell>
          <table:table-cell office:value-type="float" office:value="0.216047447314" calcext:value-type="float">
            <text:p>0.216047447314</text:p>
          </table:table-cell>
          <table:table-cell office:value-type="float" office:value="0.216062288611" calcext:value-type="float">
            <text:p>0.216062288611</text:p>
          </table:table-cell>
          <table:table-cell office:value-type="float" office:value="0.216065998935" calcext:value-type="float">
            <text:p>0.216065998935</text:p>
          </table:table-cell>
          <table:table-cell office:value-type="float" office:value="1508083749.08635" calcext:value-type="float">
            <text:p>1508083749.0863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0.246575629591" calcext:value-type="float">
            <text:p>0.246575629591</text:p>
          </table:table-cell>
          <table:table-cell office:value-type="float" office:value="0.246429514191" calcext:value-type="float">
            <text:p>0.246429514191</text:p>
          </table:table-cell>
          <table:table-cell office:value-type="float" office:value="0.246546406511" calcext:value-type="float">
            <text:p>0.246546406511</text:p>
          </table:table-cell>
          <table:table-cell office:value-type="float" office:value="0.246575629591" calcext:value-type="float">
            <text:p>0.246575629591</text:p>
          </table:table-cell>
          <table:table-cell office:value-type="float" office:value="1508083814.55083" calcext:value-type="float">
            <text:p>1508083814.55083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0.257141422403" calcext:value-type="float">
            <text:p>0.257141422403</text:p>
          </table:table-cell>
          <table:table-cell office:value-type="float" office:value="0.257137047737" calcext:value-type="float">
            <text:p>0.257137047737</text:p>
          </table:table-cell>
          <table:table-cell office:value-type="float" office:value="0.257137922671" calcext:value-type="float">
            <text:p>0.257137922671</text:p>
          </table:table-cell>
          <table:table-cell office:value-type="float" office:value="0.257137047737" calcext:value-type="float">
            <text:p>0.257137047737</text:p>
          </table:table-cell>
          <table:table-cell office:value-type="float" office:value="1508084222.75115" calcext:value-type="float">
            <text:p>1508084222.7511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.227667457182" calcext:value-type="float">
            <text:p>0.227667457182</text:p>
          </table:table-cell>
          <table:table-cell office:value-type="float" office:value="0.227412956422" calcext:value-type="float">
            <text:p>0.227412956422</text:p>
          </table:table-cell>
          <table:table-cell office:value-type="float" office:value="0.22761655703" calcext:value-type="float">
            <text:p>0.22761655703</text:p>
          </table:table-cell>
          <table:table-cell office:value-type="float" office:value="0.227667457182" calcext:value-type="float">
            <text:p>0.227667457182</text:p>
          </table:table-cell>
          <table:table-cell office:value-type="float" office:value="1508084274.48272" calcext:value-type="float">
            <text:p>1508084274.4827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1" calcext:value-type="float">
            <text:p>-1</text:p>
          </table:table-cell>
          <table:table-cell office:value-type="float" office:value="0.229618775787" calcext:value-type="float">
            <text:p>0.229618775787</text:p>
          </table:table-cell>
          <table:table-cell office:value-type="float" office:value="0.229590449172" calcext:value-type="float">
            <text:p>0.229590449172</text:p>
          </table:table-cell>
          <table:table-cell office:value-type="float" office:value="0.229613110464" calcext:value-type="float">
            <text:p>0.229613110464</text:p>
          </table:table-cell>
          <table:table-cell office:value-type="float" office:value="0.229618775787" calcext:value-type="float">
            <text:p>0.229618775787</text:p>
          </table:table-cell>
          <table:table-cell office:value-type="float" office:value="1508084390.53626" calcext:value-type="float">
            <text:p>1508084390.5362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1" calcext:value-type="float">
            <text:p>-1</text:p>
          </table:table-cell>
          <table:table-cell office:value-type="float" office:value="0.239443048562" calcext:value-type="float">
            <text:p>0.239443048562</text:p>
          </table:table-cell>
          <table:table-cell office:value-type="float" office:value="0.238803684328" calcext:value-type="float">
            <text:p>0.238803684328</text:p>
          </table:table-cell>
          <table:table-cell office:value-type="float" office:value="0.238931557175" calcext:value-type="float">
            <text:p>0.238931557175</text:p>
          </table:table-cell>
          <table:table-cell office:value-type="float" office:value="0.238803684328" calcext:value-type="float">
            <text:p>0.238803684328</text:p>
          </table:table-cell>
          <table:table-cell office:value-type="float" office:value="1508084454.83194" calcext:value-type="float">
            <text:p>1508084454.83194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183375357745" calcext:value-type="float">
            <text:p>0.183375357745</text:p>
          </table:table-cell>
          <table:table-cell office:value-type="float" office:value="1508084536.06106" calcext:value-type="float">
            <text:p>1508084536.0610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50360479572" calcext:value-type="float">
            <text:p>0.250360479572</text:p>
          </table:table-cell>
          <table:table-cell office:value-type="float" office:value="1508084677.95349" calcext:value-type="float">
            <text:p>1508084677.95349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1" calcext:value-type="float">
            <text:p>-1</text:p>
          </table:table-cell>
          <table:table-cell office:value-type="float" office:value="0.272791372332" calcext:value-type="float">
            <text:p>0.272791372332</text:p>
          </table:table-cell>
          <table:table-cell office:value-type="float" office:value="0.272627455914" calcext:value-type="float">
            <text:p>0.272627455914</text:p>
          </table:table-cell>
          <table:table-cell office:value-type="float" office:value="0.272758589049" calcext:value-type="float">
            <text:p>0.272758589049</text:p>
          </table:table-cell>
          <table:table-cell office:value-type="float" office:value="0.272791372332" calcext:value-type="float">
            <text:p>0.272791372332</text:p>
          </table:table-cell>
          <table:table-cell office:value-type="float" office:value="1508085080.15431" calcext:value-type="float">
            <text:p>1508085080.15431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" calcext:value-type="float">
            <text:p>-1</text:p>
          </table:table-cell>
          <table:table-cell office:value-type="float" office:value="0.223565819184" calcext:value-type="float">
            <text:p>0.223565819184</text:p>
          </table:table-cell>
          <table:table-cell office:value-type="float" office:value="0.223553124" calcext:value-type="float">
            <text:p>0.223553124</text:p>
          </table:table-cell>
          <table:table-cell office:value-type="float" office:value="0.223563280147" calcext:value-type="float">
            <text:p>0.223563280147</text:p>
          </table:table-cell>
          <table:table-cell office:value-type="float" office:value="0.223565819184" calcext:value-type="float">
            <text:p>0.223565819184</text:p>
          </table:table-cell>
          <table:table-cell office:value-type="float" office:value="1508085120.96846" calcext:value-type="float">
            <text:p>1508085120.9684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1" calcext:value-type="float">
            <text:p>-1</text:p>
          </table:table-cell>
          <table:table-cell office:value-type="float" office:value="0.251664821946" calcext:value-type="float">
            <text:p>0.251664821946</text:p>
          </table:table-cell>
          <table:table-cell office:value-type="float" office:value="0.251583448858" calcext:value-type="float">
            <text:p>0.251583448858</text:p>
          </table:table-cell>
          <table:table-cell office:value-type="float" office:value="0.251648547328" calcext:value-type="float">
            <text:p>0.251648547328</text:p>
          </table:table-cell>
          <table:table-cell office:value-type="float" office:value="0.251664821946" calcext:value-type="float">
            <text:p>0.251664821946</text:p>
          </table:table-cell>
          <table:table-cell office:value-type="float" office:value="1508085125.03764" calcext:value-type="float">
            <text:p>1508085125.03764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1" calcext:value-type="float">
            <text:p>-1</text:p>
          </table:table-cell>
          <table:table-cell office:value-type="float" office:value="0.277361984569" calcext:value-type="float">
            <text:p>0.277361984569</text:p>
          </table:table-cell>
          <table:table-cell office:value-type="float" office:value="0.277245488297" calcext:value-type="float">
            <text:p>0.277245488297</text:p>
          </table:table-cell>
          <table:table-cell office:value-type="float" office:value="0.277268787551" calcext:value-type="float">
            <text:p>0.277268787551</text:p>
          </table:table-cell>
          <table:table-cell office:value-type="float" office:value="0.277245488297" calcext:value-type="float">
            <text:p>0.277245488297</text:p>
          </table:table-cell>
          <table:table-cell office:value-type="float" office:value="1508085323.36479" calcext:value-type="float">
            <text:p>1508085323.36479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61016882809" calcext:value-type="float">
            <text:p>0.461016882809</text:p>
          </table:table-cell>
          <table:table-cell office:value-type="float" office:value="1508118388.24987" calcext:value-type="float">
            <text:p>1508118388.249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2772621385" calcext:value-type="float">
            <text:p>0.482772621385</text:p>
          </table:table-cell>
          <table:table-cell office:value-type="float" office:value="1508118564.29329" calcext:value-type="float">
            <text:p>1508118564.2932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6349620862" calcext:value-type="float">
            <text:p>0.486349620862</text:p>
          </table:table-cell>
          <table:table-cell office:value-type="float" office:value="1508119049.35466" calcext:value-type="float">
            <text:p>1508119049.3546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44198176062" calcext:value-type="float">
            <text:p>0.444198176062</text:p>
          </table:table-cell>
          <table:table-cell office:value-type="float" office:value="0.444196536875" calcext:value-type="float">
            <text:p>0.444196536875</text:p>
          </table:table-cell>
          <table:table-cell office:value-type="float" office:value="0.444196864712" calcext:value-type="float">
            <text:p>0.444196864712</text:p>
          </table:table-cell>
          <table:table-cell office:value-type="float" office:value="0.444196536875" calcext:value-type="float">
            <text:p>0.444196536875</text:p>
          </table:table-cell>
          <table:table-cell office:value-type="float" office:value="1508119360.68512" calcext:value-type="float">
            <text:p>1508119360.6851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81748598511" calcext:value-type="float">
            <text:p>0.481748598511</text:p>
          </table:table-cell>
          <table:table-cell office:value-type="float" office:value="0.481709160629" calcext:value-type="float">
            <text:p>0.481709160629</text:p>
          </table:table-cell>
          <table:table-cell office:value-type="float" office:value="0.481717048205" calcext:value-type="float">
            <text:p>0.481717048205</text:p>
          </table:table-cell>
          <table:table-cell office:value-type="float" office:value="0.481709160629" calcext:value-type="float">
            <text:p>0.481709160629</text:p>
          </table:table-cell>
          <table:table-cell office:value-type="float" office:value="1508119375.08278" calcext:value-type="float">
            <text:p>1508119375.0827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6492240783" calcext:value-type="float">
            <text:p>0.486492240783</text:p>
          </table:table-cell>
          <table:table-cell office:value-type="float" office:value="1508119775.60993" calcext:value-type="float">
            <text:p>1508119775.609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85880819698" calcext:value-type="float">
            <text:p>0.485880819698</text:p>
          </table:table-cell>
          <table:table-cell office:value-type="float" office:value="1508120039.23531" calcext:value-type="float">
            <text:p>1508120039.235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6529645529" calcext:value-type="float">
            <text:p>0.486529645529</text:p>
          </table:table-cell>
          <table:table-cell office:value-type="float" office:value="1508120249.72168" calcext:value-type="float">
            <text:p>1508120249.7216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87171836318" calcext:value-type="float">
            <text:p>0.487171836318</text:p>
          </table:table-cell>
          <table:table-cell office:value-type="float" office:value="1508120505.26747" calcext:value-type="float">
            <text:p>1508120505.2674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86819401732" calcext:value-type="float">
            <text:p>0.486819401732</text:p>
          </table:table-cell>
          <table:table-cell office:value-type="float" office:value="1508120794.87491" calcext:value-type="float">
            <text:p>1508120794.8749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7385884937" calcext:value-type="float">
            <text:p>0.487385884937</text:p>
          </table:table-cell>
          <table:table-cell office:value-type="float" office:value="1508121013.29227" calcext:value-type="float">
            <text:p>1508121013.2922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47215592237" calcext:value-type="float">
            <text:p>0.447215592237</text:p>
          </table:table-cell>
          <table:table-cell office:value-type="float" office:value="1508122097.8226" calcext:value-type="float">
            <text:p>1508122097.822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9252782004" calcext:value-type="float">
            <text:p>0.49252782004</text:p>
          </table:table-cell>
          <table:table-cell office:value-type="float" office:value="0.492459741119" calcext:value-type="float">
            <text:p>0.492459741119</text:p>
          </table:table-cell>
          <table:table-cell office:value-type="float" office:value="0.492514204256" calcext:value-type="float">
            <text:p>0.492514204256</text:p>
          </table:table-cell>
          <table:table-cell office:value-type="float" office:value="0.49252782004" calcext:value-type="float">
            <text:p>0.49252782004</text:p>
          </table:table-cell>
          <table:table-cell office:value-type="float" office:value="1508122587.87786" calcext:value-type="float">
            <text:p>1508122587.877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47932982814" calcext:value-type="float">
            <text:p>0.447932982814</text:p>
          </table:table-cell>
          <table:table-cell office:value-type="float" office:value="1508122615.3562" calcext:value-type="float">
            <text:p>1508122615.356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3936051164" calcext:value-type="float">
            <text:p>0.493936051164</text:p>
          </table:table-cell>
          <table:table-cell office:value-type="float" office:value="1508122716.2241" calcext:value-type="float">
            <text:p>1508122716.224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98548628963" calcext:value-type="float">
            <text:p>0.498548628963</text:p>
          </table:table-cell>
          <table:table-cell office:value-type="float" office:value="1508122998.13901" calcext:value-type="float">
            <text:p>1508122998.1390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504392072366" calcext:value-type="float">
            <text:p>0.504392072366</text:p>
          </table:table-cell>
          <table:table-cell office:value-type="float" office:value="1508123371.72661" calcext:value-type="float">
            <text:p>1508123371.7266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4523821628" calcext:value-type="float">
            <text:p>0.494523821628</text:p>
          </table:table-cell>
          <table:table-cell office:value-type="float" office:value="1508123493.78624" calcext:value-type="float">
            <text:p>1508123493.7862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4311024762" calcext:value-type="float">
            <text:p>0.494311024762</text:p>
          </table:table-cell>
          <table:table-cell office:value-type="float" office:value="1508123811.97182" calcext:value-type="float">
            <text:p>1508123811.9718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504499291809" calcext:value-type="float">
            <text:p>0.504499291809</text:p>
          </table:table-cell>
          <table:table-cell office:value-type="float" office:value="1508124038.09654" calcext:value-type="float">
            <text:p>1508124038.0965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04847341865" calcext:value-type="float">
            <text:p>0.504847341865</text:p>
          </table:table-cell>
          <table:table-cell office:value-type="float" office:value="0.504792257689" calcext:value-type="float">
            <text:p>0.504792257689</text:p>
          </table:table-cell>
          <table:table-cell office:value-type="float" office:value="0.504836325029" calcext:value-type="float">
            <text:p>0.504836325029</text:p>
          </table:table-cell>
          <table:table-cell office:value-type="float" office:value="0.504847341865" calcext:value-type="float">
            <text:p>0.504847341865</text:p>
          </table:table-cell>
          <table:table-cell office:value-type="float" office:value="1508124423.72157" calcext:value-type="float">
            <text:p>1508124423.7215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393613479" calcext:value-type="float">
            <text:p>0.49393613479</text:p>
          </table:table-cell>
          <table:table-cell office:value-type="float" office:value="1508124590.07354" calcext:value-type="float">
            <text:p>1508124590.0735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505338359249" calcext:value-type="float">
            <text:p>0.505338359249</text:p>
          </table:table-cell>
          <table:table-cell office:value-type="float" office:value="1508124889.90958" calcext:value-type="float">
            <text:p>1508124889.9095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4240846611" calcext:value-type="float">
            <text:p>0.494240846611</text:p>
          </table:table-cell>
          <table:table-cell office:value-type="float" office:value="1508125252.69947" calcext:value-type="float">
            <text:p>1508125252.6994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4359740099" calcext:value-type="float">
            <text:p>0.494359740099</text:p>
          </table:table-cell>
          <table:table-cell office:value-type="float" office:value="1508125428.4518" calcext:value-type="float">
            <text:p>1508125428.451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503482920859" calcext:value-type="float">
            <text:p>0.503482920859</text:p>
          </table:table-cell>
          <table:table-cell office:value-type="float" office:value="1508125650.06523" calcext:value-type="float">
            <text:p>1508125650.0652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7701903395" calcext:value-type="float">
            <text:p>0.447701903395</text:p>
          </table:table-cell>
          <table:table-cell office:value-type="float" office:value="1508126188.78066" calcext:value-type="float">
            <text:p>1508126188.7806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9504257318" calcext:value-type="float">
            <text:p>0.489504257318</text:p>
          </table:table-cell>
          <table:table-cell office:value-type="float" office:value="1508126654.82934" calcext:value-type="float">
            <text:p>1508126654.829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1261818004" calcext:value-type="float">
            <text:p>0.441261818004</text:p>
          </table:table-cell>
          <table:table-cell office:value-type="float" office:value="1508126690.66244" calcext:value-type="float">
            <text:p>1508126690.6624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2205271553" calcext:value-type="float">
            <text:p>0.492205271553</text:p>
          </table:table-cell>
          <table:table-cell office:value-type="float" office:value="1508127127.49548" calcext:value-type="float">
            <text:p>1508127127.4954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3017787715" calcext:value-type="float">
            <text:p>0.493017787715</text:p>
          </table:table-cell>
          <table:table-cell office:value-type="float" office:value="1508127623.42172" calcext:value-type="float">
            <text:p>1508127623.421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93858846665" calcext:value-type="float">
            <text:p>0.493858846665</text:p>
          </table:table-cell>
          <table:table-cell office:value-type="float" office:value="0.493789166856" calcext:value-type="float">
            <text:p>0.493789166856</text:p>
          </table:table-cell>
          <table:table-cell office:value-type="float" office:value="0.493844910703" calcext:value-type="float">
            <text:p>0.493844910703</text:p>
          </table:table-cell>
          <table:table-cell office:value-type="float" office:value="0.493858846665" calcext:value-type="float">
            <text:p>0.493858846665</text:p>
          </table:table-cell>
          <table:table-cell office:value-type="float" office:value="1508128253.20517" calcext:value-type="float">
            <text:p>1508128253.2051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5077996014" calcext:value-type="float">
            <text:p>0.495077996014</text:p>
          </table:table-cell>
          <table:table-cell office:value-type="float" office:value="1508128578.2803" calcext:value-type="float">
            <text:p>1508128578.280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4426548089" calcext:value-type="float">
            <text:p>0.494426548089</text:p>
          </table:table-cell>
          <table:table-cell office:value-type="float" office:value="1508128833.52331" calcext:value-type="float">
            <text:p>1508128833.523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5375652486" calcext:value-type="float">
            <text:p>0.495375652486</text:p>
          </table:table-cell>
          <table:table-cell office:value-type="float" office:value="1508129286.11711" calcext:value-type="float">
            <text:p>1508129286.1171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53230310468" calcext:value-type="float">
            <text:p>0.453230310468</text:p>
          </table:table-cell>
          <table:table-cell office:value-type="float" office:value="1508129726.44827" calcext:value-type="float">
            <text:p>1508129726.4482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79876135664" calcext:value-type="float">
            <text:p>0.479876135664</text:p>
          </table:table-cell>
          <table:table-cell office:value-type="float" office:value="1508129970.16364" calcext:value-type="float">
            <text:p>1508129970.163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80376761405" calcext:value-type="float">
            <text:p>0.480376761405</text:p>
          </table:table-cell>
          <table:table-cell office:value-type="float" office:value="1508130224.38309" calcext:value-type="float">
            <text:p>1508130224.3830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03028016927" calcext:value-type="float">
            <text:p>0.503028016927</text:p>
          </table:table-cell>
          <table:table-cell office:value-type="float" office:value="1508130581.03305" calcext:value-type="float">
            <text:p>1508130581.0330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0254177351" calcext:value-type="float">
            <text:p>0.50254177351</text:p>
          </table:table-cell>
          <table:table-cell office:value-type="float" office:value="1508130937.2968" calcext:value-type="float">
            <text:p>1508130937.296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9469841639" calcext:value-type="float">
            <text:p>0.499469841639</text:p>
          </table:table-cell>
          <table:table-cell office:value-type="float" office:value="1508131420.45677" calcext:value-type="float">
            <text:p>1508131420.4567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9100946911" calcext:value-type="float">
            <text:p>0.499100946911</text:p>
          </table:table-cell>
          <table:table-cell office:value-type="float" office:value="1508131609.73843" calcext:value-type="float">
            <text:p>1508131609.738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9104990348" calcext:value-type="float">
            <text:p>0.499104990348</text:p>
          </table:table-cell>
          <table:table-cell office:value-type="float" office:value="1508132039.6586" calcext:value-type="float">
            <text:p>1508132039.65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9154808067" calcext:value-type="float">
            <text:p>0.499154808067</text:p>
          </table:table-cell>
          <table:table-cell office:value-type="float" office:value="1508132470.0659" calcext:value-type="float">
            <text:p>1508132470.065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9209698526" calcext:value-type="float">
            <text:p>0.499209698526</text:p>
          </table:table-cell>
          <table:table-cell office:value-type="float" office:value="1508133211.31293" calcext:value-type="float">
            <text:p>1508133211.312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73459302652" calcext:value-type="float">
            <text:p>0.473459302652</text:p>
          </table:table-cell>
          <table:table-cell office:value-type="float" office:value="1508133724.44195" calcext:value-type="float">
            <text:p>1508133724.4419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7718465647" calcext:value-type="float">
            <text:p>0.437718465647</text:p>
          </table:table-cell>
          <table:table-cell office:value-type="float" office:value="1508133927.35181" calcext:value-type="float">
            <text:p>1508133927.351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8593587734" calcext:value-type="float">
            <text:p>0.438593587734</text:p>
          </table:table-cell>
          <table:table-cell office:value-type="float" office:value="1508134025.65641" calcext:value-type="float">
            <text:p>1508134025.6564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8908930202" calcext:value-type="float">
            <text:p>0.438908930202</text:p>
          </table:table-cell>
          <table:table-cell office:value-type="float" office:value="1508134249.75182" calcext:value-type="float">
            <text:p>1508134249.7518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9023437177" calcext:value-type="float">
            <text:p>0.439023437177</text:p>
          </table:table-cell>
          <table:table-cell office:value-type="float" office:value="1508134601.97832" calcext:value-type="float">
            <text:p>1508134601.9783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9469828795" calcext:value-type="float">
            <text:p>0.439469828795</text:p>
          </table:table-cell>
          <table:table-cell office:value-type="float" office:value="1508134914.30687" calcext:value-type="float">
            <text:p>1508134914.306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21153603086" calcext:value-type="float">
            <text:p>0.321153603086</text:p>
          </table:table-cell>
          <table:table-cell office:value-type="float" office:value="0.321144216752" calcext:value-type="float">
            <text:p>0.321144216752</text:p>
          </table:table-cell>
          <table:table-cell office:value-type="float" office:value="0.321146094018" calcext:value-type="float">
            <text:p>0.321146094018</text:p>
          </table:table-cell>
          <table:table-cell office:value-type="float" office:value="0.321144216752" calcext:value-type="float">
            <text:p>0.321144216752</text:p>
          </table:table-cell>
          <table:table-cell office:value-type="float" office:value="1508135119.5518" calcext:value-type="float">
            <text:p>1508135119.55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7203105084" calcext:value-type="float">
            <text:p>0.447203105084</text:p>
          </table:table-cell>
          <table:table-cell office:value-type="float" office:value="1508135414.25941" calcext:value-type="float">
            <text:p>1508135414.2594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39682926701" calcext:value-type="float">
            <text:p>0.339682926701</text:p>
          </table:table-cell>
          <table:table-cell office:value-type="float" office:value="0.339629826159" calcext:value-type="float">
            <text:p>0.339629826159</text:p>
          </table:table-cell>
          <table:table-cell office:value-type="float" office:value="0.339640446267" calcext:value-type="float">
            <text:p>0.339640446267</text:p>
          </table:table-cell>
          <table:table-cell office:value-type="float" office:value="0.339629826159" calcext:value-type="float">
            <text:p>0.339629826159</text:p>
          </table:table-cell>
          <table:table-cell office:value-type="float" office:value="1508135746.37649" calcext:value-type="float">
            <text:p>1508135746.3764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office:value-type="float" office:value="0.447363462374" calcext:value-type="float">
            <text:p>0.447363462374</text:p>
          </table:table-cell>
          <table:table-cell office:value-type="float" office:value="0.447331701054" calcext:value-type="float">
            <text:p>0.447331701054</text:p>
          </table:table-cell>
          <table:table-cell office:value-type="float" office:value="0.447338053318" calcext:value-type="float">
            <text:p>0.447338053318</text:p>
          </table:table-cell>
          <table:table-cell office:value-type="float" office:value="0.447331701054" calcext:value-type="float">
            <text:p>0.447331701054</text:p>
          </table:table-cell>
          <table:table-cell office:value-type="float" office:value="1508135883.69167" calcext:value-type="float">
            <text:p>1508135883.691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39054664346" calcext:value-type="float">
            <text:p>0.339054664346</text:p>
          </table:table-cell>
          <table:table-cell office:value-type="float" office:value="0.338874753834" calcext:value-type="float">
            <text:p>0.338874753834</text:p>
          </table:table-cell>
          <table:table-cell office:value-type="float" office:value="0.338910735936" calcext:value-type="float">
            <text:p>0.338910735936</text:p>
          </table:table-cell>
          <table:table-cell office:value-type="float" office:value="0.338874753834" calcext:value-type="float">
            <text:p>0.338874753834</text:p>
          </table:table-cell>
          <table:table-cell office:value-type="float" office:value="1508135986.3576" calcext:value-type="float">
            <text:p>1508135986.357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7405323315" calcext:value-type="float">
            <text:p>0.447405323315</text:p>
          </table:table-cell>
          <table:table-cell office:value-type="float" office:value="1508136147.71203" calcext:value-type="float">
            <text:p>1508136147.7120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43823781387" calcext:value-type="float">
            <text:p>0.343823781387</text:p>
          </table:table-cell>
          <table:table-cell office:value-type="float" office:value="0.343312050806" calcext:value-type="float">
            <text:p>0.343312050806</text:p>
          </table:table-cell>
          <table:table-cell office:value-type="float" office:value="0.343414396922" calcext:value-type="float">
            <text:p>0.343414396922</text:p>
          </table:table-cell>
          <table:table-cell office:value-type="float" office:value="0.343312050806" calcext:value-type="float">
            <text:p>0.343312050806</text:p>
          </table:table-cell>
          <table:table-cell office:value-type="float" office:value="1508136314.92299" calcext:value-type="float">
            <text:p>1508136314.9229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01204761751" calcext:value-type="float">
            <text:p>0.301204761751</text:p>
          </table:table-cell>
          <table:table-cell office:value-type="float" office:value="0.30072636674" calcext:value-type="float">
            <text:p>0.30072636674</text:p>
          </table:table-cell>
          <table:table-cell office:value-type="float" office:value="0.301109082749" calcext:value-type="float">
            <text:p>0.301109082749</text:p>
          </table:table-cell>
          <table:table-cell office:value-type="float" office:value="0.301204761751" calcext:value-type="float">
            <text:p>0.301204761751</text:p>
          </table:table-cell>
          <table:table-cell office:value-type="float" office:value="1508136452.65969" calcext:value-type="float">
            <text:p>1508136452.6596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7408691086" calcext:value-type="float">
            <text:p>0.447408691086</text:p>
          </table:table-cell>
          <table:table-cell office:value-type="float" office:value="1508136640.27021" calcext:value-type="float">
            <text:p>1508136640.2702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39455980097" calcext:value-type="float">
            <text:p>0.339455980097</text:p>
          </table:table-cell>
          <table:table-cell office:value-type="float" office:value="0.339443774052" calcext:value-type="float">
            <text:p>0.339443774052</text:p>
          </table:table-cell>
          <table:table-cell office:value-type="float" office:value="0.339453538888" calcext:value-type="float">
            <text:p>0.339453538888</text:p>
          </table:table-cell>
          <table:table-cell office:value-type="float" office:value="0.339455980097" calcext:value-type="float">
            <text:p>0.339455980097</text:p>
          </table:table-cell>
          <table:table-cell office:value-type="float" office:value="1508136677.43318" calcext:value-type="float">
            <text:p>1508136677.433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38348447169" calcext:value-type="float">
            <text:p>0.338348447169</text:p>
          </table:table-cell>
          <table:table-cell office:value-type="float" office:value="0.338002703063" calcext:value-type="float">
            <text:p>0.338002703063</text:p>
          </table:table-cell>
          <table:table-cell office:value-type="float" office:value="0.338071851884" calcext:value-type="float">
            <text:p>0.338071851884</text:p>
          </table:table-cell>
          <table:table-cell office:value-type="float" office:value="0.338002703063" calcext:value-type="float">
            <text:p>0.338002703063</text:p>
          </table:table-cell>
          <table:table-cell office:value-type="float" office:value="1508136704.02519" calcext:value-type="float">
            <text:p>1508136704.025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750633203" calcext:value-type="float">
            <text:p>0.44750633203</text:p>
          </table:table-cell>
          <table:table-cell office:value-type="float" office:value="1508136884.73102" calcext:value-type="float">
            <text:p>1508136884.731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43416904408" calcext:value-type="float">
            <text:p>0.343416904408</text:p>
          </table:table-cell>
          <table:table-cell office:value-type="float" office:value="0.343067373829" calcext:value-type="float">
            <text:p>0.343067373829</text:p>
          </table:table-cell>
          <table:table-cell office:value-type="float" office:value="0.343137279945" calcext:value-type="float">
            <text:p>0.343137279945</text:p>
          </table:table-cell>
          <table:table-cell office:value-type="float" office:value="0.343067373829" calcext:value-type="float">
            <text:p>0.343067373829</text:p>
          </table:table-cell>
          <table:table-cell office:value-type="float" office:value="1508137128.55119" calcext:value-type="float">
            <text:p>1508137128.551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4470618003" calcext:value-type="float">
            <text:p>0.34470618003</text:p>
          </table:table-cell>
          <table:table-cell office:value-type="float" office:value="1508137136.56527" calcext:value-type="float">
            <text:p>1508137136.565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7005370819" calcext:value-type="float">
            <text:p>0.437005370819</text:p>
          </table:table-cell>
          <table:table-cell office:value-type="float" office:value="1508137320.79832" calcext:value-type="float">
            <text:p>1508137320.7983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0.297910781123" calcext:value-type="float">
            <text:p>0.297910781123</text:p>
          </table:table-cell>
          <table:table-cell office:value-type="float" office:value="0.297735480812" calcext:value-type="float">
            <text:p>0.297735480812</text:p>
          </table:table-cell>
          <table:table-cell office:value-type="float" office:value="0.297875721061" calcext:value-type="float">
            <text:p>0.297875721061</text:p>
          </table:table-cell>
          <table:table-cell office:value-type="float" office:value="0.297910781123" calcext:value-type="float">
            <text:p>0.297910781123</text:p>
          </table:table-cell>
          <table:table-cell office:value-type="float" office:value="1508137433.3301" calcext:value-type="float">
            <text:p>1508137433.33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office:value-type="float" office:value="0.422039276419" calcext:value-type="float">
            <text:p>0.422039276419</text:p>
          </table:table-cell>
          <table:table-cell office:value-type="float" office:value="0.422015731027" calcext:value-type="float">
            <text:p>0.422015731027</text:p>
          </table:table-cell>
          <table:table-cell office:value-type="float" office:value="0.422034567341" calcext:value-type="float">
            <text:p>0.422034567341</text:p>
          </table:table-cell>
          <table:table-cell office:value-type="float" office:value="0.422039276419" calcext:value-type="float">
            <text:p>0.422039276419</text:p>
          </table:table-cell>
          <table:table-cell office:value-type="float" office:value="1508137475.36079" calcext:value-type="float">
            <text:p>1508137475.360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42493493044" calcext:value-type="float">
            <text:p>0.342493493044</text:p>
          </table:table-cell>
          <table:table-cell office:value-type="float" office:value="0.342427334667" calcext:value-type="float">
            <text:p>0.342427334667</text:p>
          </table:table-cell>
          <table:table-cell office:value-type="float" office:value="0.342440566343" calcext:value-type="float">
            <text:p>0.342440566343</text:p>
          </table:table-cell>
          <table:table-cell office:value-type="float" office:value="0.342427334667" calcext:value-type="float">
            <text:p>0.342427334667</text:p>
          </table:table-cell>
          <table:table-cell office:value-type="float" office:value="1508137655.72273" calcext:value-type="float">
            <text:p>1508137655.7227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7619886689" calcext:value-type="float">
            <text:p>0.437619886689</text:p>
          </table:table-cell>
          <table:table-cell office:value-type="float" office:value="1508137680.80006" calcext:value-type="float">
            <text:p>1508137680.800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8162138911" calcext:value-type="float">
            <text:p>0.408162138911</text:p>
          </table:table-cell>
          <table:table-cell office:value-type="float" office:value="1508137956.22919" calcext:value-type="float">
            <text:p>1508137956.229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2473308439" calcext:value-type="float">
            <text:p>0.462473308439</text:p>
          </table:table-cell>
          <table:table-cell office:value-type="float" office:value="1508138292.14197" calcext:value-type="float">
            <text:p>1508138292.1419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2594329599" calcext:value-type="float">
            <text:p>0.462594329599</text:p>
          </table:table-cell>
          <table:table-cell office:value-type="float" office:value="1508138550.03697" calcext:value-type="float">
            <text:p>1508138550.0369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2715906546" calcext:value-type="float">
            <text:p>0.462715906546</text:p>
          </table:table-cell>
          <table:table-cell office:value-type="float" office:value="1508139024.02387" calcext:value-type="float">
            <text:p>1508139024.023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2931320192" calcext:value-type="float">
            <text:p>0.462931320192</text:p>
          </table:table-cell>
          <table:table-cell office:value-type="float" office:value="1508139623.87865" calcext:value-type="float">
            <text:p>1508139623.8786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2962761203" calcext:value-type="float">
            <text:p>0.462962761203</text:p>
          </table:table-cell>
          <table:table-cell office:value-type="float" office:value="1508140004.29373" calcext:value-type="float">
            <text:p>1508140004.293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3003596769" calcext:value-type="float">
            <text:p>0.463003596769</text:p>
          </table:table-cell>
          <table:table-cell office:value-type="float" office:value="1508140148.16988" calcext:value-type="float">
            <text:p>1508140148.1698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3023386422" calcext:value-type="float">
            <text:p>0.463023386422</text:p>
          </table:table-cell>
          <table:table-cell office:value-type="float" office:value="1508140759.97011" calcext:value-type="float">
            <text:p>1508140759.9701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98390753925" calcext:value-type="float">
            <text:p>0.398390753925</text:p>
          </table:table-cell>
          <table:table-cell office:value-type="float" office:value="1508141149.6593" calcext:value-type="float">
            <text:p>1508141149.65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5805067522" calcext:value-type="float">
            <text:p>0.375805067522</text:p>
          </table:table-cell>
          <table:table-cell office:value-type="float" office:value="1508141261.09728" calcext:value-type="float">
            <text:p>1508141261.0972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37309477428" calcext:value-type="float">
            <text:p>0.337309477428</text:p>
          </table:table-cell>
          <table:table-cell office:value-type="float" office:value="0.337286246371" calcext:value-type="float">
            <text:p>0.337286246371</text:p>
          </table:table-cell>
          <table:table-cell office:value-type="float" office:value="0.337304831217" calcext:value-type="float">
            <text:p>0.337304831217</text:p>
          </table:table-cell>
          <table:table-cell office:value-type="float" office:value="0.337309477428" calcext:value-type="float">
            <text:p>0.337309477428</text:p>
          </table:table-cell>
          <table:table-cell office:value-type="float" office:value="1508141316.01517" calcext:value-type="float">
            <text:p>1508141316.0151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13850501" calcext:value-type="float">
            <text:p>0.37613850501</text:p>
          </table:table-cell>
          <table:table-cell office:value-type="float" office:value="1508141565.50056" calcext:value-type="float">
            <text:p>1508141565.5005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49168049807" calcext:value-type="float">
            <text:p>0.349168049807</text:p>
          </table:table-cell>
          <table:table-cell office:value-type="float" office:value="1508141569.68689" calcext:value-type="float">
            <text:p>1508141569.6868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72665319024" calcext:value-type="float">
            <text:p>0.372665319024</text:p>
          </table:table-cell>
          <table:table-cell office:value-type="float" office:value="0.372377012534" calcext:value-type="float">
            <text:p>0.372377012534</text:p>
          </table:table-cell>
          <table:table-cell office:value-type="float" office:value="0.372607657726" calcext:value-type="float">
            <text:p>0.372607657726</text:p>
          </table:table-cell>
          <table:table-cell office:value-type="float" office:value="0.372665319024" calcext:value-type="float">
            <text:p>0.372665319024</text:p>
          </table:table-cell>
          <table:table-cell office:value-type="float" office:value="1508141891.60445" calcext:value-type="float">
            <text:p>1508141891.604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598197448" calcext:value-type="float">
            <text:p>0.376598197448</text:p>
          </table:table-cell>
          <table:table-cell office:value-type="float" office:value="1508141913.81003" calcext:value-type="float">
            <text:p>1508141913.8100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661856625" calcext:value-type="float">
            <text:p>0.376661856625</text:p>
          </table:table-cell>
          <table:table-cell office:value-type="float" office:value="1508141916.02815" calcext:value-type="float">
            <text:p>1508141916.0281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942479339" calcext:value-type="float">
            <text:p>0.376942479339</text:p>
          </table:table-cell>
          <table:table-cell office:value-type="float" office:value="1508142170.80304" calcext:value-type="float">
            <text:p>1508142170.8030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47101601017" calcext:value-type="float">
            <text:p>0.347101601017</text:p>
          </table:table-cell>
          <table:table-cell office:value-type="float" office:value="0.347097163706" calcext:value-type="float">
            <text:p>0.347097163706</text:p>
          </table:table-cell>
          <table:table-cell office:value-type="float" office:value="0.347098051168" calcext:value-type="float">
            <text:p>0.347098051168</text:p>
          </table:table-cell>
          <table:table-cell office:value-type="float" office:value="0.347097163706" calcext:value-type="float">
            <text:p>0.347097163706</text:p>
          </table:table-cell>
          <table:table-cell office:value-type="float" office:value="1508142310.72894" calcext:value-type="float">
            <text:p>1508142310.728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38834786384" calcext:value-type="float">
            <text:p>0.338834786384</text:p>
          </table:table-cell>
          <table:table-cell office:value-type="float" office:value="1508142378.66344" calcext:value-type="float">
            <text:p>1508142378.663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37781911512" calcext:value-type="float">
            <text:p>0.337781911512</text:p>
          </table:table-cell>
          <table:table-cell office:value-type="float" office:value="0.337677564478" calcext:value-type="float">
            <text:p>0.337677564478</text:p>
          </table:table-cell>
          <table:table-cell office:value-type="float" office:value="0.337698433885" calcext:value-type="float">
            <text:p>0.337698433885</text:p>
          </table:table-cell>
          <table:table-cell office:value-type="float" office:value="0.337677564478" calcext:value-type="float">
            <text:p>0.337677564478</text:p>
          </table:table-cell>
          <table:table-cell office:value-type="float" office:value="1508142406.41037" calcext:value-type="float">
            <text:p>1508142406.4103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973274616" calcext:value-type="float">
            <text:p>0.376973274616</text:p>
          </table:table-cell>
          <table:table-cell office:value-type="float" office:value="1508142498.38134" calcext:value-type="float">
            <text:p>1508142498.381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49293931408" calcext:value-type="float">
            <text:p>0.349293931408</text:p>
          </table:table-cell>
          <table:table-cell office:value-type="float" office:value="0.349219677854" calcext:value-type="float">
            <text:p>0.349219677854</text:p>
          </table:table-cell>
          <table:table-cell office:value-type="float" office:value="0.349279080698" calcext:value-type="float">
            <text:p>0.349279080698</text:p>
          </table:table-cell>
          <table:table-cell office:value-type="float" office:value="0.349293931408" calcext:value-type="float">
            <text:p>0.349293931408</text:p>
          </table:table-cell>
          <table:table-cell office:value-type="float" office:value="1508142665.55383" calcext:value-type="float">
            <text:p>1508142665.5538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70401002787" calcext:value-type="float">
            <text:p>0.370401002787</text:p>
          </table:table-cell>
          <table:table-cell office:value-type="float" office:value="0.370237723188" calcext:value-type="float">
            <text:p>0.370237723188</text:p>
          </table:table-cell>
          <table:table-cell office:value-type="float" office:value="0.370270379108" calcext:value-type="float">
            <text:p>0.370270379108</text:p>
          </table:table-cell>
          <table:table-cell office:value-type="float" office:value="0.370237723188" calcext:value-type="float">
            <text:p>0.370237723188</text:p>
          </table:table-cell>
          <table:table-cell office:value-type="float" office:value="1508143080.29276" calcext:value-type="float">
            <text:p>1508143080.2927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21294449228" calcext:value-type="float">
            <text:p>0.321294449228</text:p>
          </table:table-cell>
          <table:table-cell office:value-type="float" office:value="0.321253446819" calcext:value-type="float">
            <text:p>0.321253446819</text:p>
          </table:table-cell>
          <table:table-cell office:value-type="float" office:value="0.321286248746" calcext:value-type="float">
            <text:p>0.321286248746</text:p>
          </table:table-cell>
          <table:table-cell office:value-type="float" office:value="0.321294449228" calcext:value-type="float">
            <text:p>0.321294449228</text:p>
          </table:table-cell>
          <table:table-cell office:value-type="float" office:value="1508143094.44527" calcext:value-type="float">
            <text:p>1508143094.445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7047213008" calcext:value-type="float">
            <text:p>0.377047213008</text:p>
          </table:table-cell>
          <table:table-cell office:value-type="float" office:value="1508143190.14386" calcext:value-type="float">
            <text:p>1508143190.143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41943340728" calcext:value-type="float">
            <text:p>0.341943340728</text:p>
          </table:table-cell>
          <table:table-cell office:value-type="float" office:value="0.34172520847" calcext:value-type="float">
            <text:p>0.34172520847</text:p>
          </table:table-cell>
          <table:table-cell office:value-type="float" office:value="0.341899714277" calcext:value-type="float">
            <text:p>0.341899714277</text:p>
          </table:table-cell>
          <table:table-cell office:value-type="float" office:value="0.341943340728" calcext:value-type="float">
            <text:p>0.341943340728</text:p>
          </table:table-cell>
          <table:table-cell office:value-type="float" office:value="1508143331.87733" calcext:value-type="float">
            <text:p>1508143331.8773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7101318836" calcext:value-type="float">
            <text:p>0.377101318836</text:p>
          </table:table-cell>
          <table:table-cell office:value-type="float" office:value="1508143390.86198" calcext:value-type="float">
            <text:p>1508143390.8619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42866968229" calcext:value-type="float">
            <text:p>0.342866968229</text:p>
          </table:table-cell>
          <table:table-cell office:value-type="float" office:value="0.342842139553" calcext:value-type="float">
            <text:p>0.342842139553</text:p>
          </table:table-cell>
          <table:table-cell office:value-type="float" office:value="0.342847105288" calcext:value-type="float">
            <text:p>0.342847105288</text:p>
          </table:table-cell>
          <table:table-cell office:value-type="float" office:value="0.342842139553" calcext:value-type="float">
            <text:p>0.342842139553</text:p>
          </table:table-cell>
          <table:table-cell office:value-type="float" office:value="1508143459.31146" calcext:value-type="float">
            <text:p>1508143459.3114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52590447943" calcext:value-type="float">
            <text:p>0.352590447943</text:p>
          </table:table-cell>
          <table:table-cell office:value-type="float" office:value="0.352583306317" calcext:value-type="float">
            <text:p>0.352583306317</text:p>
          </table:table-cell>
          <table:table-cell office:value-type="float" office:value="0.352589019618" calcext:value-type="float">
            <text:p>0.352589019618</text:p>
          </table:table-cell>
          <table:table-cell office:value-type="float" office:value="0.352590447943" calcext:value-type="float">
            <text:p>0.352590447943</text:p>
          </table:table-cell>
          <table:table-cell office:value-type="float" office:value="1508143978.98625" calcext:value-type="float">
            <text:p>1508143978.986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56155753438" calcext:value-type="float">
            <text:p>0.356155753438</text:p>
          </table:table-cell>
          <table:table-cell office:value-type="float" office:value="0.356035726701" calcext:value-type="float">
            <text:p>0.356035726701</text:p>
          </table:table-cell>
          <table:table-cell office:value-type="float" office:value="0.356131748091" calcext:value-type="float">
            <text:p>0.356131748091</text:p>
          </table:table-cell>
          <table:table-cell office:value-type="float" office:value="0.356155753438" calcext:value-type="float">
            <text:p>0.356155753438</text:p>
          </table:table-cell>
          <table:table-cell office:value-type="float" office:value="1508144045.61727" calcext:value-type="float">
            <text:p>1508144045.617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7067189316" calcext:value-type="float">
            <text:p>0.377067189316</text:p>
          </table:table-cell>
          <table:table-cell office:value-type="float" office:value="1508144067.74448" calcext:value-type="float">
            <text:p>1508144067.7444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59495164821" calcext:value-type="float">
            <text:p>0.359495164821</text:p>
          </table:table-cell>
          <table:table-cell office:value-type="float" office:value="0.359406372806" calcext:value-type="float">
            <text:p>0.359406372806</text:p>
          </table:table-cell>
          <table:table-cell office:value-type="float" office:value="0.359477406418" calcext:value-type="float">
            <text:p>0.359477406418</text:p>
          </table:table-cell>
          <table:table-cell office:value-type="float" office:value="0.359495164821" calcext:value-type="float">
            <text:p>0.359495164821</text:p>
          </table:table-cell>
          <table:table-cell office:value-type="float" office:value="1508144338.97287" calcext:value-type="float">
            <text:p>1508144338.9728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7202869938" calcext:value-type="float">
            <text:p>0.377202869938</text:p>
          </table:table-cell>
          <table:table-cell office:value-type="float" office:value="1508144392.15737" calcext:value-type="float">
            <text:p>1508144392.1573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69460170455" calcext:value-type="float">
            <text:p>0.369460170455</text:p>
          </table:table-cell>
          <table:table-cell office:value-type="float" office:value="0.3694568049" calcext:value-type="float">
            <text:p>0.3694568049</text:p>
          </table:table-cell>
          <table:table-cell office:value-type="float" office:value="0.369457478011" calcext:value-type="float">
            <text:p>0.369457478011</text:p>
          </table:table-cell>
          <table:table-cell office:value-type="float" office:value="0.3694568049" calcext:value-type="float">
            <text:p>0.3694568049</text:p>
          </table:table-cell>
          <table:table-cell office:value-type="float" office:value="1508144414.25519" calcext:value-type="float">
            <text:p>1508144414.255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office:value-type="float" office:value="0.377054352919" calcext:value-type="float">
            <text:p>0.377054352919</text:p>
          </table:table-cell>
          <table:table-cell office:value-type="float" office:value="0.377046166471" calcext:value-type="float">
            <text:p>0.377046166471</text:p>
          </table:table-cell>
          <table:table-cell office:value-type="float" office:value="0.37704780376" calcext:value-type="float">
            <text:p>0.37704780376</text:p>
          </table:table-cell>
          <table:table-cell office:value-type="float" office:value="0.377046166471" calcext:value-type="float">
            <text:p>0.377046166471</text:p>
          </table:table-cell>
          <table:table-cell office:value-type="float" office:value="1508144774.8723" calcext:value-type="float">
            <text:p>1508144774.872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82500251432" calcext:value-type="float">
            <text:p>0.382500251432</text:p>
          </table:table-cell>
          <table:table-cell office:value-type="float" office:value="1508145114.76916" calcext:value-type="float">
            <text:p>1508145114.7691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91361278539" calcext:value-type="float">
            <text:p>0.391361278539</text:p>
          </table:table-cell>
          <table:table-cell office:value-type="float" office:value="1508145394.60555" calcext:value-type="float">
            <text:p>1508145394.6055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109837431" calcext:value-type="float">
            <text:p>0.378109837431</text:p>
          </table:table-cell>
          <table:table-cell office:value-type="float" office:value="1508145398.47706" calcext:value-type="float">
            <text:p>1508145398.477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378208178978" calcext:value-type="float">
            <text:p>0.378208178978</text:p>
          </table:table-cell>
          <table:table-cell office:value-type="float" office:value="0.378165641104" calcext:value-type="float">
            <text:p>0.378165641104</text:p>
          </table:table-cell>
          <table:table-cell office:value-type="float" office:value="0.378199671403" calcext:value-type="float">
            <text:p>0.378199671403</text:p>
          </table:table-cell>
          <table:table-cell office:value-type="float" office:value="0.378208178978" calcext:value-type="float">
            <text:p>0.378208178978</text:p>
          </table:table-cell>
          <table:table-cell office:value-type="float" office:value="1508145656.26906" calcext:value-type="float">
            <text:p>1508145656.269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220086871" calcext:value-type="float">
            <text:p>0.378220086871</text:p>
          </table:table-cell>
          <table:table-cell office:value-type="float" office:value="1508145859.49946" calcext:value-type="float">
            <text:p>1508145859.499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418602525" calcext:value-type="float">
            <text:p>0.378418602525</text:p>
          </table:table-cell>
          <table:table-cell office:value-type="float" office:value="1508145998.4692" calcext:value-type="float">
            <text:p>1508145998.469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499975632" calcext:value-type="float">
            <text:p>0.378499975632</text:p>
          </table:table-cell>
          <table:table-cell office:value-type="float" office:value="1508146320.56019" calcext:value-type="float">
            <text:p>1508146320.560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21442136542" calcext:value-type="float">
            <text:p>0.321442136542</text:p>
          </table:table-cell>
          <table:table-cell office:value-type="float" office:value="1508146970.02205" calcext:value-type="float">
            <text:p>1508146970.0220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7530128" calcext:value-type="float">
            <text:p>0.37857530128</text:p>
          </table:table-cell>
          <table:table-cell office:value-type="float" office:value="1508147003.72774" calcext:value-type="float">
            <text:p>1508147003.7277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73245991" calcext:value-type="float">
            <text:p>0.378573245991</text:p>
          </table:table-cell>
          <table:table-cell office:value-type="float" office:value="1508147072.40383" calcext:value-type="float">
            <text:p>1508147072.4038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47687729907" calcext:value-type="float">
            <text:p>0.347687729907</text:p>
          </table:table-cell>
          <table:table-cell office:value-type="float" office:value="0.347659210036" calcext:value-type="float">
            <text:p>0.347659210036</text:p>
          </table:table-cell>
          <table:table-cell office:value-type="float" office:value="0.347682025933" calcext:value-type="float">
            <text:p>0.347682025933</text:p>
          </table:table-cell>
          <table:table-cell office:value-type="float" office:value="0.347687729907" calcext:value-type="float">
            <text:p>0.347687729907</text:p>
          </table:table-cell>
          <table:table-cell office:value-type="float" office:value="1508147178.51235" calcext:value-type="float">
            <text:p>1508147178.512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60553646283" calcext:value-type="float">
            <text:p>0.360553646283</text:p>
          </table:table-cell>
          <table:table-cell office:value-type="float" office:value="0.360486185273" calcext:value-type="float">
            <text:p>0.360486185273</text:p>
          </table:table-cell>
          <table:table-cell office:value-type="float" office:value="0.360499677475" calcext:value-type="float">
            <text:p>0.360499677475</text:p>
          </table:table-cell>
          <table:table-cell office:value-type="float" office:value="0.360486185273" calcext:value-type="float">
            <text:p>0.360486185273</text:p>
          </table:table-cell>
          <table:table-cell office:value-type="float" office:value="1508147209.13823" calcext:value-type="float">
            <text:p>1508147209.138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49459421403" calcext:value-type="float">
            <text:p>0.349459421403</text:p>
          </table:table-cell>
          <table:table-cell office:value-type="float" office:value="0.349398006072" calcext:value-type="float">
            <text:p>0.349398006072</text:p>
          </table:table-cell>
          <table:table-cell office:value-type="float" office:value="0.349447138337" calcext:value-type="float">
            <text:p>0.349447138337</text:p>
          </table:table-cell>
          <table:table-cell office:value-type="float" office:value="0.349459421403" calcext:value-type="float">
            <text:p>0.349459421403</text:p>
          </table:table-cell>
          <table:table-cell office:value-type="float" office:value="1508147603.34508" calcext:value-type="float">
            <text:p>1508147603.345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7530128" calcext:value-type="float">
            <text:p>0.37857530128</text:p>
          </table:table-cell>
          <table:table-cell office:value-type="float" office:value="1508147610.4854" calcext:value-type="float">
            <text:p>1508147610.485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40980996231" calcext:value-type="float">
            <text:p>0.340980996231</text:p>
          </table:table-cell>
          <table:table-cell office:value-type="float" office:value="1508147867.75538" calcext:value-type="float">
            <text:p>1508147867.7553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70406449" calcext:value-type="float">
            <text:p>0.378570406449</text:p>
          </table:table-cell>
          <table:table-cell office:value-type="float" office:value="1508148031.56775" calcext:value-type="float">
            <text:p>1508148031.5677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35058289464" calcext:value-type="float">
            <text:p>0.335058289464</text:p>
          </table:table-cell>
          <table:table-cell office:value-type="float" office:value="1508148220.32864" calcext:value-type="float">
            <text:p>1508148220.3286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35524583793" calcext:value-type="float">
            <text:p>0.335524583793</text:p>
          </table:table-cell>
          <table:table-cell office:value-type="float" office:value="0.335505921456" calcext:value-type="float">
            <text:p>0.335505921456</text:p>
          </table:table-cell>
          <table:table-cell office:value-type="float" office:value="0.335509653923" calcext:value-type="float">
            <text:p>0.335509653923</text:p>
          </table:table-cell>
          <table:table-cell office:value-type="float" office:value="0.335505921456" calcext:value-type="float">
            <text:p>0.335505921456</text:p>
          </table:table-cell>
          <table:table-cell office:value-type="float" office:value="1508148268.98211" calcext:value-type="float">
            <text:p>1508148268.9821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6554867" calcext:value-type="float">
            <text:p>0.37856554867</text:p>
          </table:table-cell>
          <table:table-cell office:value-type="float" office:value="1508148350.0638" calcext:value-type="float">
            <text:p>1508148350.063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50815872384" calcext:value-type="float">
            <text:p>0.350815872384</text:p>
          </table:table-cell>
          <table:table-cell office:value-type="float" office:value="0.350646238616" calcext:value-type="float">
            <text:p>0.350646238616</text:p>
          </table:table-cell>
          <table:table-cell office:value-type="float" office:value="0.35068016537" calcext:value-type="float">
            <text:p>0.35068016537</text:p>
          </table:table-cell>
          <table:table-cell office:value-type="float" office:value="0.350646238616" calcext:value-type="float">
            <text:p>0.350646238616</text:p>
          </table:table-cell>
          <table:table-cell office:value-type="float" office:value="1508148553.52541" calcext:value-type="float">
            <text:p>1508148553.5254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56742425215" calcext:value-type="float">
            <text:p>0.356742425215</text:p>
          </table:table-cell>
          <table:table-cell office:value-type="float" office:value="0.356742383802" calcext:value-type="float">
            <text:p>0.356742383802</text:p>
          </table:table-cell>
          <table:table-cell office:value-type="float" office:value="0.356742416932" calcext:value-type="float">
            <text:p>0.356742416932</text:p>
          </table:table-cell>
          <table:table-cell office:value-type="float" office:value="0.356742425215" calcext:value-type="float">
            <text:p>0.356742425215</text:p>
          </table:table-cell>
          <table:table-cell office:value-type="float" office:value="1508148785.9223" calcext:value-type="float">
            <text:p>1508148785.92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6554867" calcext:value-type="float">
            <text:p>0.37856554867</text:p>
          </table:table-cell>
          <table:table-cell office:value-type="float" office:value="1508148923.97543" calcext:value-type="float">
            <text:p>1508148923.975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30268756241" calcext:value-type="float">
            <text:p>0.330268756241</text:p>
          </table:table-cell>
          <table:table-cell office:value-type="float" office:value="1508151102.13302" calcext:value-type="float">
            <text:p>1508151102.1330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office:value-type="float" office:value="0.345692142796" calcext:value-type="float">
            <text:p>0.345692142796</text:p>
          </table:table-cell>
          <table:table-cell office:value-type="float" office:value="0.345682345707" calcext:value-type="float">
            <text:p>0.345682345707</text:p>
          </table:table-cell>
          <table:table-cell office:value-type="float" office:value="0.345690183378" calcext:value-type="float">
            <text:p>0.345690183378</text:p>
          </table:table-cell>
          <table:table-cell office:value-type="float" office:value="0.345692142796" calcext:value-type="float">
            <text:p>0.345692142796</text:p>
          </table:table-cell>
          <table:table-cell office:value-type="float" office:value="1508151647.72258" calcext:value-type="float">
            <text:p>1508151647.722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office:value-type="float" office:value="0.328465585181" calcext:value-type="float">
            <text:p>0.328465585181</text:p>
          </table:table-cell>
          <table:table-cell office:value-type="float" office:value="0.328443858176" calcext:value-type="float">
            <text:p>0.328443858176</text:p>
          </table:table-cell>
          <table:table-cell office:value-type="float" office:value="0.32846123978" calcext:value-type="float">
            <text:p>0.32846123978</text:p>
          </table:table-cell>
          <table:table-cell office:value-type="float" office:value="0.328465585181" calcext:value-type="float">
            <text:p>0.328465585181</text:p>
          </table:table-cell>
          <table:table-cell office:value-type="float" office:value="1508151947.64164" calcext:value-type="float">
            <text:p>1508151947.6416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office:value-type="float" office:value="0.349524611143" calcext:value-type="float">
            <text:p>0.349524611143</text:p>
          </table:table-cell>
          <table:table-cell office:value-type="float" office:value="0.349462035746" calcext:value-type="float">
            <text:p>0.349462035746</text:p>
          </table:table-cell>
          <table:table-cell office:value-type="float" office:value="0.349474550825" calcext:value-type="float">
            <text:p>0.349474550825</text:p>
          </table:table-cell>
          <table:table-cell office:value-type="float" office:value="0.349462035746" calcext:value-type="float">
            <text:p>0.349462035746</text:p>
          </table:table-cell>
          <table:table-cell office:value-type="float" office:value="1508152033.78123" calcext:value-type="float">
            <text:p>1508152033.781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333915944491" calcext:value-type="float">
            <text:p>0.333915944491</text:p>
          </table:table-cell>
          <table:table-cell office:value-type="float" office:value="0.333848732529" calcext:value-type="float">
            <text:p>0.333848732529</text:p>
          </table:table-cell>
          <table:table-cell office:value-type="float" office:value="0.333902502099" calcext:value-type="float">
            <text:p>0.333902502099</text:p>
          </table:table-cell>
          <table:table-cell office:value-type="float" office:value="0.333915944491" calcext:value-type="float">
            <text:p>0.333915944491</text:p>
          </table:table-cell>
          <table:table-cell office:value-type="float" office:value="1508152704.58514" calcext:value-type="float">
            <text:p>1508152704.585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37616477232" calcext:value-type="float">
            <text:p>0.337616477232</text:p>
          </table:table-cell>
          <table:table-cell office:value-type="float" office:value="1508152839.145" calcext:value-type="float">
            <text:p>1508152839.1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office:value-type="float" office:value="0.331421783154" calcext:value-type="float">
            <text:p>0.331421783154</text:p>
          </table:table-cell>
          <table:table-cell office:value-type="float" office:value="0.331406107709" calcext:value-type="float">
            <text:p>0.331406107709</text:p>
          </table:table-cell>
          <table:table-cell office:value-type="float" office:value="0.331418648065" calcext:value-type="float">
            <text:p>0.331418648065</text:p>
          </table:table-cell>
          <table:table-cell office:value-type="float" office:value="0.331421783154" calcext:value-type="float">
            <text:p>0.331421783154</text:p>
          </table:table-cell>
          <table:table-cell office:value-type="float" office:value="1508152888.70847" calcext:value-type="float">
            <text:p>1508152888.7084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354446107155" calcext:value-type="float">
            <text:p>0.354446107155</text:p>
          </table:table-cell>
          <table:table-cell office:value-type="float" office:value="0.354387950488" calcext:value-type="float">
            <text:p>0.354387950488</text:p>
          </table:table-cell>
          <table:table-cell office:value-type="float" office:value="0.354399581821" calcext:value-type="float">
            <text:p>0.354399581821</text:p>
          </table:table-cell>
          <table:table-cell office:value-type="float" office:value="0.354387950488" calcext:value-type="float">
            <text:p>0.354387950488</text:p>
          </table:table-cell>
          <table:table-cell office:value-type="float" office:value="1508153063.30667" calcext:value-type="float">
            <text:p>1508153063.3066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office:value-type="float" office:value="0.320375453305" calcext:value-type="float">
            <text:p>0.320375453305</text:p>
          </table:table-cell>
          <table:table-cell office:value-type="float" office:value="0.320339384429" calcext:value-type="float">
            <text:p>0.320339384429</text:p>
          </table:table-cell>
          <table:table-cell office:value-type="float" office:value="0.320368239529" calcext:value-type="float">
            <text:p>0.320368239529</text:p>
          </table:table-cell>
          <table:table-cell office:value-type="float" office:value="0.320375453305" calcext:value-type="float">
            <text:p>0.320375453305</text:p>
          </table:table-cell>
          <table:table-cell office:value-type="float" office:value="1508153184.37884" calcext:value-type="float">
            <text:p>1508153184.3788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356887798356" calcext:value-type="float">
            <text:p>0.356887798356</text:p>
          </table:table-cell>
          <table:table-cell office:value-type="float" office:value="0.356756555757" calcext:value-type="float">
            <text:p>0.356756555757</text:p>
          </table:table-cell>
          <table:table-cell office:value-type="float" office:value="0.356782804277" calcext:value-type="float">
            <text:p>0.356782804277</text:p>
          </table:table-cell>
          <table:table-cell office:value-type="float" office:value="0.356756555757" calcext:value-type="float">
            <text:p>0.356756555757</text:p>
          </table:table-cell>
          <table:table-cell office:value-type="float" office:value="1508153587.25759" calcext:value-type="float">
            <text:p>1508153587.257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0.329528330037" calcext:value-type="float">
            <text:p>0.329528330037</text:p>
          </table:table-cell>
          <table:table-cell office:value-type="float" office:value="0.329481175038" calcext:value-type="float">
            <text:p>0.329481175038</text:p>
          </table:table-cell>
          <table:table-cell office:value-type="float" office:value="0.329518899037" calcext:value-type="float">
            <text:p>0.329518899037</text:p>
          </table:table-cell>
          <table:table-cell office:value-type="float" office:value="0.329528330037" calcext:value-type="float">
            <text:p>0.329528330037</text:p>
          </table:table-cell>
          <table:table-cell office:value-type="float" office:value="1508156234.31115" calcext:value-type="float">
            <text:p>1508156234.3111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office:value-type="float" office:value="0.323328955704" calcext:value-type="float">
            <text:p>0.323328955704</text:p>
          </table:table-cell>
          <table:table-cell office:value-type="float" office:value="0.323276779495" calcext:value-type="float">
            <text:p>0.323276779495</text:p>
          </table:table-cell>
          <table:table-cell office:value-type="float" office:value="0.323287214737" calcext:value-type="float">
            <text:p>0.323287214737</text:p>
          </table:table-cell>
          <table:table-cell office:value-type="float" office:value="0.323276779495" calcext:value-type="float">
            <text:p>0.323276779495</text:p>
          </table:table-cell>
          <table:table-cell office:value-type="float" office:value="1508156657.35515" calcext:value-type="float">
            <text:p>1508156657.3551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14576001155" calcext:value-type="float">
            <text:p>0.314576001155</text:p>
          </table:table-cell>
          <table:table-cell office:value-type="float" office:value="1508157085.90307" calcext:value-type="float">
            <text:p>1508157085.9030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office:value-type="float" office:value="0.321606868396" calcext:value-type="float">
            <text:p>0.321606868396</text:p>
          </table:table-cell>
          <table:table-cell office:value-type="float" office:value="0.321591859226" calcext:value-type="float">
            <text:p>0.321591859226</text:p>
          </table:table-cell>
          <table:table-cell office:value-type="float" office:value="0.32159486106" calcext:value-type="float">
            <text:p>0.32159486106</text:p>
          </table:table-cell>
          <table:table-cell office:value-type="float" office:value="0.321591859226" calcext:value-type="float">
            <text:p>0.321591859226</text:p>
          </table:table-cell>
          <table:table-cell office:value-type="float" office:value="1508157510.2663" calcext:value-type="float">
            <text:p>1508157510.266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office:value-type="float" office:value="0.339741200031" calcext:value-type="float">
            <text:p>0.339741200031</text:p>
          </table:table-cell>
          <table:table-cell office:value-type="float" office:value="0.339639128805" calcext:value-type="float">
            <text:p>0.339639128805</text:p>
          </table:table-cell>
          <table:table-cell office:value-type="float" office:value="0.33965954305" calcext:value-type="float">
            <text:p>0.33965954305</text:p>
          </table:table-cell>
          <table:table-cell office:value-type="float" office:value="0.339639128805" calcext:value-type="float">
            <text:p>0.339639128805</text:p>
          </table:table-cell>
          <table:table-cell office:value-type="float" office:value="1508157721.48704" calcext:value-type="float">
            <text:p>1508157721.487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office:value-type="float" office:value="0.348737254265" calcext:value-type="float">
            <text:p>0.348737254265</text:p>
          </table:table-cell>
          <table:table-cell office:value-type="float" office:value="0.348461517156" calcext:value-type="float">
            <text:p>0.348461517156</text:p>
          </table:table-cell>
          <table:table-cell office:value-type="float" office:value="0.348516664578" calcext:value-type="float">
            <text:p>0.348516664578</text:p>
          </table:table-cell>
          <table:table-cell office:value-type="float" office:value="0.348461517156" calcext:value-type="float">
            <text:p>0.348461517156</text:p>
          </table:table-cell>
          <table:table-cell office:value-type="float" office:value="1508157740.89371" calcext:value-type="float">
            <text:p>1508157740.8937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office:value-type="float" office:value="0.328791817339" calcext:value-type="float">
            <text:p>0.328791817339</text:p>
          </table:table-cell>
          <table:table-cell office:value-type="float" office:value="0.328742278741" calcext:value-type="float">
            <text:p>0.328742278741</text:p>
          </table:table-cell>
          <table:table-cell office:value-type="float" office:value="0.32875218646" calcext:value-type="float">
            <text:p>0.32875218646</text:p>
          </table:table-cell>
          <table:table-cell office:value-type="float" office:value="0.328742278741" calcext:value-type="float">
            <text:p>0.328742278741</text:p>
          </table:table-cell>
          <table:table-cell office:value-type="float" office:value="1508157781.51204" calcext:value-type="float">
            <text:p>1508157781.512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office:value-type="float" office:value="0.353227695175" calcext:value-type="float">
            <text:p>0.353227695175</text:p>
          </table:table-cell>
          <table:table-cell office:value-type="float" office:value="0.353203684189" calcext:value-type="float">
            <text:p>0.353203684189</text:p>
          </table:table-cell>
          <table:table-cell office:value-type="float" office:value="0.353208486386" calcext:value-type="float">
            <text:p>0.353208486386</text:p>
          </table:table-cell>
          <table:table-cell office:value-type="float" office:value="0.353203684189" calcext:value-type="float">
            <text:p>0.353203684189</text:p>
          </table:table-cell>
          <table:table-cell office:value-type="float" office:value="1508158187.88758" calcext:value-type="float">
            <text:p>1508158187.887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office:value-type="float" office:value="0.321684855122" calcext:value-type="float">
            <text:p>0.321684855122</text:p>
          </table:table-cell>
          <table:table-cell office:value-type="float" office:value="0.32166620294" calcext:value-type="float">
            <text:p>0.32166620294</text:p>
          </table:table-cell>
          <table:table-cell office:value-type="float" office:value="0.321681124686" calcext:value-type="float">
            <text:p>0.321681124686</text:p>
          </table:table-cell>
          <table:table-cell office:value-type="float" office:value="0.321684855122" calcext:value-type="float">
            <text:p>0.321684855122</text:p>
          </table:table-cell>
          <table:table-cell office:value-type="float" office:value="1508158235.20629" calcext:value-type="float">
            <text:p>1508158235.206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07336704966" calcext:value-type="float">
            <text:p>0.307336704966</text:p>
          </table:table-cell>
          <table:table-cell office:value-type="float" office:value="1508158483.88236" calcext:value-type="float">
            <text:p>1508158483.882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office:value-type="float" office:value="0.343860216273" calcext:value-type="float">
            <text:p>0.343860216273</text:p>
          </table:table-cell>
          <table:table-cell office:value-type="float" office:value="0.343624636043" calcext:value-type="float">
            <text:p>0.343624636043</text:p>
          </table:table-cell>
          <table:table-cell office:value-type="float" office:value="0.343813100227" calcext:value-type="float">
            <text:p>0.343813100227</text:p>
          </table:table-cell>
          <table:table-cell office:value-type="float" office:value="0.343860216273" calcext:value-type="float">
            <text:p>0.343860216273</text:p>
          </table:table-cell>
          <table:table-cell office:value-type="float" office:value="1508158773.31454" calcext:value-type="float">
            <text:p>1508158773.3145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office:value-type="float" office:value="0.281889077834" calcext:value-type="float">
            <text:p>0.281889077834</text:p>
          </table:table-cell>
          <table:table-cell office:value-type="float" office:value="0.281815554951" calcext:value-type="float">
            <text:p>0.281815554951</text:p>
          </table:table-cell>
          <table:table-cell office:value-type="float" office:value="0.281874373258" calcext:value-type="float">
            <text:p>0.281874373258</text:p>
          </table:table-cell>
          <table:table-cell office:value-type="float" office:value="0.281889077834" calcext:value-type="float">
            <text:p>0.281889077834</text:p>
          </table:table-cell>
          <table:table-cell office:value-type="float" office:value="1508161613.34001" calcext:value-type="float">
            <text:p>1508161613.340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office:value-type="float" office:value="0.294008904024" calcext:value-type="float">
            <text:p>0.294008904024</text:p>
          </table:table-cell>
          <table:table-cell office:value-type="float" office:value="0.293929543916" calcext:value-type="float">
            <text:p>0.293929543916</text:p>
          </table:table-cell>
          <table:table-cell office:value-type="float" office:value="0.293993032002" calcext:value-type="float">
            <text:p>0.293993032002</text:p>
          </table:table-cell>
          <table:table-cell office:value-type="float" office:value="0.294008904024" calcext:value-type="float">
            <text:p>0.294008904024</text:p>
          </table:table-cell>
          <table:table-cell office:value-type="float" office:value="1508161925.9734" calcext:value-type="float">
            <text:p>1508161925.973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office:value-type="float" office:value="0.29845317359" calcext:value-type="float">
            <text:p>0.29845317359</text:p>
          </table:table-cell>
          <table:table-cell office:value-type="float" office:value="0.298451640566" calcext:value-type="float">
            <text:p>0.298451640566</text:p>
          </table:table-cell>
          <table:table-cell office:value-type="float" office:value="0.298451947171" calcext:value-type="float">
            <text:p>0.298451947171</text:p>
          </table:table-cell>
          <table:table-cell office:value-type="float" office:value="0.298451640566" calcext:value-type="float">
            <text:p>0.298451640566</text:p>
          </table:table-cell>
          <table:table-cell office:value-type="float" office:value="1508162256.15227" calcext:value-type="float">
            <text:p>1508162256.152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7045518275" calcext:value-type="float">
            <text:p>0.347045518275</text:p>
          </table:table-cell>
          <table:table-cell office:value-type="float" office:value="1508162597.62519" calcext:value-type="float">
            <text:p>1508162597.625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office:value-type="float" office:value="0.307324402823" calcext:value-type="float">
            <text:p>0.307324402823</text:p>
          </table:table-cell>
          <table:table-cell office:value-type="float" office:value="0.306871066318" calcext:value-type="float">
            <text:p>0.306871066318</text:p>
          </table:table-cell>
          <table:table-cell office:value-type="float" office:value="0.306961733619" calcext:value-type="float">
            <text:p>0.306961733619</text:p>
          </table:table-cell>
          <table:table-cell office:value-type="float" office:value="0.306871066318" calcext:value-type="float">
            <text:p>0.306871066318</text:p>
          </table:table-cell>
          <table:table-cell office:value-type="float" office:value="1508162955.28942" calcext:value-type="float">
            <text:p>1508162955.289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office:value-type="float" office:value="0.352696592655" calcext:value-type="float">
            <text:p>0.352696592655</text:p>
          </table:table-cell>
          <table:table-cell office:value-type="float" office:value="0.352642417783" calcext:value-type="float">
            <text:p>0.352642417783</text:p>
          </table:table-cell>
          <table:table-cell office:value-type="float" office:value="0.35268575768" calcext:value-type="float">
            <text:p>0.35268575768</text:p>
          </table:table-cell>
          <table:table-cell office:value-type="float" office:value="0.352696592655" calcext:value-type="float">
            <text:p>0.352696592655</text:p>
          </table:table-cell>
          <table:table-cell office:value-type="float" office:value="1508162964.25109" calcext:value-type="float">
            <text:p>1508162964.2510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office:value-type="float" office:value="0.318789062812" calcext:value-type="float">
            <text:p>0.318789062812</text:p>
          </table:table-cell>
          <table:table-cell office:value-type="float" office:value="0.31878645754" calcext:value-type="float">
            <text:p>0.31878645754</text:p>
          </table:table-cell>
          <table:table-cell office:value-type="float" office:value="0.318786978594" calcext:value-type="float">
            <text:p>0.318786978594</text:p>
          </table:table-cell>
          <table:table-cell office:value-type="float" office:value="0.31878645754" calcext:value-type="float">
            <text:p>0.31878645754</text:p>
          </table:table-cell>
          <table:table-cell office:value-type="float" office:value="1508163344.04186" calcext:value-type="float">
            <text:p>1508163344.0418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office:value-type="float" office:value="0.300360554467" calcext:value-type="float">
            <text:p>0.300360554467</text:p>
          </table:table-cell>
          <table:table-cell office:value-type="float" office:value="0.300345565526" calcext:value-type="float">
            <text:p>0.300345565526</text:p>
          </table:table-cell>
          <table:table-cell office:value-type="float" office:value="0.300348563314" calcext:value-type="float">
            <text:p>0.300348563314</text:p>
          </table:table-cell>
          <table:table-cell office:value-type="float" office:value="0.300345565526" calcext:value-type="float">
            <text:p>0.300345565526</text:p>
          </table:table-cell>
          <table:table-cell office:value-type="float" office:value="1508163749.35123" calcext:value-type="float">
            <text:p>1508163749.351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9538495962" calcext:value-type="float">
            <text:p>0.339538495962</text:p>
          </table:table-cell>
          <table:table-cell office:value-type="float" office:value="1508163752.40236" calcext:value-type="float">
            <text:p>1508163752.402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office:value-type="float" office:value="0.311794677333" calcext:value-type="float">
            <text:p>0.311794677333</text:p>
          </table:table-cell>
          <table:table-cell office:value-type="float" office:value="0.311688876676" calcext:value-type="float">
            <text:p>0.311688876676</text:p>
          </table:table-cell>
          <table:table-cell office:value-type="float" office:value="0.311710036808" calcext:value-type="float">
            <text:p>0.311710036808</text:p>
          </table:table-cell>
          <table:table-cell office:value-type="float" office:value="0.311688876676" calcext:value-type="float">
            <text:p>0.311688876676</text:p>
          </table:table-cell>
          <table:table-cell office:value-type="float" office:value="1508164077.50545" calcext:value-type="float">
            <text:p>1508164077.505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office:value-type="float" office:value="0.336723533225" calcext:value-type="float">
            <text:p>0.336723533225</text:p>
          </table:table-cell>
          <table:table-cell office:value-type="float" office:value="0.336691818151" calcext:value-type="float">
            <text:p>0.336691818151</text:p>
          </table:table-cell>
          <table:table-cell office:value-type="float" office:value="0.336698161166" calcext:value-type="float">
            <text:p>0.336698161166</text:p>
          </table:table-cell>
          <table:table-cell office:value-type="float" office:value="0.336691818151" calcext:value-type="float">
            <text:p>0.336691818151</text:p>
          </table:table-cell>
          <table:table-cell office:value-type="float" office:value="1508164448.97928" calcext:value-type="float">
            <text:p>1508164448.9792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.361626152769" calcext:value-type="float">
            <text:p>0.361626152769</text:p>
          </table:table-cell>
          <table:table-cell office:value-type="float" office:value="0.361552859042" calcext:value-type="float">
            <text:p>0.361552859042</text:p>
          </table:table-cell>
          <table:table-cell office:value-type="float" office:value="0.361567517787" calcext:value-type="float">
            <text:p>0.361567517787</text:p>
          </table:table-cell>
          <table:table-cell office:value-type="float" office:value="0.361552859042" calcext:value-type="float">
            <text:p>0.361552859042</text:p>
          </table:table-cell>
          <table:table-cell office:value-type="float" office:value="1508166833.00914" calcext:value-type="float">
            <text:p>1508166833.009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office:value-type="float" office:value="0.28566930914" calcext:value-type="float">
            <text:p>0.28566930914</text:p>
          </table:table-cell>
          <table:table-cell office:value-type="float" office:value="0.285509731579" calcext:value-type="float">
            <text:p>0.285509731579</text:p>
          </table:table-cell>
          <table:table-cell office:value-type="float" office:value="0.285637393628" calcext:value-type="float">
            <text:p>0.285637393628</text:p>
          </table:table-cell>
          <table:table-cell office:value-type="float" office:value="0.28566930914" calcext:value-type="float">
            <text:p>0.28566930914</text:p>
          </table:table-cell>
          <table:table-cell office:value-type="float" office:value="1508167076.71327" calcext:value-type="float">
            <text:p>1508167076.713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office:value-type="float" office:value="0.360784501916" calcext:value-type="float">
            <text:p>0.360784501916</text:p>
          </table:table-cell>
          <table:table-cell office:value-type="float" office:value="0.360610938757" calcext:value-type="float">
            <text:p>0.360610938757</text:p>
          </table:table-cell>
          <table:table-cell office:value-type="float" office:value="0.360645651389" calcext:value-type="float">
            <text:p>0.360645651389</text:p>
          </table:table-cell>
          <table:table-cell office:value-type="float" office:value="0.360610938757" calcext:value-type="float">
            <text:p>0.360610938757</text:p>
          </table:table-cell>
          <table:table-cell office:value-type="float" office:value="1508167757.86466" calcext:value-type="float">
            <text:p>1508167757.8646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office:value-type="float" office:value="0.292516048584" calcext:value-type="float">
            <text:p>0.292516048584</text:p>
          </table:table-cell>
          <table:table-cell office:value-type="float" office:value="0.292455173922" calcext:value-type="float">
            <text:p>0.292455173922</text:p>
          </table:table-cell>
          <table:table-cell office:value-type="float" office:value="0.292467348854" calcext:value-type="float">
            <text:p>0.292467348854</text:p>
          </table:table-cell>
          <table:table-cell office:value-type="float" office:value="0.292455173922" calcext:value-type="float">
            <text:p>0.292455173922</text:p>
          </table:table-cell>
          <table:table-cell office:value-type="float" office:value="1508167919.64128" calcext:value-type="float">
            <text:p>1508167919.6412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office:value-type="float" office:value="0.283629708948" calcext:value-type="float">
            <text:p>0.283629708948</text:p>
          </table:table-cell>
          <table:table-cell office:value-type="float" office:value="0.283485173829" calcext:value-type="float">
            <text:p>0.283485173829</text:p>
          </table:table-cell>
          <table:table-cell office:value-type="float" office:value="0.283600801924" calcext:value-type="float">
            <text:p>0.283600801924</text:p>
          </table:table-cell>
          <table:table-cell office:value-type="float" office:value="0.283629708948" calcext:value-type="float">
            <text:p>0.283629708948</text:p>
          </table:table-cell>
          <table:table-cell office:value-type="float" office:value="1508168218.60197" calcext:value-type="float">
            <text:p>1508168218.601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office:value-type="float" office:value="0.275657028929" calcext:value-type="float">
            <text:p>0.275657028929</text:p>
          </table:table-cell>
          <table:table-cell office:value-type="float" office:value="0.275222030488" calcext:value-type="float">
            <text:p>0.275222030488</text:p>
          </table:table-cell>
          <table:table-cell office:value-type="float" office:value="0.27557002924" calcext:value-type="float">
            <text:p>0.27557002924</text:p>
          </table:table-cell>
          <table:table-cell office:value-type="float" office:value="0.275657028929" calcext:value-type="float">
            <text:p>0.275657028929</text:p>
          </table:table-cell>
          <table:table-cell office:value-type="float" office:value="1508168471.27871" calcext:value-type="float">
            <text:p>1508168471.2787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92611294617" calcext:value-type="float">
            <text:p>0.292611294617</text:p>
          </table:table-cell>
          <table:table-cell office:value-type="float" office:value="1508168765.98741" calcext:value-type="float">
            <text:p>1508168765.9874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97302471404" calcext:value-type="float">
            <text:p>0.297302471404</text:p>
          </table:table-cell>
          <table:table-cell office:value-type="float" office:value="1508169070.69631" calcext:value-type="float">
            <text:p>1508169070.6963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office:value-type="float" office:value="0.286220835592" calcext:value-type="float">
            <text:p>0.286220835592</text:p>
          </table:table-cell>
          <table:table-cell office:value-type="float" office:value="0.286087987144" calcext:value-type="float">
            <text:p>0.286087987144</text:p>
          </table:table-cell>
          <table:table-cell office:value-type="float" office:value="0.286194265902" calcext:value-type="float">
            <text:p>0.286194265902</text:p>
          </table:table-cell>
          <table:table-cell office:value-type="float" office:value="0.286220835592" calcext:value-type="float">
            <text:p>0.286220835592</text:p>
          </table:table-cell>
          <table:table-cell office:value-type="float" office:value="1508169306.64555" calcext:value-type="float">
            <text:p>1508169306.6455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office:value-type="float" office:value="0.34807725441" calcext:value-type="float">
            <text:p>0.34807725441</text:p>
          </table:table-cell>
          <table:table-cell office:value-type="float" office:value="0.347790275003" calcext:value-type="float">
            <text:p>0.347790275003</text:p>
          </table:table-cell>
          <table:table-cell office:value-type="float" office:value="0.347847670884" calcext:value-type="float">
            <text:p>0.347847670884</text:p>
          </table:table-cell>
          <table:table-cell office:value-type="float" office:value="0.347790275003" calcext:value-type="float">
            <text:p>0.347790275003</text:p>
          </table:table-cell>
          <table:table-cell office:value-type="float" office:value="1508169357.51404" calcext:value-type="float">
            <text:p>1508169357.514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office:value-type="float" office:value="0.332507839218" calcext:value-type="float">
            <text:p>0.332507839218</text:p>
          </table:table-cell>
          <table:table-cell office:value-type="float" office:value="0.332347796381" calcext:value-type="float">
            <text:p>0.332347796381</text:p>
          </table:table-cell>
          <table:table-cell office:value-type="float" office:value="0.332475830651" calcext:value-type="float">
            <text:p>0.332475830651</text:p>
          </table:table-cell>
          <table:table-cell office:value-type="float" office:value="0.332507839218" calcext:value-type="float">
            <text:p>0.332507839218</text:p>
          </table:table-cell>
          <table:table-cell office:value-type="float" office:value="1508169640.99118" calcext:value-type="float">
            <text:p>1508169640.991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office:value-type="float" office:value="0.325293522143" calcext:value-type="float">
            <text:p>0.325293522143</text:p>
          </table:table-cell>
          <table:table-cell office:value-type="float" office:value="0.325201372336" calcext:value-type="float">
            <text:p>0.325201372336</text:p>
          </table:table-cell>
          <table:table-cell office:value-type="float" office:value="0.325219802297" calcext:value-type="float">
            <text:p>0.325219802297</text:p>
          </table:table-cell>
          <table:table-cell office:value-type="float" office:value="0.325201372336" calcext:value-type="float">
            <text:p>0.325201372336</text:p>
          </table:table-cell>
          <table:table-cell office:value-type="float" office:value="1508169900.56845" calcext:value-type="float">
            <text:p>1508169900.568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399146493053" calcext:value-type="float">
            <text:p>0.399146493053</text:p>
          </table:table-cell>
          <table:table-cell office:value-type="float" office:value="0.399132440758" calcext:value-type="float">
            <text:p>0.399132440758</text:p>
          </table:table-cell>
          <table:table-cell office:value-type="float" office:value="0.399143682594" calcext:value-type="float">
            <text:p>0.399143682594</text:p>
          </table:table-cell>
          <table:table-cell office:value-type="float" office:value="0.399146493053" calcext:value-type="float">
            <text:p>0.399146493053</text:p>
          </table:table-cell>
          <table:table-cell office:value-type="float" office:value="1508172180.45422" calcext:value-type="float">
            <text:p>1508172180.4542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0.35468560486" calcext:value-type="float">
            <text:p>0.35468560486</text:p>
          </table:table-cell>
          <table:table-cell office:value-type="float" office:value="0.354604094711" calcext:value-type="float">
            <text:p>0.354604094711</text:p>
          </table:table-cell>
          <table:table-cell office:value-type="float" office:value="0.35466930283" calcext:value-type="float">
            <text:p>0.35466930283</text:p>
          </table:table-cell>
          <table:table-cell office:value-type="float" office:value="0.35468560486" calcext:value-type="float">
            <text:p>0.35468560486</text:p>
          </table:table-cell>
          <table:table-cell office:value-type="float" office:value="1508172760.29997" calcext:value-type="float">
            <text:p>1508172760.299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0.287264983439" calcext:value-type="float">
            <text:p>0.287264983439</text:p>
          </table:table-cell>
          <table:table-cell office:value-type="float" office:value="0.287058553606" calcext:value-type="float">
            <text:p>0.287058553606</text:p>
          </table:table-cell>
          <table:table-cell office:value-type="float" office:value="0.287223697472" calcext:value-type="float">
            <text:p>0.287223697472</text:p>
          </table:table-cell>
          <table:table-cell office:value-type="float" office:value="0.287264983439" calcext:value-type="float">
            <text:p>0.287264983439</text:p>
          </table:table-cell>
          <table:table-cell office:value-type="float" office:value="1508172845.11917" calcext:value-type="float">
            <text:p>1508172845.1191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office:value-type="float" office:value="0.300706258865" calcext:value-type="float">
            <text:p>0.300706258865</text:p>
          </table:table-cell>
          <table:table-cell office:value-type="float" office:value="0.300664634059" calcext:value-type="float">
            <text:p>0.300664634059</text:p>
          </table:table-cell>
          <table:table-cell office:value-type="float" office:value="0.300697933904" calcext:value-type="float">
            <text:p>0.300697933904</text:p>
          </table:table-cell>
          <table:table-cell office:value-type="float" office:value="0.300706258865" calcext:value-type="float">
            <text:p>0.300706258865</text:p>
          </table:table-cell>
          <table:table-cell office:value-type="float" office:value="1508173489.74294" calcext:value-type="float">
            <text:p>1508173489.742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office:value-type="float" office:value="0.278947914433" calcext:value-type="float">
            <text:p>0.278947914433</text:p>
          </table:table-cell>
          <table:table-cell office:value-type="float" office:value="0.278915057112" calcext:value-type="float">
            <text:p>0.278915057112</text:p>
          </table:table-cell>
          <table:table-cell office:value-type="float" office:value="0.278921628576" calcext:value-type="float">
            <text:p>0.278921628576</text:p>
          </table:table-cell>
          <table:table-cell office:value-type="float" office:value="0.278915057112" calcext:value-type="float">
            <text:p>0.278915057112</text:p>
          </table:table-cell>
          <table:table-cell office:value-type="float" office:value="1508174105.80112" calcext:value-type="float">
            <text:p>1508174105.801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28260942929" calcext:value-type="float">
            <text:p>0.328260942929</text:p>
          </table:table-cell>
          <table:table-cell office:value-type="float" office:value="1508174117.45644" calcext:value-type="float">
            <text:p>1508174117.456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office:value-type="float" office:value="0.28580681142" calcext:value-type="float">
            <text:p>0.28580681142</text:p>
          </table:table-cell>
          <table:table-cell office:value-type="float" office:value="0.285714053282" calcext:value-type="float">
            <text:p>0.285714053282</text:p>
          </table:table-cell>
          <table:table-cell office:value-type="float" office:value="0.28573260491" calcext:value-type="float">
            <text:p>0.28573260491</text:p>
          </table:table-cell>
          <table:table-cell office:value-type="float" office:value="0.285714053282" calcext:value-type="float">
            <text:p>0.285714053282</text:p>
          </table:table-cell>
          <table:table-cell office:value-type="float" office:value="1508174150.4718" calcext:value-type="float">
            <text:p>1508174150.47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office:value-type="float" office:value="0.268436595606" calcext:value-type="float">
            <text:p>0.268436595606</text:p>
          </table:table-cell>
          <table:table-cell office:value-type="float" office:value="0.268422125921" calcext:value-type="float">
            <text:p>0.268422125921</text:p>
          </table:table-cell>
          <table:table-cell office:value-type="float" office:value="0.268433701669" calcext:value-type="float">
            <text:p>0.268433701669</text:p>
          </table:table-cell>
          <table:table-cell office:value-type="float" office:value="0.268436595606" calcext:value-type="float">
            <text:p>0.268436595606</text:p>
          </table:table-cell>
          <table:table-cell office:value-type="float" office:value="1508174397.14373" calcext:value-type="float">
            <text:p>1508174397.1437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280490974978" calcext:value-type="float">
            <text:p>0.280490974978</text:p>
          </table:table-cell>
          <table:table-cell office:value-type="float" office:value="0.280476306322" calcext:value-type="float">
            <text:p>0.280476306322</text:p>
          </table:table-cell>
          <table:table-cell office:value-type="float" office:value="0.280479240053" calcext:value-type="float">
            <text:p>0.280479240053</text:p>
          </table:table-cell>
          <table:table-cell office:value-type="float" office:value="0.280476306322" calcext:value-type="float">
            <text:p>0.280476306322</text:p>
          </table:table-cell>
          <table:table-cell office:value-type="float" office:value="1508174726.7836" calcext:value-type="float">
            <text:p>1508174726.78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office:value-type="float" office:value="0.352421769321" calcext:value-type="float">
            <text:p>0.352421769321</text:p>
          </table:table-cell>
          <table:table-cell office:value-type="float" office:value="0.352373237749" calcext:value-type="float">
            <text:p>0.352373237749</text:p>
          </table:table-cell>
          <table:table-cell office:value-type="float" office:value="0.352382944064" calcext:value-type="float">
            <text:p>0.352382944064</text:p>
          </table:table-cell>
          <table:table-cell office:value-type="float" office:value="0.352373237749" calcext:value-type="float">
            <text:p>0.352373237749</text:p>
          </table:table-cell>
          <table:table-cell office:value-type="float" office:value="1508174745.78829" calcext:value-type="float">
            <text:p>1508174745.788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77443797175" calcext:value-type="float">
            <text:p>0.277443797175</text:p>
          </table:table-cell>
          <table:table-cell office:value-type="float" office:value="1508174982.26382" calcext:value-type="float">
            <text:p>1508174982.2638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88794336866" calcext:value-type="float">
            <text:p>0.288794336866</text:p>
          </table:table-cell>
          <table:table-cell office:value-type="float" office:value="1508175299.72455" calcext:value-type="float">
            <text:p>1508175299.7245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office:value-type="float" office:value="0.356082538132" calcext:value-type="float">
            <text:p>0.356082538132</text:p>
          </table:table-cell>
          <table:table-cell office:value-type="float" office:value="0.356065481441" calcext:value-type="float">
            <text:p>0.356065481441</text:p>
          </table:table-cell>
          <table:table-cell office:value-type="float" office:value="0.356068892779" calcext:value-type="float">
            <text:p>0.356068892779</text:p>
          </table:table-cell>
          <table:table-cell office:value-type="float" office:value="0.356065481441" calcext:value-type="float">
            <text:p>0.356065481441</text:p>
          </table:table-cell>
          <table:table-cell office:value-type="float" office:value="1508175655.91053" calcext:value-type="float">
            <text:p>1508175655.9105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43289667911" calcext:value-type="float">
            <text:p>0.343289667911</text:p>
          </table:table-cell>
          <table:table-cell office:value-type="float" office:value="1508176451.86308" calcext:value-type="float">
            <text:p>1508176451.863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288484308036" calcext:value-type="float">
            <text:p>0.288484308036</text:p>
          </table:table-cell>
          <table:table-cell office:value-type="float" office:value="0.288447493644" calcext:value-type="float">
            <text:p>0.288447493644</text:p>
          </table:table-cell>
          <table:table-cell office:value-type="float" office:value="0.288454856522" calcext:value-type="float">
            <text:p>0.288454856522</text:p>
          </table:table-cell>
          <table:table-cell office:value-type="float" office:value="0.288447493644" calcext:value-type="float">
            <text:p>0.288447493644</text:p>
          </table:table-cell>
          <table:table-cell office:value-type="float" office:value="1508176726.29384" calcext:value-type="float">
            <text:p>1508176726.2938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21374936046" calcext:value-type="float">
            <text:p>0.321374936046</text:p>
          </table:table-cell>
          <table:table-cell office:value-type="float" office:value="1508176881.94843" calcext:value-type="float">
            <text:p>1508176881.948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35056448242" calcext:value-type="float">
            <text:p>0.335056448242</text:p>
          </table:table-cell>
          <table:table-cell office:value-type="float" office:value="0.335039810917" calcext:value-type="float">
            <text:p>0.335039810917</text:p>
          </table:table-cell>
          <table:table-cell office:value-type="float" office:value="0.335053120777" calcext:value-type="float">
            <text:p>0.335053120777</text:p>
          </table:table-cell>
          <table:table-cell office:value-type="float" office:value="0.335056448242" calcext:value-type="float">
            <text:p>0.335056448242</text:p>
          </table:table-cell>
          <table:table-cell office:value-type="float" office:value="1508176981.12838" calcext:value-type="float">
            <text:p>1508176981.1283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47338990876" calcext:value-type="float">
            <text:p>0.347338990876</text:p>
          </table:table-cell>
          <table:table-cell office:value-type="float" office:value="1508177336.0053" calcext:value-type="float">
            <text:p>1508177336.005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41580811509" calcext:value-type="float">
            <text:p>0.341580811509</text:p>
          </table:table-cell>
          <table:table-cell office:value-type="float" office:value="1508177375.28265" calcext:value-type="float">
            <text:p>1508177375.2826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92568039909" calcext:value-type="float">
            <text:p>0.392568039909</text:p>
          </table:table-cell>
          <table:table-cell office:value-type="float" office:value="0.392535227842" calcext:value-type="float">
            <text:p>0.392535227842</text:p>
          </table:table-cell>
          <table:table-cell office:value-type="float" office:value="0.392561477496" calcext:value-type="float">
            <text:p>0.392561477496</text:p>
          </table:table-cell>
          <table:table-cell office:value-type="float" office:value="0.392568039909" calcext:value-type="float">
            <text:p>0.392568039909</text:p>
          </table:table-cell>
          <table:table-cell office:value-type="float" office:value="1508177435.82348" calcext:value-type="float">
            <text:p>1508177435.823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05543953247" calcext:value-type="float">
            <text:p>0.305543953247</text:p>
          </table:table-cell>
          <table:table-cell office:value-type="float" office:value="1508177546.07393" calcext:value-type="float">
            <text:p>1508177546.0739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84708464752" calcext:value-type="float">
            <text:p>0.384708464752</text:p>
          </table:table-cell>
          <table:table-cell office:value-type="float" office:value="0.384694458486" calcext:value-type="float">
            <text:p>0.384694458486</text:p>
          </table:table-cell>
          <table:table-cell office:value-type="float" office:value="0.384705663499" calcext:value-type="float">
            <text:p>0.384705663499</text:p>
          </table:table-cell>
          <table:table-cell office:value-type="float" office:value="0.384708464752" calcext:value-type="float">
            <text:p>0.384708464752</text:p>
          </table:table-cell>
          <table:table-cell office:value-type="float" office:value="1508177601.76306" calcext:value-type="float">
            <text:p>1508177601.763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34885728985" calcext:value-type="float">
            <text:p>0.334885728985</text:p>
          </table:table-cell>
          <table:table-cell office:value-type="float" office:value="1508177859.34855" calcext:value-type="float">
            <text:p>1508177859.3485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28030383849" calcext:value-type="float">
            <text:p>0.328030383849</text:p>
          </table:table-cell>
          <table:table-cell office:value-type="float" office:value="1508177916.15695" calcext:value-type="float">
            <text:p>1508177916.156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10513856281" calcext:value-type="float">
            <text:p>0.410513856281</text:p>
          </table:table-cell>
          <table:table-cell office:value-type="float" office:value="1508178633.12595" calcext:value-type="float">
            <text:p>1508178633.125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87943764826" calcext:value-type="float">
            <text:p>0.387943764826</text:p>
          </table:table-cell>
          <table:table-cell office:value-type="float" office:value="1508178936.99079" calcext:value-type="float">
            <text:p>1508178936.9907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297725041681" calcext:value-type="float">
            <text:p>0.297725041681</text:p>
          </table:table-cell>
          <table:table-cell office:value-type="float" office:value="1508179109.78393" calcext:value-type="float">
            <text:p>1508179109.7839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3009078707" calcext:value-type="float">
            <text:p>0.403009078707</text:p>
          </table:table-cell>
          <table:table-cell office:value-type="float" office:value="1508179268.84287" calcext:value-type="float">
            <text:p>1508179268.842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2165033063" calcext:value-type="float">
            <text:p>0.42165033063</text:p>
          </table:table-cell>
          <table:table-cell office:value-type="float" office:value="1508179502.36906" calcext:value-type="float">
            <text:p>1508179502.369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59048388167" calcext:value-type="float">
            <text:p>0.359048388167</text:p>
          </table:table-cell>
          <table:table-cell office:value-type="float" office:value="1508179639.86033" calcext:value-type="float">
            <text:p>1508179639.8603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2350442105" calcext:value-type="float">
            <text:p>0.402350442105</text:p>
          </table:table-cell>
          <table:table-cell office:value-type="float" office:value="1508179743.39264" calcext:value-type="float">
            <text:p>1508179743.392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47757873981" calcext:value-type="float">
            <text:p>0.347757873981</text:p>
          </table:table-cell>
          <table:table-cell office:value-type="float" office:value="1508179965.52095" calcext:value-type="float">
            <text:p>1508179965.520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13940912905" calcext:value-type="float">
            <text:p>0.313940912905</text:p>
          </table:table-cell>
          <table:table-cell office:value-type="float" office:value="0.313860983854" calcext:value-type="float">
            <text:p>0.313860983854</text:p>
          </table:table-cell>
          <table:table-cell office:value-type="float" office:value="0.313876969665" calcext:value-type="float">
            <text:p>0.313876969665</text:p>
          </table:table-cell>
          <table:table-cell office:value-type="float" office:value="0.313860983854" calcext:value-type="float">
            <text:p>0.313860983854</text:p>
          </table:table-cell>
          <table:table-cell office:value-type="float" office:value="1508179983.68848" calcext:value-type="float">
            <text:p>1508179983.688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9720882366" calcext:value-type="float">
            <text:p>0.39720882366</text:p>
          </table:table-cell>
          <table:table-cell office:value-type="float" office:value="1508179997.8716" calcext:value-type="float">
            <text:p>1508179997.871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59585407044" calcext:value-type="float">
            <text:p>0.359585407044</text:p>
          </table:table-cell>
          <table:table-cell office:value-type="float" office:value="1508180255.31661" calcext:value-type="float">
            <text:p>1508180255.316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86813698186" calcext:value-type="float">
            <text:p>0.386813698186</text:p>
          </table:table-cell>
          <table:table-cell office:value-type="float" office:value="0.383537443025" calcext:value-type="float">
            <text:p>0.383537443025</text:p>
          </table:table-cell>
          <table:table-cell office:value-type="float" office:value="0.384192694057" calcext:value-type="float">
            <text:p>0.384192694057</text:p>
          </table:table-cell>
          <table:table-cell office:value-type="float" office:value="0.383537443025" calcext:value-type="float">
            <text:p>0.383537443025</text:p>
          </table:table-cell>
          <table:table-cell office:value-type="float" office:value="1508180277.17375" calcext:value-type="float">
            <text:p>1508180277.173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190561455" calcext:value-type="float">
            <text:p>0.40190561455</text:p>
          </table:table-cell>
          <table:table-cell office:value-type="float" office:value="1508180524.55852" calcext:value-type="float">
            <text:p>1508180524.5585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53742110228" calcext:value-type="float">
            <text:p>0.353742110228</text:p>
          </table:table-cell>
          <table:table-cell office:value-type="float" office:value="1508180599.35076" calcext:value-type="float">
            <text:p>1508180599.3507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0151785561" calcext:value-type="float">
            <text:p>0.400151785561</text:p>
          </table:table-cell>
          <table:table-cell office:value-type="float" office:value="1508180774.99005" calcext:value-type="float">
            <text:p>1508180774.9900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16385812029" calcext:value-type="float">
            <text:p>0.316385812029</text:p>
          </table:table-cell>
          <table:table-cell office:value-type="float" office:value="0.312939380287" calcext:value-type="float">
            <text:p>0.312939380287</text:p>
          </table:table-cell>
          <table:table-cell office:value-type="float" office:value="0.31569652568" calcext:value-type="float">
            <text:p>0.31569652568</text:p>
          </table:table-cell>
          <table:table-cell office:value-type="float" office:value="0.316385812029" calcext:value-type="float">
            <text:p>0.316385812029</text:p>
          </table:table-cell>
          <table:table-cell office:value-type="float" office:value="1508181260.83149" calcext:value-type="float">
            <text:p>1508181260.8314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85079904908" calcext:value-type="float">
            <text:p>0.285079904908</text:p>
          </table:table-cell>
          <table:table-cell office:value-type="float" office:value="1508181589.26007" calcext:value-type="float">
            <text:p>1508181589.2600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05433885948" calcext:value-type="float">
            <text:p>0.405433885948</text:p>
          </table:table-cell>
          <table:table-cell office:value-type="float" office:value="0.393169659134" calcext:value-type="float">
            <text:p>0.393169659134</text:p>
          </table:table-cell>
          <table:table-cell office:value-type="float" office:value="0.402981040585" calcext:value-type="float">
            <text:p>0.402981040585</text:p>
          </table:table-cell>
          <table:table-cell office:value-type="float" office:value="0.405433885948" calcext:value-type="float">
            <text:p>0.405433885948</text:p>
          </table:table-cell>
          <table:table-cell office:value-type="float" office:value="1508181968.38496" calcext:value-type="float">
            <text:p>1508181968.3849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07672014459" calcext:value-type="float">
            <text:p>0.407672014459</text:p>
          </table:table-cell>
          <table:table-cell office:value-type="float" office:value="1508181983.96583" calcext:value-type="float">
            <text:p>1508181983.9658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45344885139" calcext:value-type="float">
            <text:p>0.345344885139</text:p>
          </table:table-cell>
          <table:table-cell office:value-type="float" office:value="1508182050.52113" calcext:value-type="float">
            <text:p>1508182050.5211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68714700548" calcext:value-type="float">
            <text:p>0.368714700548</text:p>
          </table:table-cell>
          <table:table-cell office:value-type="float" office:value="1508182239.28514" calcext:value-type="float">
            <text:p>1508182239.2851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09272472476" calcext:value-type="float">
            <text:p>0.409272472476</text:p>
          </table:table-cell>
          <table:table-cell office:value-type="float" office:value="1508182439.92346" calcext:value-type="float">
            <text:p>1508182439.9234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32375970214" calcext:value-type="float">
            <text:p>0.432375970214</text:p>
          </table:table-cell>
          <table:table-cell office:value-type="float" office:value="1508182485.64753" calcext:value-type="float">
            <text:p>1508182485.6475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87370302923" calcext:value-type="float">
            <text:p>0.387370302923</text:p>
          </table:table-cell>
          <table:table-cell office:value-type="float" office:value="0.384877145564" calcext:value-type="float">
            <text:p>0.384877145564</text:p>
          </table:table-cell>
          <table:table-cell office:value-type="float" office:value="0.385375777036" calcext:value-type="float">
            <text:p>0.385375777036</text:p>
          </table:table-cell>
          <table:table-cell office:value-type="float" office:value="0.384877145564" calcext:value-type="float">
            <text:p>0.384877145564</text:p>
          </table:table-cell>
          <table:table-cell office:value-type="float" office:value="1508182562.40368" calcext:value-type="float">
            <text:p>1508182562.4036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242855481675" calcext:value-type="float">
            <text:p>0.242855481675</text:p>
          </table:table-cell>
          <table:table-cell office:value-type="float" office:value="1508183221.98345" calcext:value-type="float">
            <text:p>1508183221.983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office:value-type="float" office:value="0.413090415524" calcext:value-type="float">
            <text:p>0.413090415524</text:p>
          </table:table-cell>
          <table:table-cell office:value-type="float" office:value="0.38801740503" calcext:value-type="float">
            <text:p>0.38801740503</text:p>
          </table:table-cell>
          <table:table-cell office:value-type="float" office:value="0.393032007129" calcext:value-type="float">
            <text:p>0.393032007129</text:p>
          </table:table-cell>
          <table:table-cell office:value-type="float" office:value="0.38801740503" calcext:value-type="float">
            <text:p>0.38801740503</text:p>
          </table:table-cell>
          <table:table-cell office:value-type="float" office:value="1508183472.02723" calcext:value-type="float">
            <text:p>1508183472.0272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286194190093" calcext:value-type="float">
            <text:p>0.286194190093</text:p>
          </table:table-cell>
          <table:table-cell office:value-type="float" office:value="1508183692.05706" calcext:value-type="float">
            <text:p>1508183692.057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17459612286" calcext:value-type="float">
            <text:p>0.317459612286</text:p>
          </table:table-cell>
          <table:table-cell office:value-type="float" office:value="1508183736.72197" calcext:value-type="float">
            <text:p>1508183736.7219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office:value-type="float" office:value="0.348331602877" calcext:value-type="float">
            <text:p>0.348331602877</text:p>
          </table:table-cell>
          <table:table-cell office:value-type="float" office:value="0.348310449994" calcext:value-type="float">
            <text:p>0.348310449994</text:p>
          </table:table-cell>
          <table:table-cell office:value-type="float" office:value="0.3483273723" calcext:value-type="float">
            <text:p>0.3483273723</text:p>
          </table:table-cell>
          <table:table-cell office:value-type="float" office:value="0.348331602877" calcext:value-type="float">
            <text:p>0.348331602877</text:p>
          </table:table-cell>
          <table:table-cell office:value-type="float" office:value="1508183756.3419" calcext:value-type="float">
            <text:p>1508183756.341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4125210385" calcext:value-type="float">
            <text:p>0.424125210385</text:p>
          </table:table-cell>
          <table:table-cell office:value-type="float" office:value="1508183756.8917" calcext:value-type="float">
            <text:p>1508183756.89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71684072825" calcext:value-type="float">
            <text:p>0.371684072825</text:p>
          </table:table-cell>
          <table:table-cell office:value-type="float" office:value="1508183910.04662" calcext:value-type="float">
            <text:p>1508183910.0466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850621707" calcext:value-type="float">
            <text:p>0.42850621707</text:p>
          </table:table-cell>
          <table:table-cell office:value-type="float" office:value="1508184155.62106" calcext:value-type="float">
            <text:p>1508184155.621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1570840926" calcext:value-type="float">
            <text:p>0.41570840926</text:p>
          </table:table-cell>
          <table:table-cell office:value-type="float" office:value="1508184287.52377" calcext:value-type="float">
            <text:p>1508184287.5237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434670133923" calcext:value-type="float">
            <text:p>0.434670133923</text:p>
          </table:table-cell>
          <table:table-cell office:value-type="float" office:value="0.415041054459" calcext:value-type="float">
            <text:p>0.415041054459</text:p>
          </table:table-cell>
          <table:table-cell office:value-type="float" office:value="0.430744318031" calcext:value-type="float">
            <text:p>0.430744318031</text:p>
          </table:table-cell>
          <table:table-cell office:value-type="float" office:value="0.434670133923" calcext:value-type="float">
            <text:p>0.434670133923</text:p>
          </table:table-cell>
          <table:table-cell office:value-type="float" office:value="1508184404.9331" calcext:value-type="float">
            <text:p>1508184404.933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03452185582" calcext:value-type="float">
            <text:p>0.203452185582</text:p>
          </table:table-cell>
          <table:table-cell office:value-type="float" office:value="1508185126.61449" calcext:value-type="float">
            <text:p>1508185126.6144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1629834247" calcext:value-type="float">
            <text:p>0.41629834247</text:p>
          </table:table-cell>
          <table:table-cell office:value-type="float" office:value="1508185180.15943" calcext:value-type="float">
            <text:p>1508185180.159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96200229616" calcext:value-type="float">
            <text:p>0.396200229616</text:p>
          </table:table-cell>
          <table:table-cell office:value-type="float" office:value="1508185540.8212" calcext:value-type="float">
            <text:p>1508185540.82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00711606708" calcext:value-type="float">
            <text:p>0.300711606708</text:p>
          </table:table-cell>
          <table:table-cell office:value-type="float" office:value="1508185551.62269" calcext:value-type="float">
            <text:p>1508185551.6226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25027314018" calcext:value-type="float">
            <text:p>0.325027314018</text:p>
          </table:table-cell>
          <table:table-cell office:value-type="float" office:value="1508185615.70709" calcext:value-type="float">
            <text:p>1508185615.7070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67524913127" calcext:value-type="float">
            <text:p>0.367524913127</text:p>
          </table:table-cell>
          <table:table-cell office:value-type="float" office:value="1508185721.43736" calcext:value-type="float">
            <text:p>1508185721.4373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57158519589" calcext:value-type="float">
            <text:p>0.257158519589</text:p>
          </table:table-cell>
          <table:table-cell office:value-type="float" office:value="1508185749.6106" calcext:value-type="float">
            <text:p>1508185749.61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1010187874" calcext:value-type="float">
            <text:p>0.431010187874</text:p>
          </table:table-cell>
          <table:table-cell office:value-type="float" office:value="1508186140.4773" calcext:value-type="float">
            <text:p>1508186140.47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5265969925" calcext:value-type="float">
            <text:p>0.435265969925</text:p>
          </table:table-cell>
          <table:table-cell office:value-type="float" office:value="1508186175.53948" calcext:value-type="float">
            <text:p>1508186175.539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2704430284" calcext:value-type="float">
            <text:p>0.432704430284</text:p>
          </table:table-cell>
          <table:table-cell office:value-type="float" office:value="1508186375.48756" calcext:value-type="float">
            <text:p>1508186375.4875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15016267144" calcext:value-type="float">
            <text:p>0.415016267144</text:p>
          </table:table-cell>
          <table:table-cell office:value-type="float" office:value="1508186527.1145" calcext:value-type="float">
            <text:p>1508186527.11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50376664826" calcext:value-type="float">
            <text:p>0.250376664826</text:p>
          </table:table-cell>
          <table:table-cell office:value-type="float" office:value="1508187255.49197" calcext:value-type="float">
            <text:p>1508187255.4919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06116795774" calcext:value-type="float">
            <text:p>0.206116795774</text:p>
          </table:table-cell>
          <table:table-cell office:value-type="float" office:value="1508187442.28062" calcext:value-type="float">
            <text:p>1508187442.2806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9654235735" calcext:value-type="float">
            <text:p>0.409654235735</text:p>
          </table:table-cell>
          <table:table-cell office:value-type="float" office:value="1508187659.36498" calcext:value-type="float">
            <text:p>1508187659.364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51341709805" calcext:value-type="float">
            <text:p>0.351341709805</text:p>
          </table:table-cell>
          <table:table-cell office:value-type="float" office:value="1508187724.28311" calcext:value-type="float">
            <text:p>1508187724.2831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82575566004" calcext:value-type="float">
            <text:p>0.282575566004</text:p>
          </table:table-cell>
          <table:table-cell office:value-type="float" office:value="1508187731.28987" calcext:value-type="float">
            <text:p>1508187731.289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79203892946" calcext:value-type="float">
            <text:p>0.379203892946</text:p>
          </table:table-cell>
          <table:table-cell office:value-type="float" office:value="1508187802.86937" calcext:value-type="float">
            <text:p>1508187802.8693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09143549639" calcext:value-type="float">
            <text:p>0.309143549639</text:p>
          </table:table-cell>
          <table:table-cell office:value-type="float" office:value="1508187977.7282" calcext:value-type="float">
            <text:p>1508187977.728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1809949877" calcext:value-type="float">
            <text:p>0.431809949877</text:p>
          </table:table-cell>
          <table:table-cell office:value-type="float" office:value="1508188160.70936" calcext:value-type="float">
            <text:p>1508188160.7093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97336025718" calcext:value-type="float">
            <text:p>0.397336025718</text:p>
          </table:table-cell>
          <table:table-cell office:value-type="float" office:value="1508188299.76967" calcext:value-type="float">
            <text:p>1508188299.7696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office:value-type="float" office:value="0.428709568028" calcext:value-type="float">
            <text:p>0.428709568028</text:p>
          </table:table-cell>
          <table:table-cell office:value-type="float" office:value="0.418882939045" calcext:value-type="float">
            <text:p>0.418882939045</text:p>
          </table:table-cell>
          <table:table-cell office:value-type="float" office:value="0.426744242231" calcext:value-type="float">
            <text:p>0.426744242231</text:p>
          </table:table-cell>
          <table:table-cell office:value-type="float" office:value="0.428709568028" calcext:value-type="float">
            <text:p>0.428709568028</text:p>
          </table:table-cell>
          <table:table-cell office:value-type="float" office:value="1508188455.50525" calcext:value-type="float">
            <text:p>1508188455.505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office:value-type="float" office:value="0.432812776423" calcext:value-type="float">
            <text:p>0.432812776423</text:p>
          </table:table-cell>
          <table:table-cell office:value-type="float" office:value="0.41525107587" calcext:value-type="float">
            <text:p>0.41525107587</text:p>
          </table:table-cell>
          <table:table-cell office:value-type="float" office:value="0.429300436313" calcext:value-type="float">
            <text:p>0.429300436313</text:p>
          </table:table-cell>
          <table:table-cell office:value-type="float" office:value="0.432812776423" calcext:value-type="float">
            <text:p>0.432812776423</text:p>
          </table:table-cell>
          <table:table-cell office:value-type="float" office:value="1508188592.44778" calcext:value-type="float">
            <text:p>1508188592.447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5102362876" calcext:value-type="float">
            <text:p>0.25102362876</text:p>
          </table:table-cell>
          <table:table-cell office:value-type="float" office:value="1508189356.44765" calcext:value-type="float">
            <text:p>1508189356.4476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25828903216" calcext:value-type="float">
            <text:p>0.325828903216</text:p>
          </table:table-cell>
          <table:table-cell office:value-type="float" office:value="1508189691.23931" calcext:value-type="float">
            <text:p>1508189691.2393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00707397843486" calcext:value-type="float">
            <text:p>0.00707397843486</text:p>
          </table:table-cell>
          <table:table-cell office:value-type="float" office:value="1508189834.59629" calcext:value-type="float">
            <text:p>1508189834.596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01318358107" calcext:value-type="float">
            <text:p>0.401318358107</text:p>
          </table:table-cell>
          <table:table-cell office:value-type="float" office:value="1508190042.79727" calcext:value-type="float">
            <text:p>1508190042.7972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22081475623" calcext:value-type="float">
            <text:p>0.422081475623</text:p>
          </table:table-cell>
          <table:table-cell office:value-type="float" office:value="1508190105.27498" calcext:value-type="float">
            <text:p>1508190105.274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11446615053" calcext:value-type="float">
            <text:p>0.211446615053</text:p>
          </table:table-cell>
          <table:table-cell office:value-type="float" office:value="1508190125.29383" calcext:value-type="float">
            <text:p>1508190125.2938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97214789276" calcext:value-type="float">
            <text:p>0.297214789276</text:p>
          </table:table-cell>
          <table:table-cell office:value-type="float" office:value="1508190169.63186" calcext:value-type="float">
            <text:p>1508190169.6318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0260926847" calcext:value-type="float">
            <text:p>0.370260926847</text:p>
          </table:table-cell>
          <table:table-cell office:value-type="float" office:value="1508190215.97579" calcext:value-type="float">
            <text:p>1508190215.9757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58388391899" calcext:value-type="float">
            <text:p>0.458388391899</text:p>
          </table:table-cell>
          <table:table-cell office:value-type="float" office:value="1508190424.88359" calcext:value-type="float">
            <text:p>1508190424.883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2580110529" calcext:value-type="float">
            <text:p>0.462580110529</text:p>
          </table:table-cell>
          <table:table-cell office:value-type="float" office:value="1508190606.85678" calcext:value-type="float">
            <text:p>1508190606.856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5992482845" calcext:value-type="float">
            <text:p>0.465992482845</text:p>
          </table:table-cell>
          <table:table-cell office:value-type="float" office:value="1508190805.42159" calcext:value-type="float">
            <text:p>1508190805.421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1721429998" calcext:value-type="float">
            <text:p>0.461721429998</text:p>
          </table:table-cell>
          <table:table-cell office:value-type="float" office:value="1508191004.90676" calcext:value-type="float">
            <text:p>1508191004.9067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64043909447" calcext:value-type="float">
            <text:p>0.264043909447</text:p>
          </table:table-cell>
          <table:table-cell office:value-type="float" office:value="1508191710.70485" calcext:value-type="float">
            <text:p>1508191710.704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11994496605" calcext:value-type="float">
            <text:p>0.211994496605</text:p>
          </table:table-cell>
          <table:table-cell office:value-type="float" office:value="1508192051.14256" calcext:value-type="float">
            <text:p>1508192051.1425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0.00701551658682" calcext:value-type="float">
            <text:p>0.00701551658682</text:p>
          </table:table-cell>
          <table:table-cell office:value-type="float" office:value="0.00701312826322" calcext:value-type="float">
            <text:p>0.00701312826322</text:p>
          </table:table-cell>
          <table:table-cell office:value-type="float" office:value="0.0070150389221" calcext:value-type="float">
            <text:p>0.0070150389221</text:p>
          </table:table-cell>
          <table:table-cell office:value-type="float" office:value="0.00701551658682" calcext:value-type="float">
            <text:p>0.00701551658682</text:p>
          </table:table-cell>
          <table:table-cell office:value-type="float" office:value="1508192053.5781" calcext:value-type="float">
            <text:p>1508192053.578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010239422862" calcext:value-type="float">
            <text:p>0.010239422862</text:p>
          </table:table-cell>
          <table:table-cell office:value-type="float" office:value="0.0102312297422" calcext:value-type="float">
            <text:p>0.0102312297422</text:p>
          </table:table-cell>
          <table:table-cell office:value-type="float" office:value="0.0102328683661" calcext:value-type="float">
            <text:p>0.0102328683661</text:p>
          </table:table-cell>
          <table:table-cell office:value-type="float" office:value="0.0102312297422" calcext:value-type="float">
            <text:p>0.0102312297422</text:p>
          </table:table-cell>
          <table:table-cell office:value-type="float" office:value="1508192065.94395" calcext:value-type="float">
            <text:p>1508192065.943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69135892314" calcext:value-type="float">
            <text:p>0.369135892314</text:p>
          </table:table-cell>
          <table:table-cell office:value-type="float" office:value="1508192222.90686" calcext:value-type="float">
            <text:p>1508192222.9068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97124153085" calcext:value-type="float">
            <text:p>0.297124153085</text:p>
          </table:table-cell>
          <table:table-cell office:value-type="float" office:value="1508192320.78025" calcext:value-type="float">
            <text:p>1508192320.780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9357070156" calcext:value-type="float">
            <text:p>0.459357070156</text:p>
          </table:table-cell>
          <table:table-cell office:value-type="float" office:value="1508192645.1722" calcext:value-type="float">
            <text:p>1508192645.17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office:value-type="float" office:value="0.400782410881" calcext:value-type="float">
            <text:p>0.400782410881</text:p>
          </table:table-cell>
          <table:table-cell office:value-type="float" office:value="0.400066397966" calcext:value-type="float">
            <text:p>0.400066397966</text:p>
          </table:table-cell>
          <table:table-cell office:value-type="float" office:value="0.400209600549" calcext:value-type="float">
            <text:p>0.400209600549</text:p>
          </table:table-cell>
          <table:table-cell office:value-type="float" office:value="0.400066397966" calcext:value-type="float">
            <text:p>0.400066397966</text:p>
          </table:table-cell>
          <table:table-cell office:value-type="float" office:value="1508192800.0441" calcext:value-type="float">
            <text:p>1508192800.044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41154115281" calcext:value-type="float">
            <text:p>0.441154115281</text:p>
          </table:table-cell>
          <table:table-cell office:value-type="float" office:value="1508192950.99268" calcext:value-type="float">
            <text:p>1508192950.9926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3493855247" calcext:value-type="float">
            <text:p>0.463493855247</text:p>
          </table:table-cell>
          <table:table-cell office:value-type="float" office:value="1508192978.27781" calcext:value-type="float">
            <text:p>1508192978.2778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25598321439" calcext:value-type="float">
            <text:p>0.325598321439</text:p>
          </table:table-cell>
          <table:table-cell office:value-type="float" office:value="1508193118.00274" calcext:value-type="float">
            <text:p>1508193118.0027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5658961188" calcext:value-type="float">
            <text:p>0.465658961188</text:p>
          </table:table-cell>
          <table:table-cell office:value-type="float" office:value="1508193367.82025" calcext:value-type="float">
            <text:p>1508193367.820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9478224846" calcext:value-type="float">
            <text:p>0.469478224846</text:p>
          </table:table-cell>
          <table:table-cell office:value-type="float" office:value="1508193714.82309" calcext:value-type="float">
            <text:p>1508193714.8230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b1_2" table:style-name="ta1">
        <table:shapes>
          <draw:frame draw:z-index="0" draw:style-name="gr1" draw:text-style-name="P1" svg:width="159.97mm" svg:height="89.74mm" svg:x="160.8mm" svg:y="1.98mm">
            <draw:object draw:notify-on-update-of-ranges="gb1_2.A2:gb1_2.A14 gb1_2.C1:gb1_2.C1 gb1_2.C2:gb1_2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1" calcext:value-type="float">
            <text:p>-1</text:p>
          </table:table-cell>
          <table:table-cell office:value-type="float" office:value="0.277361984569" calcext:value-type="float">
            <text:p>0.277361984569</text:p>
          </table:table-cell>
          <table:table-cell office:value-type="float" office:value="0.277245488297" calcext:value-type="float">
            <text:p>0.277245488297</text:p>
          </table:table-cell>
          <table:table-cell office:value-type="float" office:value="0.277268787551" calcext:value-type="float">
            <text:p>0.277268787551</text:p>
          </table:table-cell>
          <table:table-cell office:value-type="float" office:value="0.277245488297" calcext:value-type="float">
            <text:p>0.277245488297</text:p>
          </table:table-cell>
          <table:table-cell office:value-type="float" office:value="1508085323.36479" calcext:value-type="float">
            <text:p>1508085323.36479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1" calcext:value-type="float">
            <text:p>-1</text:p>
          </table:table-cell>
          <table:table-cell office:value-type="float" office:value="0.272791372332" calcext:value-type="float">
            <text:p>0.272791372332</text:p>
          </table:table-cell>
          <table:table-cell office:value-type="float" office:value="0.272627455914" calcext:value-type="float">
            <text:p>0.272627455914</text:p>
          </table:table-cell>
          <table:table-cell office:value-type="float" office:value="0.272758589049" calcext:value-type="float">
            <text:p>0.272758589049</text:p>
          </table:table-cell>
          <table:table-cell office:value-type="float" office:value="0.272791372332" calcext:value-type="float">
            <text:p>0.272791372332</text:p>
          </table:table-cell>
          <table:table-cell office:value-type="float" office:value="1508085080.15431" calcext:value-type="float">
            <text:p>1508085080.15431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0.257141422403" calcext:value-type="float">
            <text:p>0.257141422403</text:p>
          </table:table-cell>
          <table:table-cell office:value-type="float" office:value="0.257137047737" calcext:value-type="float">
            <text:p>0.257137047737</text:p>
          </table:table-cell>
          <table:table-cell office:value-type="float" office:value="0.257137922671" calcext:value-type="float">
            <text:p>0.257137922671</text:p>
          </table:table-cell>
          <table:table-cell office:value-type="float" office:value="0.257137047737" calcext:value-type="float">
            <text:p>0.257137047737</text:p>
          </table:table-cell>
          <table:table-cell office:value-type="float" office:value="1508084222.75115" calcext:value-type="float">
            <text:p>1508084222.7511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1" calcext:value-type="float">
            <text:p>-1</text:p>
          </table:table-cell>
          <table:table-cell office:value-type="float" office:value="0.251664821946" calcext:value-type="float">
            <text:p>0.251664821946</text:p>
          </table:table-cell>
          <table:table-cell office:value-type="float" office:value="0.251583448858" calcext:value-type="float">
            <text:p>0.251583448858</text:p>
          </table:table-cell>
          <table:table-cell office:value-type="float" office:value="0.251648547328" calcext:value-type="float">
            <text:p>0.251648547328</text:p>
          </table:table-cell>
          <table:table-cell office:value-type="float" office:value="0.251664821946" calcext:value-type="float">
            <text:p>0.251664821946</text:p>
          </table:table-cell>
          <table:table-cell office:value-type="float" office:value="1508085125.03764" calcext:value-type="float">
            <text:p>1508085125.03764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50360479572" calcext:value-type="float">
            <text:p>0.250360479572</text:p>
          </table:table-cell>
          <table:table-cell office:value-type="float" office:value="1508084677.95349" calcext:value-type="float">
            <text:p>1508084677.95349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0.246575629591" calcext:value-type="float">
            <text:p>0.246575629591</text:p>
          </table:table-cell>
          <table:table-cell office:value-type="float" office:value="0.246429514191" calcext:value-type="float">
            <text:p>0.246429514191</text:p>
          </table:table-cell>
          <table:table-cell office:value-type="float" office:value="0.246546406511" calcext:value-type="float">
            <text:p>0.246546406511</text:p>
          </table:table-cell>
          <table:table-cell office:value-type="float" office:value="0.246575629591" calcext:value-type="float">
            <text:p>0.246575629591</text:p>
          </table:table-cell>
          <table:table-cell office:value-type="float" office:value="1508083814.55083" calcext:value-type="float">
            <text:p>1508083814.55083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1" calcext:value-type="float">
            <text:p>-1</text:p>
          </table:table-cell>
          <table:table-cell office:value-type="float" office:value="0.239443048562" calcext:value-type="float">
            <text:p>0.239443048562</text:p>
          </table:table-cell>
          <table:table-cell office:value-type="float" office:value="0.238803684328" calcext:value-type="float">
            <text:p>0.238803684328</text:p>
          </table:table-cell>
          <table:table-cell office:value-type="float" office:value="0.238931557175" calcext:value-type="float">
            <text:p>0.238931557175</text:p>
          </table:table-cell>
          <table:table-cell office:value-type="float" office:value="0.238803684328" calcext:value-type="float">
            <text:p>0.238803684328</text:p>
          </table:table-cell>
          <table:table-cell office:value-type="float" office:value="1508084454.83194" calcext:value-type="float">
            <text:p>1508084454.83194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1" calcext:value-type="float">
            <text:p>-1</text:p>
          </table:table-cell>
          <table:table-cell office:value-type="float" office:value="0.229618775787" calcext:value-type="float">
            <text:p>0.229618775787</text:p>
          </table:table-cell>
          <table:table-cell office:value-type="float" office:value="0.229590449172" calcext:value-type="float">
            <text:p>0.229590449172</text:p>
          </table:table-cell>
          <table:table-cell office:value-type="float" office:value="0.229613110464" calcext:value-type="float">
            <text:p>0.229613110464</text:p>
          </table:table-cell>
          <table:table-cell office:value-type="float" office:value="0.229618775787" calcext:value-type="float">
            <text:p>0.229618775787</text:p>
          </table:table-cell>
          <table:table-cell office:value-type="float" office:value="1508084390.53626" calcext:value-type="float">
            <text:p>1508084390.5362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.227667457182" calcext:value-type="float">
            <text:p>0.227667457182</text:p>
          </table:table-cell>
          <table:table-cell office:value-type="float" office:value="0.227412956422" calcext:value-type="float">
            <text:p>0.227412956422</text:p>
          </table:table-cell>
          <table:table-cell office:value-type="float" office:value="0.22761655703" calcext:value-type="float">
            <text:p>0.22761655703</text:p>
          </table:table-cell>
          <table:table-cell office:value-type="float" office:value="0.227667457182" calcext:value-type="float">
            <text:p>0.227667457182</text:p>
          </table:table-cell>
          <table:table-cell office:value-type="float" office:value="1508084274.48272" calcext:value-type="float">
            <text:p>1508084274.4827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" calcext:value-type="float">
            <text:p>-1</text:p>
          </table:table-cell>
          <table:table-cell office:value-type="float" office:value="0.223565819184" calcext:value-type="float">
            <text:p>0.223565819184</text:p>
          </table:table-cell>
          <table:table-cell office:value-type="float" office:value="0.223553124" calcext:value-type="float">
            <text:p>0.223553124</text:p>
          </table:table-cell>
          <table:table-cell office:value-type="float" office:value="0.223563280147" calcext:value-type="float">
            <text:p>0.223563280147</text:p>
          </table:table-cell>
          <table:table-cell office:value-type="float" office:value="0.223565819184" calcext:value-type="float">
            <text:p>0.223565819184</text:p>
          </table:table-cell>
          <table:table-cell office:value-type="float" office:value="1508085120.96846" calcext:value-type="float">
            <text:p>1508085120.9684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0.216065998935" calcext:value-type="float">
            <text:p>0.216065998935</text:p>
          </table:table-cell>
          <table:table-cell office:value-type="float" office:value="0.216047447314" calcext:value-type="float">
            <text:p>0.216047447314</text:p>
          </table:table-cell>
          <table:table-cell office:value-type="float" office:value="0.216062288611" calcext:value-type="float">
            <text:p>0.216062288611</text:p>
          </table:table-cell>
          <table:table-cell office:value-type="float" office:value="0.216065998935" calcext:value-type="float">
            <text:p>0.216065998935</text:p>
          </table:table-cell>
          <table:table-cell office:value-type="float" office:value="1508083749.08635" calcext:value-type="float">
            <text:p>1508083749.0863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186997829708" calcext:value-type="float">
            <text:p>0.186997829708</text:p>
          </table:table-cell>
          <table:table-cell office:value-type="float" office:value="0.184119279754" calcext:value-type="float">
            <text:p>0.184119279754</text:p>
          </table:table-cell>
          <table:table-cell office:value-type="float" office:value="0.186422119717" calcext:value-type="float">
            <text:p>0.186422119717</text:p>
          </table:table-cell>
          <table:table-cell office:value-type="float" office:value="0.186997829708" calcext:value-type="float">
            <text:p>0.186997829708</text:p>
          </table:table-cell>
          <table:table-cell office:value-type="float" office:value="1508083687.0397" calcext:value-type="float">
            <text:p>1508083687.0397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183375357745" calcext:value-type="float">
            <text:p>0.183375357745</text:p>
          </table:table-cell>
          <table:table-cell office:value-type="float" office:value="1508084536.06106" calcext:value-type="float">
            <text:p>1508084536.0610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gb1_en_1" table:style-name="ta1">
        <table:shapes>
          <draw:frame draw:z-index="0" draw:style-name="gr1" draw:text-style-name="P1" svg:width="159.97mm" svg:height="89.74mm" svg:x="194.39mm" svg:y="0mm">
            <draw:object draw:notify-on-update-of-ranges="gb1_en_1.A2:gb1_en_1.A93 gb1_en_1.C1:gb1_en_1.C1 gb1_en_1.C2:gb1_en_1.C9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7mm" svg:height="89.74mm" svg:x="192.74mm" svg:y="91.44mm">
            <draw:object draw:notify-on-update-of-ranges="gb1_en_1.B2:gb1_en_1.B93 gb1_en_1.C1:gb1_en_1.C1 gb1_en_1.C2:gb1_en_1.C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505338359249" calcext:value-type="float">
            <text:p>0.505338359249</text:p>
          </table:table-cell>
          <table:table-cell office:value-type="float" office:value="1508124889.90958" calcext:value-type="float">
            <text:p>1508124889.9095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04847341865" calcext:value-type="float">
            <text:p>0.504847341865</text:p>
          </table:table-cell>
          <table:table-cell office:value-type="float" office:value="0.504792257689" calcext:value-type="float">
            <text:p>0.504792257689</text:p>
          </table:table-cell>
          <table:table-cell office:value-type="float" office:value="0.504836325029" calcext:value-type="float">
            <text:p>0.504836325029</text:p>
          </table:table-cell>
          <table:table-cell office:value-type="float" office:value="0.504847341865" calcext:value-type="float">
            <text:p>0.504847341865</text:p>
          </table:table-cell>
          <table:table-cell office:value-type="float" office:value="1508124423.72157" calcext:value-type="float">
            <text:p>1508124423.7215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504499291809" calcext:value-type="float">
            <text:p>0.504499291809</text:p>
          </table:table-cell>
          <table:table-cell office:value-type="float" office:value="1508124038.09654" calcext:value-type="float">
            <text:p>1508124038.0965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504392072366" calcext:value-type="float">
            <text:p>0.504392072366</text:p>
          </table:table-cell>
          <table:table-cell office:value-type="float" office:value="1508123371.72661" calcext:value-type="float">
            <text:p>1508123371.7266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503482920859" calcext:value-type="float">
            <text:p>0.503482920859</text:p>
          </table:table-cell>
          <table:table-cell office:value-type="float" office:value="1508125650.06523" calcext:value-type="float">
            <text:p>1508125650.0652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03028016927" calcext:value-type="float">
            <text:p>0.503028016927</text:p>
          </table:table-cell>
          <table:table-cell office:value-type="float" office:value="1508130581.03305" calcext:value-type="float">
            <text:p>1508130581.0330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0254177351" calcext:value-type="float">
            <text:p>0.50254177351</text:p>
          </table:table-cell>
          <table:table-cell office:value-type="float" office:value="1508130937.2968" calcext:value-type="float">
            <text:p>1508130937.296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9469841639" calcext:value-type="float">
            <text:p>0.499469841639</text:p>
          </table:table-cell>
          <table:table-cell office:value-type="float" office:value="1508131420.45677" calcext:value-type="float">
            <text:p>1508131420.4567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9209698526" calcext:value-type="float">
            <text:p>0.499209698526</text:p>
          </table:table-cell>
          <table:table-cell office:value-type="float" office:value="1508133211.31293" calcext:value-type="float">
            <text:p>1508133211.312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9154808067" calcext:value-type="float">
            <text:p>0.499154808067</text:p>
          </table:table-cell>
          <table:table-cell office:value-type="float" office:value="1508132470.0659" calcext:value-type="float">
            <text:p>1508132470.065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9104990348" calcext:value-type="float">
            <text:p>0.499104990348</text:p>
          </table:table-cell>
          <table:table-cell office:value-type="float" office:value="1508132039.6586" calcext:value-type="float">
            <text:p>1508132039.65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9100946911" calcext:value-type="float">
            <text:p>0.499100946911</text:p>
          </table:table-cell>
          <table:table-cell office:value-type="float" office:value="1508131609.73843" calcext:value-type="float">
            <text:p>1508131609.738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98548628963" calcext:value-type="float">
            <text:p>0.498548628963</text:p>
          </table:table-cell>
          <table:table-cell office:value-type="float" office:value="1508122998.13901" calcext:value-type="float">
            <text:p>1508122998.1390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5375652486" calcext:value-type="float">
            <text:p>0.495375652486</text:p>
          </table:table-cell>
          <table:table-cell office:value-type="float" office:value="1508129286.11711" calcext:value-type="float">
            <text:p>1508129286.1171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5077996014" calcext:value-type="float">
            <text:p>0.495077996014</text:p>
          </table:table-cell>
          <table:table-cell office:value-type="float" office:value="1508128578.2803" calcext:value-type="float">
            <text:p>1508128578.280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4523821628" calcext:value-type="float">
            <text:p>0.494523821628</text:p>
          </table:table-cell>
          <table:table-cell office:value-type="float" office:value="1508123493.78624" calcext:value-type="float">
            <text:p>1508123493.7862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4426548089" calcext:value-type="float">
            <text:p>0.494426548089</text:p>
          </table:table-cell>
          <table:table-cell office:value-type="float" office:value="1508128833.52331" calcext:value-type="float">
            <text:p>1508128833.523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4359740099" calcext:value-type="float">
            <text:p>0.494359740099</text:p>
          </table:table-cell>
          <table:table-cell office:value-type="float" office:value="1508125428.4518" calcext:value-type="float">
            <text:p>1508125428.451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4311024762" calcext:value-type="float">
            <text:p>0.494311024762</text:p>
          </table:table-cell>
          <table:table-cell office:value-type="float" office:value="1508123811.97182" calcext:value-type="float">
            <text:p>1508123811.9718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4240846611" calcext:value-type="float">
            <text:p>0.494240846611</text:p>
          </table:table-cell>
          <table:table-cell office:value-type="float" office:value="1508125252.69947" calcext:value-type="float">
            <text:p>1508125252.6994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393613479" calcext:value-type="float">
            <text:p>0.49393613479</text:p>
          </table:table-cell>
          <table:table-cell office:value-type="float" office:value="1508124590.07354" calcext:value-type="float">
            <text:p>1508124590.0735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3936051164" calcext:value-type="float">
            <text:p>0.493936051164</text:p>
          </table:table-cell>
          <table:table-cell office:value-type="float" office:value="1508122716.2241" calcext:value-type="float">
            <text:p>1508122716.224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93858846665" calcext:value-type="float">
            <text:p>0.493858846665</text:p>
          </table:table-cell>
          <table:table-cell office:value-type="float" office:value="0.493789166856" calcext:value-type="float">
            <text:p>0.493789166856</text:p>
          </table:table-cell>
          <table:table-cell office:value-type="float" office:value="0.493844910703" calcext:value-type="float">
            <text:p>0.493844910703</text:p>
          </table:table-cell>
          <table:table-cell office:value-type="float" office:value="0.493858846665" calcext:value-type="float">
            <text:p>0.493858846665</text:p>
          </table:table-cell>
          <table:table-cell office:value-type="float" office:value="1508128253.20517" calcext:value-type="float">
            <text:p>1508128253.2051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3017787715" calcext:value-type="float">
            <text:p>0.493017787715</text:p>
          </table:table-cell>
          <table:table-cell office:value-type="float" office:value="1508127623.42172" calcext:value-type="float">
            <text:p>1508127623.421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9252782004" calcext:value-type="float">
            <text:p>0.49252782004</text:p>
          </table:table-cell>
          <table:table-cell office:value-type="float" office:value="0.492459741119" calcext:value-type="float">
            <text:p>0.492459741119</text:p>
          </table:table-cell>
          <table:table-cell office:value-type="float" office:value="0.492514204256" calcext:value-type="float">
            <text:p>0.492514204256</text:p>
          </table:table-cell>
          <table:table-cell office:value-type="float" office:value="0.49252782004" calcext:value-type="float">
            <text:p>0.49252782004</text:p>
          </table:table-cell>
          <table:table-cell office:value-type="float" office:value="1508122587.87786" calcext:value-type="float">
            <text:p>1508122587.877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2205271553" calcext:value-type="float">
            <text:p>0.492205271553</text:p>
          </table:table-cell>
          <table:table-cell office:value-type="float" office:value="1508127127.49548" calcext:value-type="float">
            <text:p>1508127127.4954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9504257318" calcext:value-type="float">
            <text:p>0.489504257318</text:p>
          </table:table-cell>
          <table:table-cell office:value-type="float" office:value="1508126654.82934" calcext:value-type="float">
            <text:p>1508126654.829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7385884937" calcext:value-type="float">
            <text:p>0.487385884937</text:p>
          </table:table-cell>
          <table:table-cell office:value-type="float" office:value="1508121013.29227" calcext:value-type="float">
            <text:p>1508121013.2922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87171836318" calcext:value-type="float">
            <text:p>0.487171836318</text:p>
          </table:table-cell>
          <table:table-cell office:value-type="float" office:value="1508120505.26747" calcext:value-type="float">
            <text:p>1508120505.2674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86819401732" calcext:value-type="float">
            <text:p>0.486819401732</text:p>
          </table:table-cell>
          <table:table-cell office:value-type="float" office:value="1508120794.87491" calcext:value-type="float">
            <text:p>1508120794.8749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6529645529" calcext:value-type="float">
            <text:p>0.486529645529</text:p>
          </table:table-cell>
          <table:table-cell office:value-type="float" office:value="1508120249.72168" calcext:value-type="float">
            <text:p>1508120249.7216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6492240783" calcext:value-type="float">
            <text:p>0.486492240783</text:p>
          </table:table-cell>
          <table:table-cell office:value-type="float" office:value="1508119775.60993" calcext:value-type="float">
            <text:p>1508119775.609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6349620862" calcext:value-type="float">
            <text:p>0.486349620862</text:p>
          </table:table-cell>
          <table:table-cell office:value-type="float" office:value="1508119049.35466" calcext:value-type="float">
            <text:p>1508119049.3546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85880819698" calcext:value-type="float">
            <text:p>0.485880819698</text:p>
          </table:table-cell>
          <table:table-cell office:value-type="float" office:value="1508120039.23531" calcext:value-type="float">
            <text:p>1508120039.235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2772621385" calcext:value-type="float">
            <text:p>0.482772621385</text:p>
          </table:table-cell>
          <table:table-cell office:value-type="float" office:value="1508118564.29329" calcext:value-type="float">
            <text:p>1508118564.2932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81748598511" calcext:value-type="float">
            <text:p>0.481748598511</text:p>
          </table:table-cell>
          <table:table-cell office:value-type="float" office:value="0.481709160629" calcext:value-type="float">
            <text:p>0.481709160629</text:p>
          </table:table-cell>
          <table:table-cell office:value-type="float" office:value="0.481717048205" calcext:value-type="float">
            <text:p>0.481717048205</text:p>
          </table:table-cell>
          <table:table-cell office:value-type="float" office:value="0.481709160629" calcext:value-type="float">
            <text:p>0.481709160629</text:p>
          </table:table-cell>
          <table:table-cell office:value-type="float" office:value="1508119375.08278" calcext:value-type="float">
            <text:p>1508119375.0827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80376761405" calcext:value-type="float">
            <text:p>0.480376761405</text:p>
          </table:table-cell>
          <table:table-cell office:value-type="float" office:value="1508130224.38309" calcext:value-type="float">
            <text:p>1508130224.3830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79876135664" calcext:value-type="float">
            <text:p>0.479876135664</text:p>
          </table:table-cell>
          <table:table-cell office:value-type="float" office:value="1508129970.16364" calcext:value-type="float">
            <text:p>1508129970.163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73459302652" calcext:value-type="float">
            <text:p>0.473459302652</text:p>
          </table:table-cell>
          <table:table-cell office:value-type="float" office:value="1508133724.44195" calcext:value-type="float">
            <text:p>1508133724.4419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3023386422" calcext:value-type="float">
            <text:p>0.463023386422</text:p>
          </table:table-cell>
          <table:table-cell office:value-type="float" office:value="1508140759.97011" calcext:value-type="float">
            <text:p>1508140759.9701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3003596769" calcext:value-type="float">
            <text:p>0.463003596769</text:p>
          </table:table-cell>
          <table:table-cell office:value-type="float" office:value="1508140148.16988" calcext:value-type="float">
            <text:p>1508140148.1698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2962761203" calcext:value-type="float">
            <text:p>0.462962761203</text:p>
          </table:table-cell>
          <table:table-cell office:value-type="float" office:value="1508140004.29373" calcext:value-type="float">
            <text:p>1508140004.293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2931320192" calcext:value-type="float">
            <text:p>0.462931320192</text:p>
          </table:table-cell>
          <table:table-cell office:value-type="float" office:value="1508139623.87865" calcext:value-type="float">
            <text:p>1508139623.8786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2715906546" calcext:value-type="float">
            <text:p>0.462715906546</text:p>
          </table:table-cell>
          <table:table-cell office:value-type="float" office:value="1508139024.02387" calcext:value-type="float">
            <text:p>1508139024.023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2594329599" calcext:value-type="float">
            <text:p>0.462594329599</text:p>
          </table:table-cell>
          <table:table-cell office:value-type="float" office:value="1508138550.03697" calcext:value-type="float">
            <text:p>1508138550.0369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62473308439" calcext:value-type="float">
            <text:p>0.462473308439</text:p>
          </table:table-cell>
          <table:table-cell office:value-type="float" office:value="1508138292.14197" calcext:value-type="float">
            <text:p>1508138292.1419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61016882809" calcext:value-type="float">
            <text:p>0.461016882809</text:p>
          </table:table-cell>
          <table:table-cell office:value-type="float" office:value="1508118388.24987" calcext:value-type="float">
            <text:p>1508118388.249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53230310468" calcext:value-type="float">
            <text:p>0.453230310468</text:p>
          </table:table-cell>
          <table:table-cell office:value-type="float" office:value="1508129726.44827" calcext:value-type="float">
            <text:p>1508129726.4482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47932982814" calcext:value-type="float">
            <text:p>0.447932982814</text:p>
          </table:table-cell>
          <table:table-cell office:value-type="float" office:value="1508122615.3562" calcext:value-type="float">
            <text:p>1508122615.356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7701903395" calcext:value-type="float">
            <text:p>0.447701903395</text:p>
          </table:table-cell>
          <table:table-cell office:value-type="float" office:value="1508126188.78066" calcext:value-type="float">
            <text:p>1508126188.7806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750633203" calcext:value-type="float">
            <text:p>0.44750633203</text:p>
          </table:table-cell>
          <table:table-cell office:value-type="float" office:value="1508136884.73102" calcext:value-type="float">
            <text:p>1508136884.731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7408691086" calcext:value-type="float">
            <text:p>0.447408691086</text:p>
          </table:table-cell>
          <table:table-cell office:value-type="float" office:value="1508136640.27021" calcext:value-type="float">
            <text:p>1508136640.2702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7405323315" calcext:value-type="float">
            <text:p>0.447405323315</text:p>
          </table:table-cell>
          <table:table-cell office:value-type="float" office:value="1508136147.71203" calcext:value-type="float">
            <text:p>1508136147.7120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office:value-type="float" office:value="0.447363462374" calcext:value-type="float">
            <text:p>0.447363462374</text:p>
          </table:table-cell>
          <table:table-cell office:value-type="float" office:value="0.447331701054" calcext:value-type="float">
            <text:p>0.447331701054</text:p>
          </table:table-cell>
          <table:table-cell office:value-type="float" office:value="0.447338053318" calcext:value-type="float">
            <text:p>0.447338053318</text:p>
          </table:table-cell>
          <table:table-cell office:value-type="float" office:value="0.447331701054" calcext:value-type="float">
            <text:p>0.447331701054</text:p>
          </table:table-cell>
          <table:table-cell office:value-type="float" office:value="1508135883.69167" calcext:value-type="float">
            <text:p>1508135883.691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47215592237" calcext:value-type="float">
            <text:p>0.447215592237</text:p>
          </table:table-cell>
          <table:table-cell office:value-type="float" office:value="1508122097.8226" calcext:value-type="float">
            <text:p>1508122097.822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7203105084" calcext:value-type="float">
            <text:p>0.447203105084</text:p>
          </table:table-cell>
          <table:table-cell office:value-type="float" office:value="1508135414.25941" calcext:value-type="float">
            <text:p>1508135414.2594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44198176062" calcext:value-type="float">
            <text:p>0.444198176062</text:p>
          </table:table-cell>
          <table:table-cell office:value-type="float" office:value="0.444196536875" calcext:value-type="float">
            <text:p>0.444196536875</text:p>
          </table:table-cell>
          <table:table-cell office:value-type="float" office:value="0.444196864712" calcext:value-type="float">
            <text:p>0.444196864712</text:p>
          </table:table-cell>
          <table:table-cell office:value-type="float" office:value="0.444196536875" calcext:value-type="float">
            <text:p>0.444196536875</text:p>
          </table:table-cell>
          <table:table-cell office:value-type="float" office:value="1508119360.68512" calcext:value-type="float">
            <text:p>1508119360.6851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1261818004" calcext:value-type="float">
            <text:p>0.441261818004</text:p>
          </table:table-cell>
          <table:table-cell office:value-type="float" office:value="1508126690.66244" calcext:value-type="float">
            <text:p>1508126690.6624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9469828795" calcext:value-type="float">
            <text:p>0.439469828795</text:p>
          </table:table-cell>
          <table:table-cell office:value-type="float" office:value="1508134914.30687" calcext:value-type="float">
            <text:p>1508134914.306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9023437177" calcext:value-type="float">
            <text:p>0.439023437177</text:p>
          </table:table-cell>
          <table:table-cell office:value-type="float" office:value="1508134601.97832" calcext:value-type="float">
            <text:p>1508134601.9783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8908930202" calcext:value-type="float">
            <text:p>0.438908930202</text:p>
          </table:table-cell>
          <table:table-cell office:value-type="float" office:value="1508134249.75182" calcext:value-type="float">
            <text:p>1508134249.7518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8593587734" calcext:value-type="float">
            <text:p>0.438593587734</text:p>
          </table:table-cell>
          <table:table-cell office:value-type="float" office:value="1508134025.65641" calcext:value-type="float">
            <text:p>1508134025.6564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7718465647" calcext:value-type="float">
            <text:p>0.437718465647</text:p>
          </table:table-cell>
          <table:table-cell office:value-type="float" office:value="1508133927.35181" calcext:value-type="float">
            <text:p>1508133927.351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7619886689" calcext:value-type="float">
            <text:p>0.437619886689</text:p>
          </table:table-cell>
          <table:table-cell office:value-type="float" office:value="1508137680.80006" calcext:value-type="float">
            <text:p>1508137680.800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7005370819" calcext:value-type="float">
            <text:p>0.437005370819</text:p>
          </table:table-cell>
          <table:table-cell office:value-type="float" office:value="1508137320.79832" calcext:value-type="float">
            <text:p>1508137320.7983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office:value-type="float" office:value="0.422039276419" calcext:value-type="float">
            <text:p>0.422039276419</text:p>
          </table:table-cell>
          <table:table-cell office:value-type="float" office:value="0.422015731027" calcext:value-type="float">
            <text:p>0.422015731027</text:p>
          </table:table-cell>
          <table:table-cell office:value-type="float" office:value="0.422034567341" calcext:value-type="float">
            <text:p>0.422034567341</text:p>
          </table:table-cell>
          <table:table-cell office:value-type="float" office:value="0.422039276419" calcext:value-type="float">
            <text:p>0.422039276419</text:p>
          </table:table-cell>
          <table:table-cell office:value-type="float" office:value="1508137475.36079" calcext:value-type="float">
            <text:p>1508137475.360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8162138911" calcext:value-type="float">
            <text:p>0.408162138911</text:p>
          </table:table-cell>
          <table:table-cell office:value-type="float" office:value="1508137956.22919" calcext:value-type="float">
            <text:p>1508137956.229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98390753925" calcext:value-type="float">
            <text:p>0.398390753925</text:p>
          </table:table-cell>
          <table:table-cell office:value-type="float" office:value="1508141149.6593" calcext:value-type="float">
            <text:p>1508141149.65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91361278539" calcext:value-type="float">
            <text:p>0.391361278539</text:p>
          </table:table-cell>
          <table:table-cell office:value-type="float" office:value="1508145394.60555" calcext:value-type="float">
            <text:p>1508145394.6055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82500251432" calcext:value-type="float">
            <text:p>0.382500251432</text:p>
          </table:table-cell>
          <table:table-cell office:value-type="float" office:value="1508145114.76916" calcext:value-type="float">
            <text:p>1508145114.7691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7530128" calcext:value-type="float">
            <text:p>0.37857530128</text:p>
          </table:table-cell>
          <table:table-cell office:value-type="float" office:value="1508147003.72774" calcext:value-type="float">
            <text:p>1508147003.7277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7530128" calcext:value-type="float">
            <text:p>0.37857530128</text:p>
          </table:table-cell>
          <table:table-cell office:value-type="float" office:value="1508147610.4854" calcext:value-type="float">
            <text:p>1508147610.485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73245991" calcext:value-type="float">
            <text:p>0.378573245991</text:p>
          </table:table-cell>
          <table:table-cell office:value-type="float" office:value="1508147072.40383" calcext:value-type="float">
            <text:p>1508147072.4038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70406449" calcext:value-type="float">
            <text:p>0.378570406449</text:p>
          </table:table-cell>
          <table:table-cell office:value-type="float" office:value="1508148031.56775" calcext:value-type="float">
            <text:p>1508148031.5677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6554867" calcext:value-type="float">
            <text:p>0.37856554867</text:p>
          </table:table-cell>
          <table:table-cell office:value-type="float" office:value="1508148350.0638" calcext:value-type="float">
            <text:p>1508148350.063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56554867" calcext:value-type="float">
            <text:p>0.37856554867</text:p>
          </table:table-cell>
          <table:table-cell office:value-type="float" office:value="1508148923.97543" calcext:value-type="float">
            <text:p>1508148923.975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499975632" calcext:value-type="float">
            <text:p>0.378499975632</text:p>
          </table:table-cell>
          <table:table-cell office:value-type="float" office:value="1508146320.56019" calcext:value-type="float">
            <text:p>1508146320.560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418602525" calcext:value-type="float">
            <text:p>0.378418602525</text:p>
          </table:table-cell>
          <table:table-cell office:value-type="float" office:value="1508145998.4692" calcext:value-type="float">
            <text:p>1508145998.469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220086871" calcext:value-type="float">
            <text:p>0.378220086871</text:p>
          </table:table-cell>
          <table:table-cell office:value-type="float" office:value="1508145859.49946" calcext:value-type="float">
            <text:p>1508145859.499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378208178978" calcext:value-type="float">
            <text:p>0.378208178978</text:p>
          </table:table-cell>
          <table:table-cell office:value-type="float" office:value="0.378165641104" calcext:value-type="float">
            <text:p>0.378165641104</text:p>
          </table:table-cell>
          <table:table-cell office:value-type="float" office:value="0.378199671403" calcext:value-type="float">
            <text:p>0.378199671403</text:p>
          </table:table-cell>
          <table:table-cell office:value-type="float" office:value="0.378208178978" calcext:value-type="float">
            <text:p>0.378208178978</text:p>
          </table:table-cell>
          <table:table-cell office:value-type="float" office:value="1508145656.26906" calcext:value-type="float">
            <text:p>1508145656.269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8109837431" calcext:value-type="float">
            <text:p>0.378109837431</text:p>
          </table:table-cell>
          <table:table-cell office:value-type="float" office:value="1508145398.47706" calcext:value-type="float">
            <text:p>1508145398.477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7202869938" calcext:value-type="float">
            <text:p>0.377202869938</text:p>
          </table:table-cell>
          <table:table-cell office:value-type="float" office:value="1508144392.15737" calcext:value-type="float">
            <text:p>1508144392.1573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7101318836" calcext:value-type="float">
            <text:p>0.377101318836</text:p>
          </table:table-cell>
          <table:table-cell office:value-type="float" office:value="1508143390.86198" calcext:value-type="float">
            <text:p>1508143390.8619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7067189316" calcext:value-type="float">
            <text:p>0.377067189316</text:p>
          </table:table-cell>
          <table:table-cell office:value-type="float" office:value="1508144067.74448" calcext:value-type="float">
            <text:p>1508144067.7444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office:value-type="float" office:value="0.377054352919" calcext:value-type="float">
            <text:p>0.377054352919</text:p>
          </table:table-cell>
          <table:table-cell office:value-type="float" office:value="0.377046166471" calcext:value-type="float">
            <text:p>0.377046166471</text:p>
          </table:table-cell>
          <table:table-cell office:value-type="float" office:value="0.37704780376" calcext:value-type="float">
            <text:p>0.37704780376</text:p>
          </table:table-cell>
          <table:table-cell office:value-type="float" office:value="0.377046166471" calcext:value-type="float">
            <text:p>0.377046166471</text:p>
          </table:table-cell>
          <table:table-cell office:value-type="float" office:value="1508144774.8723" calcext:value-type="float">
            <text:p>1508144774.872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7047213008" calcext:value-type="float">
            <text:p>0.377047213008</text:p>
          </table:table-cell>
          <table:table-cell office:value-type="float" office:value="1508143190.14386" calcext:value-type="float">
            <text:p>1508143190.143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973274616" calcext:value-type="float">
            <text:p>0.376973274616</text:p>
          </table:table-cell>
          <table:table-cell office:value-type="float" office:value="1508142498.38134" calcext:value-type="float">
            <text:p>1508142498.381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942479339" calcext:value-type="float">
            <text:p>0.376942479339</text:p>
          </table:table-cell>
          <table:table-cell office:value-type="float" office:value="1508142170.80304" calcext:value-type="float">
            <text:p>1508142170.8030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661856625" calcext:value-type="float">
            <text:p>0.376661856625</text:p>
          </table:table-cell>
          <table:table-cell office:value-type="float" office:value="1508141916.02815" calcext:value-type="float">
            <text:p>1508141916.0281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598197448" calcext:value-type="float">
            <text:p>0.376598197448</text:p>
          </table:table-cell>
          <table:table-cell office:value-type="float" office:value="1508141913.81003" calcext:value-type="float">
            <text:p>1508141913.8100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13850501" calcext:value-type="float">
            <text:p>0.37613850501</text:p>
          </table:table-cell>
          <table:table-cell office:value-type="float" office:value="1508141565.50056" calcext:value-type="float">
            <text:p>1508141565.5005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5805067522" calcext:value-type="float">
            <text:p>0.375805067522</text:p>
          </table:table-cell>
          <table:table-cell office:value-type="float" office:value="1508141261.09728" calcext:value-type="float">
            <text:p>1508141261.0972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b1_en_3" table:style-name="ta1">
        <table:shapes>
          <draw:frame draw:z-index="0" draw:style-name="gr1" draw:text-style-name="P1" svg:width="159.97mm" svg:height="89.74mm" svg:x="152.26mm" svg:y="0mm">
            <draw:object draw:notify-on-update-of-ranges="gb1_en_3.A2:gb1_en_3.A93 gb1_en_3.C1:gb1_en_3.C1 gb1_en_3.C2:gb1_en_3.C9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7mm" svg:height="89.74mm" svg:x="150.89mm" svg:y="91.72mm">
            <draw:object draw:notify-on-update-of-ranges="gb1_en_3.B2:gb1_en_3.B93 gb1_en_3.C1:gb1_en_3.C1 gb1_en_3.C2:gb1_en_3.C9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399146493053" calcext:value-type="float">
            <text:p>0.399146493053</text:p>
          </table:table-cell>
          <table:table-cell office:value-type="float" office:value="0.399132440758" calcext:value-type="float">
            <text:p>0.399132440758</text:p>
          </table:table-cell>
          <table:table-cell office:value-type="float" office:value="0.399143682594" calcext:value-type="float">
            <text:p>0.399143682594</text:p>
          </table:table-cell>
          <table:table-cell office:value-type="float" office:value="0.399146493053" calcext:value-type="float">
            <text:p>0.399146493053</text:p>
          </table:table-cell>
          <table:table-cell office:value-type="float" office:value="1508172180.45422" calcext:value-type="float">
            <text:p>1508172180.4542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72665319024" calcext:value-type="float">
            <text:p>0.372665319024</text:p>
          </table:table-cell>
          <table:table-cell office:value-type="float" office:value="0.372377012534" calcext:value-type="float">
            <text:p>0.372377012534</text:p>
          </table:table-cell>
          <table:table-cell office:value-type="float" office:value="0.372607657726" calcext:value-type="float">
            <text:p>0.372607657726</text:p>
          </table:table-cell>
          <table:table-cell office:value-type="float" office:value="0.372665319024" calcext:value-type="float">
            <text:p>0.372665319024</text:p>
          </table:table-cell>
          <table:table-cell office:value-type="float" office:value="1508141891.60445" calcext:value-type="float">
            <text:p>1508141891.604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70401002787" calcext:value-type="float">
            <text:p>0.370401002787</text:p>
          </table:table-cell>
          <table:table-cell office:value-type="float" office:value="0.370237723188" calcext:value-type="float">
            <text:p>0.370237723188</text:p>
          </table:table-cell>
          <table:table-cell office:value-type="float" office:value="0.370270379108" calcext:value-type="float">
            <text:p>0.370270379108</text:p>
          </table:table-cell>
          <table:table-cell office:value-type="float" office:value="0.370237723188" calcext:value-type="float">
            <text:p>0.370237723188</text:p>
          </table:table-cell>
          <table:table-cell office:value-type="float" office:value="1508143080.29276" calcext:value-type="float">
            <text:p>1508143080.2927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69460170455" calcext:value-type="float">
            <text:p>0.369460170455</text:p>
          </table:table-cell>
          <table:table-cell office:value-type="float" office:value="0.3694568049" calcext:value-type="float">
            <text:p>0.3694568049</text:p>
          </table:table-cell>
          <table:table-cell office:value-type="float" office:value="0.369457478011" calcext:value-type="float">
            <text:p>0.369457478011</text:p>
          </table:table-cell>
          <table:table-cell office:value-type="float" office:value="0.3694568049" calcext:value-type="float">
            <text:p>0.3694568049</text:p>
          </table:table-cell>
          <table:table-cell office:value-type="float" office:value="1508144414.25519" calcext:value-type="float">
            <text:p>1508144414.255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.361626152769" calcext:value-type="float">
            <text:p>0.361626152769</text:p>
          </table:table-cell>
          <table:table-cell office:value-type="float" office:value="0.361552859042" calcext:value-type="float">
            <text:p>0.361552859042</text:p>
          </table:table-cell>
          <table:table-cell office:value-type="float" office:value="0.361567517787" calcext:value-type="float">
            <text:p>0.361567517787</text:p>
          </table:table-cell>
          <table:table-cell office:value-type="float" office:value="0.361552859042" calcext:value-type="float">
            <text:p>0.361552859042</text:p>
          </table:table-cell>
          <table:table-cell office:value-type="float" office:value="1508166833.00914" calcext:value-type="float">
            <text:p>1508166833.009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office:value-type="float" office:value="0.360784501916" calcext:value-type="float">
            <text:p>0.360784501916</text:p>
          </table:table-cell>
          <table:table-cell office:value-type="float" office:value="0.360610938757" calcext:value-type="float">
            <text:p>0.360610938757</text:p>
          </table:table-cell>
          <table:table-cell office:value-type="float" office:value="0.360645651389" calcext:value-type="float">
            <text:p>0.360645651389</text:p>
          </table:table-cell>
          <table:table-cell office:value-type="float" office:value="0.360610938757" calcext:value-type="float">
            <text:p>0.360610938757</text:p>
          </table:table-cell>
          <table:table-cell office:value-type="float" office:value="1508167757.86466" calcext:value-type="float">
            <text:p>1508167757.8646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60553646283" calcext:value-type="float">
            <text:p>0.360553646283</text:p>
          </table:table-cell>
          <table:table-cell office:value-type="float" office:value="0.360486185273" calcext:value-type="float">
            <text:p>0.360486185273</text:p>
          </table:table-cell>
          <table:table-cell office:value-type="float" office:value="0.360499677475" calcext:value-type="float">
            <text:p>0.360499677475</text:p>
          </table:table-cell>
          <table:table-cell office:value-type="float" office:value="0.360486185273" calcext:value-type="float">
            <text:p>0.360486185273</text:p>
          </table:table-cell>
          <table:table-cell office:value-type="float" office:value="1508147209.13823" calcext:value-type="float">
            <text:p>1508147209.138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59495164821" calcext:value-type="float">
            <text:p>0.359495164821</text:p>
          </table:table-cell>
          <table:table-cell office:value-type="float" office:value="0.359406372806" calcext:value-type="float">
            <text:p>0.359406372806</text:p>
          </table:table-cell>
          <table:table-cell office:value-type="float" office:value="0.359477406418" calcext:value-type="float">
            <text:p>0.359477406418</text:p>
          </table:table-cell>
          <table:table-cell office:value-type="float" office:value="0.359495164821" calcext:value-type="float">
            <text:p>0.359495164821</text:p>
          </table:table-cell>
          <table:table-cell office:value-type="float" office:value="1508144338.97287" calcext:value-type="float">
            <text:p>1508144338.9728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356887798356" calcext:value-type="float">
            <text:p>0.356887798356</text:p>
          </table:table-cell>
          <table:table-cell office:value-type="float" office:value="0.356756555757" calcext:value-type="float">
            <text:p>0.356756555757</text:p>
          </table:table-cell>
          <table:table-cell office:value-type="float" office:value="0.356782804277" calcext:value-type="float">
            <text:p>0.356782804277</text:p>
          </table:table-cell>
          <table:table-cell office:value-type="float" office:value="0.356756555757" calcext:value-type="float">
            <text:p>0.356756555757</text:p>
          </table:table-cell>
          <table:table-cell office:value-type="float" office:value="1508153587.25759" calcext:value-type="float">
            <text:p>1508153587.257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56742425215" calcext:value-type="float">
            <text:p>0.356742425215</text:p>
          </table:table-cell>
          <table:table-cell office:value-type="float" office:value="0.356742383802" calcext:value-type="float">
            <text:p>0.356742383802</text:p>
          </table:table-cell>
          <table:table-cell office:value-type="float" office:value="0.356742416932" calcext:value-type="float">
            <text:p>0.356742416932</text:p>
          </table:table-cell>
          <table:table-cell office:value-type="float" office:value="0.356742425215" calcext:value-type="float">
            <text:p>0.356742425215</text:p>
          </table:table-cell>
          <table:table-cell office:value-type="float" office:value="1508148785.9223" calcext:value-type="float">
            <text:p>1508148785.92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56155753438" calcext:value-type="float">
            <text:p>0.356155753438</text:p>
          </table:table-cell>
          <table:table-cell office:value-type="float" office:value="0.356035726701" calcext:value-type="float">
            <text:p>0.356035726701</text:p>
          </table:table-cell>
          <table:table-cell office:value-type="float" office:value="0.356131748091" calcext:value-type="float">
            <text:p>0.356131748091</text:p>
          </table:table-cell>
          <table:table-cell office:value-type="float" office:value="0.356155753438" calcext:value-type="float">
            <text:p>0.356155753438</text:p>
          </table:table-cell>
          <table:table-cell office:value-type="float" office:value="1508144045.61727" calcext:value-type="float">
            <text:p>1508144045.617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office:value-type="float" office:value="0.356082538132" calcext:value-type="float">
            <text:p>0.356082538132</text:p>
          </table:table-cell>
          <table:table-cell office:value-type="float" office:value="0.356065481441" calcext:value-type="float">
            <text:p>0.356065481441</text:p>
          </table:table-cell>
          <table:table-cell office:value-type="float" office:value="0.356068892779" calcext:value-type="float">
            <text:p>0.356068892779</text:p>
          </table:table-cell>
          <table:table-cell office:value-type="float" office:value="0.356065481441" calcext:value-type="float">
            <text:p>0.356065481441</text:p>
          </table:table-cell>
          <table:table-cell office:value-type="float" office:value="1508175655.91053" calcext:value-type="float">
            <text:p>1508175655.9105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0.35468560486" calcext:value-type="float">
            <text:p>0.35468560486</text:p>
          </table:table-cell>
          <table:table-cell office:value-type="float" office:value="0.354604094711" calcext:value-type="float">
            <text:p>0.354604094711</text:p>
          </table:table-cell>
          <table:table-cell office:value-type="float" office:value="0.35466930283" calcext:value-type="float">
            <text:p>0.35466930283</text:p>
          </table:table-cell>
          <table:table-cell office:value-type="float" office:value="0.35468560486" calcext:value-type="float">
            <text:p>0.35468560486</text:p>
          </table:table-cell>
          <table:table-cell office:value-type="float" office:value="1508172760.29997" calcext:value-type="float">
            <text:p>1508172760.299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354446107155" calcext:value-type="float">
            <text:p>0.354446107155</text:p>
          </table:table-cell>
          <table:table-cell office:value-type="float" office:value="0.354387950488" calcext:value-type="float">
            <text:p>0.354387950488</text:p>
          </table:table-cell>
          <table:table-cell office:value-type="float" office:value="0.354399581821" calcext:value-type="float">
            <text:p>0.354399581821</text:p>
          </table:table-cell>
          <table:table-cell office:value-type="float" office:value="0.354387950488" calcext:value-type="float">
            <text:p>0.354387950488</text:p>
          </table:table-cell>
          <table:table-cell office:value-type="float" office:value="1508153063.30667" calcext:value-type="float">
            <text:p>1508153063.3066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office:value-type="float" office:value="0.353227695175" calcext:value-type="float">
            <text:p>0.353227695175</text:p>
          </table:table-cell>
          <table:table-cell office:value-type="float" office:value="0.353203684189" calcext:value-type="float">
            <text:p>0.353203684189</text:p>
          </table:table-cell>
          <table:table-cell office:value-type="float" office:value="0.353208486386" calcext:value-type="float">
            <text:p>0.353208486386</text:p>
          </table:table-cell>
          <table:table-cell office:value-type="float" office:value="0.353203684189" calcext:value-type="float">
            <text:p>0.353203684189</text:p>
          </table:table-cell>
          <table:table-cell office:value-type="float" office:value="1508158187.88758" calcext:value-type="float">
            <text:p>1508158187.887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office:value-type="float" office:value="0.352696592655" calcext:value-type="float">
            <text:p>0.352696592655</text:p>
          </table:table-cell>
          <table:table-cell office:value-type="float" office:value="0.352642417783" calcext:value-type="float">
            <text:p>0.352642417783</text:p>
          </table:table-cell>
          <table:table-cell office:value-type="float" office:value="0.35268575768" calcext:value-type="float">
            <text:p>0.35268575768</text:p>
          </table:table-cell>
          <table:table-cell office:value-type="float" office:value="0.352696592655" calcext:value-type="float">
            <text:p>0.352696592655</text:p>
          </table:table-cell>
          <table:table-cell office:value-type="float" office:value="1508162964.25109" calcext:value-type="float">
            <text:p>1508162964.2510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52590447943" calcext:value-type="float">
            <text:p>0.352590447943</text:p>
          </table:table-cell>
          <table:table-cell office:value-type="float" office:value="0.352583306317" calcext:value-type="float">
            <text:p>0.352583306317</text:p>
          </table:table-cell>
          <table:table-cell office:value-type="float" office:value="0.352589019618" calcext:value-type="float">
            <text:p>0.352589019618</text:p>
          </table:table-cell>
          <table:table-cell office:value-type="float" office:value="0.352590447943" calcext:value-type="float">
            <text:p>0.352590447943</text:p>
          </table:table-cell>
          <table:table-cell office:value-type="float" office:value="1508143978.98625" calcext:value-type="float">
            <text:p>1508143978.986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office:value-type="float" office:value="0.352421769321" calcext:value-type="float">
            <text:p>0.352421769321</text:p>
          </table:table-cell>
          <table:table-cell office:value-type="float" office:value="0.352373237749" calcext:value-type="float">
            <text:p>0.352373237749</text:p>
          </table:table-cell>
          <table:table-cell office:value-type="float" office:value="0.352382944064" calcext:value-type="float">
            <text:p>0.352382944064</text:p>
          </table:table-cell>
          <table:table-cell office:value-type="float" office:value="0.352373237749" calcext:value-type="float">
            <text:p>0.352373237749</text:p>
          </table:table-cell>
          <table:table-cell office:value-type="float" office:value="1508174745.78829" calcext:value-type="float">
            <text:p>1508174745.788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50815872384" calcext:value-type="float">
            <text:p>0.350815872384</text:p>
          </table:table-cell>
          <table:table-cell office:value-type="float" office:value="0.350646238616" calcext:value-type="float">
            <text:p>0.350646238616</text:p>
          </table:table-cell>
          <table:table-cell office:value-type="float" office:value="0.35068016537" calcext:value-type="float">
            <text:p>0.35068016537</text:p>
          </table:table-cell>
          <table:table-cell office:value-type="float" office:value="0.350646238616" calcext:value-type="float">
            <text:p>0.350646238616</text:p>
          </table:table-cell>
          <table:table-cell office:value-type="float" office:value="1508148553.52541" calcext:value-type="float">
            <text:p>1508148553.5254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office:value-type="float" office:value="0.349524611143" calcext:value-type="float">
            <text:p>0.349524611143</text:p>
          </table:table-cell>
          <table:table-cell office:value-type="float" office:value="0.349462035746" calcext:value-type="float">
            <text:p>0.349462035746</text:p>
          </table:table-cell>
          <table:table-cell office:value-type="float" office:value="0.349474550825" calcext:value-type="float">
            <text:p>0.349474550825</text:p>
          </table:table-cell>
          <table:table-cell office:value-type="float" office:value="0.349462035746" calcext:value-type="float">
            <text:p>0.349462035746</text:p>
          </table:table-cell>
          <table:table-cell office:value-type="float" office:value="1508152033.78123" calcext:value-type="float">
            <text:p>1508152033.781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49459421403" calcext:value-type="float">
            <text:p>0.349459421403</text:p>
          </table:table-cell>
          <table:table-cell office:value-type="float" office:value="0.349398006072" calcext:value-type="float">
            <text:p>0.349398006072</text:p>
          </table:table-cell>
          <table:table-cell office:value-type="float" office:value="0.349447138337" calcext:value-type="float">
            <text:p>0.349447138337</text:p>
          </table:table-cell>
          <table:table-cell office:value-type="float" office:value="0.349459421403" calcext:value-type="float">
            <text:p>0.349459421403</text:p>
          </table:table-cell>
          <table:table-cell office:value-type="float" office:value="1508147603.34508" calcext:value-type="float">
            <text:p>1508147603.345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49293931408" calcext:value-type="float">
            <text:p>0.349293931408</text:p>
          </table:table-cell>
          <table:table-cell office:value-type="float" office:value="0.349219677854" calcext:value-type="float">
            <text:p>0.349219677854</text:p>
          </table:table-cell>
          <table:table-cell office:value-type="float" office:value="0.349279080698" calcext:value-type="float">
            <text:p>0.349279080698</text:p>
          </table:table-cell>
          <table:table-cell office:value-type="float" office:value="0.349293931408" calcext:value-type="float">
            <text:p>0.349293931408</text:p>
          </table:table-cell>
          <table:table-cell office:value-type="float" office:value="1508142665.55383" calcext:value-type="float">
            <text:p>1508142665.5538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49168049807" calcext:value-type="float">
            <text:p>0.349168049807</text:p>
          </table:table-cell>
          <table:table-cell office:value-type="float" office:value="1508141569.68689" calcext:value-type="float">
            <text:p>1508141569.6868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office:value-type="float" office:value="0.348737254265" calcext:value-type="float">
            <text:p>0.348737254265</text:p>
          </table:table-cell>
          <table:table-cell office:value-type="float" office:value="0.348461517156" calcext:value-type="float">
            <text:p>0.348461517156</text:p>
          </table:table-cell>
          <table:table-cell office:value-type="float" office:value="0.348516664578" calcext:value-type="float">
            <text:p>0.348516664578</text:p>
          </table:table-cell>
          <table:table-cell office:value-type="float" office:value="0.348461517156" calcext:value-type="float">
            <text:p>0.348461517156</text:p>
          </table:table-cell>
          <table:table-cell office:value-type="float" office:value="1508157740.89371" calcext:value-type="float">
            <text:p>1508157740.8937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office:value-type="float" office:value="0.34807725441" calcext:value-type="float">
            <text:p>0.34807725441</text:p>
          </table:table-cell>
          <table:table-cell office:value-type="float" office:value="0.347790275003" calcext:value-type="float">
            <text:p>0.347790275003</text:p>
          </table:table-cell>
          <table:table-cell office:value-type="float" office:value="0.347847670884" calcext:value-type="float">
            <text:p>0.347847670884</text:p>
          </table:table-cell>
          <table:table-cell office:value-type="float" office:value="0.347790275003" calcext:value-type="float">
            <text:p>0.347790275003</text:p>
          </table:table-cell>
          <table:table-cell office:value-type="float" office:value="1508169357.51404" calcext:value-type="float">
            <text:p>1508169357.514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47687729907" calcext:value-type="float">
            <text:p>0.347687729907</text:p>
          </table:table-cell>
          <table:table-cell office:value-type="float" office:value="0.347659210036" calcext:value-type="float">
            <text:p>0.347659210036</text:p>
          </table:table-cell>
          <table:table-cell office:value-type="float" office:value="0.347682025933" calcext:value-type="float">
            <text:p>0.347682025933</text:p>
          </table:table-cell>
          <table:table-cell office:value-type="float" office:value="0.347687729907" calcext:value-type="float">
            <text:p>0.347687729907</text:p>
          </table:table-cell>
          <table:table-cell office:value-type="float" office:value="1508147178.51235" calcext:value-type="float">
            <text:p>1508147178.512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47101601017" calcext:value-type="float">
            <text:p>0.347101601017</text:p>
          </table:table-cell>
          <table:table-cell office:value-type="float" office:value="0.347097163706" calcext:value-type="float">
            <text:p>0.347097163706</text:p>
          </table:table-cell>
          <table:table-cell office:value-type="float" office:value="0.347098051168" calcext:value-type="float">
            <text:p>0.347098051168</text:p>
          </table:table-cell>
          <table:table-cell office:value-type="float" office:value="0.347097163706" calcext:value-type="float">
            <text:p>0.347097163706</text:p>
          </table:table-cell>
          <table:table-cell office:value-type="float" office:value="1508142310.72894" calcext:value-type="float">
            <text:p>1508142310.728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7045518275" calcext:value-type="float">
            <text:p>0.347045518275</text:p>
          </table:table-cell>
          <table:table-cell office:value-type="float" office:value="1508162597.62519" calcext:value-type="float">
            <text:p>1508162597.625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office:value-type="float" office:value="0.345692142796" calcext:value-type="float">
            <text:p>0.345692142796</text:p>
          </table:table-cell>
          <table:table-cell office:value-type="float" office:value="0.345682345707" calcext:value-type="float">
            <text:p>0.345682345707</text:p>
          </table:table-cell>
          <table:table-cell office:value-type="float" office:value="0.345690183378" calcext:value-type="float">
            <text:p>0.345690183378</text:p>
          </table:table-cell>
          <table:table-cell office:value-type="float" office:value="0.345692142796" calcext:value-type="float">
            <text:p>0.345692142796</text:p>
          </table:table-cell>
          <table:table-cell office:value-type="float" office:value="1508151647.72258" calcext:value-type="float">
            <text:p>1508151647.722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4470618003" calcext:value-type="float">
            <text:p>0.34470618003</text:p>
          </table:table-cell>
          <table:table-cell office:value-type="float" office:value="1508137136.56527" calcext:value-type="float">
            <text:p>1508137136.565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office:value-type="float" office:value="0.343860216273" calcext:value-type="float">
            <text:p>0.343860216273</text:p>
          </table:table-cell>
          <table:table-cell office:value-type="float" office:value="0.343624636043" calcext:value-type="float">
            <text:p>0.343624636043</text:p>
          </table:table-cell>
          <table:table-cell office:value-type="float" office:value="0.343813100227" calcext:value-type="float">
            <text:p>0.343813100227</text:p>
          </table:table-cell>
          <table:table-cell office:value-type="float" office:value="0.343860216273" calcext:value-type="float">
            <text:p>0.343860216273</text:p>
          </table:table-cell>
          <table:table-cell office:value-type="float" office:value="1508158773.31454" calcext:value-type="float">
            <text:p>1508158773.3145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43823781387" calcext:value-type="float">
            <text:p>0.343823781387</text:p>
          </table:table-cell>
          <table:table-cell office:value-type="float" office:value="0.343312050806" calcext:value-type="float">
            <text:p>0.343312050806</text:p>
          </table:table-cell>
          <table:table-cell office:value-type="float" office:value="0.343414396922" calcext:value-type="float">
            <text:p>0.343414396922</text:p>
          </table:table-cell>
          <table:table-cell office:value-type="float" office:value="0.343312050806" calcext:value-type="float">
            <text:p>0.343312050806</text:p>
          </table:table-cell>
          <table:table-cell office:value-type="float" office:value="1508136314.92299" calcext:value-type="float">
            <text:p>1508136314.9229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43416904408" calcext:value-type="float">
            <text:p>0.343416904408</text:p>
          </table:table-cell>
          <table:table-cell office:value-type="float" office:value="0.343067373829" calcext:value-type="float">
            <text:p>0.343067373829</text:p>
          </table:table-cell>
          <table:table-cell office:value-type="float" office:value="0.343137279945" calcext:value-type="float">
            <text:p>0.343137279945</text:p>
          </table:table-cell>
          <table:table-cell office:value-type="float" office:value="0.343067373829" calcext:value-type="float">
            <text:p>0.343067373829</text:p>
          </table:table-cell>
          <table:table-cell office:value-type="float" office:value="1508137128.55119" calcext:value-type="float">
            <text:p>1508137128.551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42866968229" calcext:value-type="float">
            <text:p>0.342866968229</text:p>
          </table:table-cell>
          <table:table-cell office:value-type="float" office:value="0.342842139553" calcext:value-type="float">
            <text:p>0.342842139553</text:p>
          </table:table-cell>
          <table:table-cell office:value-type="float" office:value="0.342847105288" calcext:value-type="float">
            <text:p>0.342847105288</text:p>
          </table:table-cell>
          <table:table-cell office:value-type="float" office:value="0.342842139553" calcext:value-type="float">
            <text:p>0.342842139553</text:p>
          </table:table-cell>
          <table:table-cell office:value-type="float" office:value="1508143459.31146" calcext:value-type="float">
            <text:p>1508143459.3114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42493493044" calcext:value-type="float">
            <text:p>0.342493493044</text:p>
          </table:table-cell>
          <table:table-cell office:value-type="float" office:value="0.342427334667" calcext:value-type="float">
            <text:p>0.342427334667</text:p>
          </table:table-cell>
          <table:table-cell office:value-type="float" office:value="0.342440566343" calcext:value-type="float">
            <text:p>0.342440566343</text:p>
          </table:table-cell>
          <table:table-cell office:value-type="float" office:value="0.342427334667" calcext:value-type="float">
            <text:p>0.342427334667</text:p>
          </table:table-cell>
          <table:table-cell office:value-type="float" office:value="1508137655.72273" calcext:value-type="float">
            <text:p>1508137655.7227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41943340728" calcext:value-type="float">
            <text:p>0.341943340728</text:p>
          </table:table-cell>
          <table:table-cell office:value-type="float" office:value="0.34172520847" calcext:value-type="float">
            <text:p>0.34172520847</text:p>
          </table:table-cell>
          <table:table-cell office:value-type="float" office:value="0.341899714277" calcext:value-type="float">
            <text:p>0.341899714277</text:p>
          </table:table-cell>
          <table:table-cell office:value-type="float" office:value="0.341943340728" calcext:value-type="float">
            <text:p>0.341943340728</text:p>
          </table:table-cell>
          <table:table-cell office:value-type="float" office:value="1508143331.87733" calcext:value-type="float">
            <text:p>1508143331.8773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40980996231" calcext:value-type="float">
            <text:p>0.340980996231</text:p>
          </table:table-cell>
          <table:table-cell office:value-type="float" office:value="1508147867.75538" calcext:value-type="float">
            <text:p>1508147867.7553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office:value-type="float" office:value="0.339741200031" calcext:value-type="float">
            <text:p>0.339741200031</text:p>
          </table:table-cell>
          <table:table-cell office:value-type="float" office:value="0.339639128805" calcext:value-type="float">
            <text:p>0.339639128805</text:p>
          </table:table-cell>
          <table:table-cell office:value-type="float" office:value="0.33965954305" calcext:value-type="float">
            <text:p>0.33965954305</text:p>
          </table:table-cell>
          <table:table-cell office:value-type="float" office:value="0.339639128805" calcext:value-type="float">
            <text:p>0.339639128805</text:p>
          </table:table-cell>
          <table:table-cell office:value-type="float" office:value="1508157721.48704" calcext:value-type="float">
            <text:p>1508157721.487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39682926701" calcext:value-type="float">
            <text:p>0.339682926701</text:p>
          </table:table-cell>
          <table:table-cell office:value-type="float" office:value="0.339629826159" calcext:value-type="float">
            <text:p>0.339629826159</text:p>
          </table:table-cell>
          <table:table-cell office:value-type="float" office:value="0.339640446267" calcext:value-type="float">
            <text:p>0.339640446267</text:p>
          </table:table-cell>
          <table:table-cell office:value-type="float" office:value="0.339629826159" calcext:value-type="float">
            <text:p>0.339629826159</text:p>
          </table:table-cell>
          <table:table-cell office:value-type="float" office:value="1508135746.37649" calcext:value-type="float">
            <text:p>1508135746.3764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9538495962" calcext:value-type="float">
            <text:p>0.339538495962</text:p>
          </table:table-cell>
          <table:table-cell office:value-type="float" office:value="1508163752.40236" calcext:value-type="float">
            <text:p>1508163752.402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39455980097" calcext:value-type="float">
            <text:p>0.339455980097</text:p>
          </table:table-cell>
          <table:table-cell office:value-type="float" office:value="0.339443774052" calcext:value-type="float">
            <text:p>0.339443774052</text:p>
          </table:table-cell>
          <table:table-cell office:value-type="float" office:value="0.339453538888" calcext:value-type="float">
            <text:p>0.339453538888</text:p>
          </table:table-cell>
          <table:table-cell office:value-type="float" office:value="0.339455980097" calcext:value-type="float">
            <text:p>0.339455980097</text:p>
          </table:table-cell>
          <table:table-cell office:value-type="float" office:value="1508136677.43318" calcext:value-type="float">
            <text:p>1508136677.433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39054664346" calcext:value-type="float">
            <text:p>0.339054664346</text:p>
          </table:table-cell>
          <table:table-cell office:value-type="float" office:value="0.338874753834" calcext:value-type="float">
            <text:p>0.338874753834</text:p>
          </table:table-cell>
          <table:table-cell office:value-type="float" office:value="0.338910735936" calcext:value-type="float">
            <text:p>0.338910735936</text:p>
          </table:table-cell>
          <table:table-cell office:value-type="float" office:value="0.338874753834" calcext:value-type="float">
            <text:p>0.338874753834</text:p>
          </table:table-cell>
          <table:table-cell office:value-type="float" office:value="1508135986.3576" calcext:value-type="float">
            <text:p>1508135986.357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38834786384" calcext:value-type="float">
            <text:p>0.338834786384</text:p>
          </table:table-cell>
          <table:table-cell office:value-type="float" office:value="1508142378.66344" calcext:value-type="float">
            <text:p>1508142378.663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38348447169" calcext:value-type="float">
            <text:p>0.338348447169</text:p>
          </table:table-cell>
          <table:table-cell office:value-type="float" office:value="0.338002703063" calcext:value-type="float">
            <text:p>0.338002703063</text:p>
          </table:table-cell>
          <table:table-cell office:value-type="float" office:value="0.338071851884" calcext:value-type="float">
            <text:p>0.338071851884</text:p>
          </table:table-cell>
          <table:table-cell office:value-type="float" office:value="0.338002703063" calcext:value-type="float">
            <text:p>0.338002703063</text:p>
          </table:table-cell>
          <table:table-cell office:value-type="float" office:value="1508136704.02519" calcext:value-type="float">
            <text:p>1508136704.025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37781911512" calcext:value-type="float">
            <text:p>0.337781911512</text:p>
          </table:table-cell>
          <table:table-cell office:value-type="float" office:value="0.337677564478" calcext:value-type="float">
            <text:p>0.337677564478</text:p>
          </table:table-cell>
          <table:table-cell office:value-type="float" office:value="0.337698433885" calcext:value-type="float">
            <text:p>0.337698433885</text:p>
          </table:table-cell>
          <table:table-cell office:value-type="float" office:value="0.337677564478" calcext:value-type="float">
            <text:p>0.337677564478</text:p>
          </table:table-cell>
          <table:table-cell office:value-type="float" office:value="1508142406.41037" calcext:value-type="float">
            <text:p>1508142406.4103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37616477232" calcext:value-type="float">
            <text:p>0.337616477232</text:p>
          </table:table-cell>
          <table:table-cell office:value-type="float" office:value="1508152839.145" calcext:value-type="float">
            <text:p>1508152839.1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37309477428" calcext:value-type="float">
            <text:p>0.337309477428</text:p>
          </table:table-cell>
          <table:table-cell office:value-type="float" office:value="0.337286246371" calcext:value-type="float">
            <text:p>0.337286246371</text:p>
          </table:table-cell>
          <table:table-cell office:value-type="float" office:value="0.337304831217" calcext:value-type="float">
            <text:p>0.337304831217</text:p>
          </table:table-cell>
          <table:table-cell office:value-type="float" office:value="0.337309477428" calcext:value-type="float">
            <text:p>0.337309477428</text:p>
          </table:table-cell>
          <table:table-cell office:value-type="float" office:value="1508141316.01517" calcext:value-type="float">
            <text:p>1508141316.0151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office:value-type="float" office:value="0.336723533225" calcext:value-type="float">
            <text:p>0.336723533225</text:p>
          </table:table-cell>
          <table:table-cell office:value-type="float" office:value="0.336691818151" calcext:value-type="float">
            <text:p>0.336691818151</text:p>
          </table:table-cell>
          <table:table-cell office:value-type="float" office:value="0.336698161166" calcext:value-type="float">
            <text:p>0.336698161166</text:p>
          </table:table-cell>
          <table:table-cell office:value-type="float" office:value="0.336691818151" calcext:value-type="float">
            <text:p>0.336691818151</text:p>
          </table:table-cell>
          <table:table-cell office:value-type="float" office:value="1508164448.97928" calcext:value-type="float">
            <text:p>1508164448.9792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35524583793" calcext:value-type="float">
            <text:p>0.335524583793</text:p>
          </table:table-cell>
          <table:table-cell office:value-type="float" office:value="0.335505921456" calcext:value-type="float">
            <text:p>0.335505921456</text:p>
          </table:table-cell>
          <table:table-cell office:value-type="float" office:value="0.335509653923" calcext:value-type="float">
            <text:p>0.335509653923</text:p>
          </table:table-cell>
          <table:table-cell office:value-type="float" office:value="0.335505921456" calcext:value-type="float">
            <text:p>0.335505921456</text:p>
          </table:table-cell>
          <table:table-cell office:value-type="float" office:value="1508148268.98211" calcext:value-type="float">
            <text:p>1508148268.9821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35058289464" calcext:value-type="float">
            <text:p>0.335058289464</text:p>
          </table:table-cell>
          <table:table-cell office:value-type="float" office:value="1508148220.32864" calcext:value-type="float">
            <text:p>1508148220.3286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333915944491" calcext:value-type="float">
            <text:p>0.333915944491</text:p>
          </table:table-cell>
          <table:table-cell office:value-type="float" office:value="0.333848732529" calcext:value-type="float">
            <text:p>0.333848732529</text:p>
          </table:table-cell>
          <table:table-cell office:value-type="float" office:value="0.333902502099" calcext:value-type="float">
            <text:p>0.333902502099</text:p>
          </table:table-cell>
          <table:table-cell office:value-type="float" office:value="0.333915944491" calcext:value-type="float">
            <text:p>0.333915944491</text:p>
          </table:table-cell>
          <table:table-cell office:value-type="float" office:value="1508152704.58514" calcext:value-type="float">
            <text:p>1508152704.585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office:value-type="float" office:value="0.332507839218" calcext:value-type="float">
            <text:p>0.332507839218</text:p>
          </table:table-cell>
          <table:table-cell office:value-type="float" office:value="0.332347796381" calcext:value-type="float">
            <text:p>0.332347796381</text:p>
          </table:table-cell>
          <table:table-cell office:value-type="float" office:value="0.332475830651" calcext:value-type="float">
            <text:p>0.332475830651</text:p>
          </table:table-cell>
          <table:table-cell office:value-type="float" office:value="0.332507839218" calcext:value-type="float">
            <text:p>0.332507839218</text:p>
          </table:table-cell>
          <table:table-cell office:value-type="float" office:value="1508169640.99118" calcext:value-type="float">
            <text:p>1508169640.991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office:value-type="float" office:value="0.331421783154" calcext:value-type="float">
            <text:p>0.331421783154</text:p>
          </table:table-cell>
          <table:table-cell office:value-type="float" office:value="0.331406107709" calcext:value-type="float">
            <text:p>0.331406107709</text:p>
          </table:table-cell>
          <table:table-cell office:value-type="float" office:value="0.331418648065" calcext:value-type="float">
            <text:p>0.331418648065</text:p>
          </table:table-cell>
          <table:table-cell office:value-type="float" office:value="0.331421783154" calcext:value-type="float">
            <text:p>0.331421783154</text:p>
          </table:table-cell>
          <table:table-cell office:value-type="float" office:value="1508152888.70847" calcext:value-type="float">
            <text:p>1508152888.7084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30268756241" calcext:value-type="float">
            <text:p>0.330268756241</text:p>
          </table:table-cell>
          <table:table-cell office:value-type="float" office:value="1508151102.13302" calcext:value-type="float">
            <text:p>1508151102.1330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0.329528330037" calcext:value-type="float">
            <text:p>0.329528330037</text:p>
          </table:table-cell>
          <table:table-cell office:value-type="float" office:value="0.329481175038" calcext:value-type="float">
            <text:p>0.329481175038</text:p>
          </table:table-cell>
          <table:table-cell office:value-type="float" office:value="0.329518899037" calcext:value-type="float">
            <text:p>0.329518899037</text:p>
          </table:table-cell>
          <table:table-cell office:value-type="float" office:value="0.329528330037" calcext:value-type="float">
            <text:p>0.329528330037</text:p>
          </table:table-cell>
          <table:table-cell office:value-type="float" office:value="1508156234.31115" calcext:value-type="float">
            <text:p>1508156234.3111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office:value-type="float" office:value="0.328791817339" calcext:value-type="float">
            <text:p>0.328791817339</text:p>
          </table:table-cell>
          <table:table-cell office:value-type="float" office:value="0.328742278741" calcext:value-type="float">
            <text:p>0.328742278741</text:p>
          </table:table-cell>
          <table:table-cell office:value-type="float" office:value="0.32875218646" calcext:value-type="float">
            <text:p>0.32875218646</text:p>
          </table:table-cell>
          <table:table-cell office:value-type="float" office:value="0.328742278741" calcext:value-type="float">
            <text:p>0.328742278741</text:p>
          </table:table-cell>
          <table:table-cell office:value-type="float" office:value="1508157781.51204" calcext:value-type="float">
            <text:p>1508157781.512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office:value-type="float" office:value="0.328465585181" calcext:value-type="float">
            <text:p>0.328465585181</text:p>
          </table:table-cell>
          <table:table-cell office:value-type="float" office:value="0.328443858176" calcext:value-type="float">
            <text:p>0.328443858176</text:p>
          </table:table-cell>
          <table:table-cell office:value-type="float" office:value="0.32846123978" calcext:value-type="float">
            <text:p>0.32846123978</text:p>
          </table:table-cell>
          <table:table-cell office:value-type="float" office:value="0.328465585181" calcext:value-type="float">
            <text:p>0.328465585181</text:p>
          </table:table-cell>
          <table:table-cell office:value-type="float" office:value="1508151947.64164" calcext:value-type="float">
            <text:p>1508151947.6416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28260942929" calcext:value-type="float">
            <text:p>0.328260942929</text:p>
          </table:table-cell>
          <table:table-cell office:value-type="float" office:value="1508174117.45644" calcext:value-type="float">
            <text:p>1508174117.456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office:value-type="float" office:value="0.325293522143" calcext:value-type="float">
            <text:p>0.325293522143</text:p>
          </table:table-cell>
          <table:table-cell office:value-type="float" office:value="0.325201372336" calcext:value-type="float">
            <text:p>0.325201372336</text:p>
          </table:table-cell>
          <table:table-cell office:value-type="float" office:value="0.325219802297" calcext:value-type="float">
            <text:p>0.325219802297</text:p>
          </table:table-cell>
          <table:table-cell office:value-type="float" office:value="0.325201372336" calcext:value-type="float">
            <text:p>0.325201372336</text:p>
          </table:table-cell>
          <table:table-cell office:value-type="float" office:value="1508169900.56845" calcext:value-type="float">
            <text:p>1508169900.568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office:value-type="float" office:value="0.323328955704" calcext:value-type="float">
            <text:p>0.323328955704</text:p>
          </table:table-cell>
          <table:table-cell office:value-type="float" office:value="0.323276779495" calcext:value-type="float">
            <text:p>0.323276779495</text:p>
          </table:table-cell>
          <table:table-cell office:value-type="float" office:value="0.323287214737" calcext:value-type="float">
            <text:p>0.323287214737</text:p>
          </table:table-cell>
          <table:table-cell office:value-type="float" office:value="0.323276779495" calcext:value-type="float">
            <text:p>0.323276779495</text:p>
          </table:table-cell>
          <table:table-cell office:value-type="float" office:value="1508156657.35515" calcext:value-type="float">
            <text:p>1508156657.3551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office:value-type="float" office:value="0.321684855122" calcext:value-type="float">
            <text:p>0.321684855122</text:p>
          </table:table-cell>
          <table:table-cell office:value-type="float" office:value="0.32166620294" calcext:value-type="float">
            <text:p>0.32166620294</text:p>
          </table:table-cell>
          <table:table-cell office:value-type="float" office:value="0.321681124686" calcext:value-type="float">
            <text:p>0.321681124686</text:p>
          </table:table-cell>
          <table:table-cell office:value-type="float" office:value="0.321684855122" calcext:value-type="float">
            <text:p>0.321684855122</text:p>
          </table:table-cell>
          <table:table-cell office:value-type="float" office:value="1508158235.20629" calcext:value-type="float">
            <text:p>1508158235.206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office:value-type="float" office:value="0.321606868396" calcext:value-type="float">
            <text:p>0.321606868396</text:p>
          </table:table-cell>
          <table:table-cell office:value-type="float" office:value="0.321591859226" calcext:value-type="float">
            <text:p>0.321591859226</text:p>
          </table:table-cell>
          <table:table-cell office:value-type="float" office:value="0.32159486106" calcext:value-type="float">
            <text:p>0.32159486106</text:p>
          </table:table-cell>
          <table:table-cell office:value-type="float" office:value="0.321591859226" calcext:value-type="float">
            <text:p>0.321591859226</text:p>
          </table:table-cell>
          <table:table-cell office:value-type="float" office:value="1508157510.2663" calcext:value-type="float">
            <text:p>1508157510.266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21442136542" calcext:value-type="float">
            <text:p>0.321442136542</text:p>
          </table:table-cell>
          <table:table-cell office:value-type="float" office:value="1508146970.02205" calcext:value-type="float">
            <text:p>1508146970.0220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21294449228" calcext:value-type="float">
            <text:p>0.321294449228</text:p>
          </table:table-cell>
          <table:table-cell office:value-type="float" office:value="0.321253446819" calcext:value-type="float">
            <text:p>0.321253446819</text:p>
          </table:table-cell>
          <table:table-cell office:value-type="float" office:value="0.321286248746" calcext:value-type="float">
            <text:p>0.321286248746</text:p>
          </table:table-cell>
          <table:table-cell office:value-type="float" office:value="0.321294449228" calcext:value-type="float">
            <text:p>0.321294449228</text:p>
          </table:table-cell>
          <table:table-cell office:value-type="float" office:value="1508143094.44527" calcext:value-type="float">
            <text:p>1508143094.445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21153603086" calcext:value-type="float">
            <text:p>0.321153603086</text:p>
          </table:table-cell>
          <table:table-cell office:value-type="float" office:value="0.321144216752" calcext:value-type="float">
            <text:p>0.321144216752</text:p>
          </table:table-cell>
          <table:table-cell office:value-type="float" office:value="0.321146094018" calcext:value-type="float">
            <text:p>0.321146094018</text:p>
          </table:table-cell>
          <table:table-cell office:value-type="float" office:value="0.321144216752" calcext:value-type="float">
            <text:p>0.321144216752</text:p>
          </table:table-cell>
          <table:table-cell office:value-type="float" office:value="1508135119.5518" calcext:value-type="float">
            <text:p>1508135119.55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office:value-type="float" office:value="0.320375453305" calcext:value-type="float">
            <text:p>0.320375453305</text:p>
          </table:table-cell>
          <table:table-cell office:value-type="float" office:value="0.320339384429" calcext:value-type="float">
            <text:p>0.320339384429</text:p>
          </table:table-cell>
          <table:table-cell office:value-type="float" office:value="0.320368239529" calcext:value-type="float">
            <text:p>0.320368239529</text:p>
          </table:table-cell>
          <table:table-cell office:value-type="float" office:value="0.320375453305" calcext:value-type="float">
            <text:p>0.320375453305</text:p>
          </table:table-cell>
          <table:table-cell office:value-type="float" office:value="1508153184.37884" calcext:value-type="float">
            <text:p>1508153184.3788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office:value-type="float" office:value="0.318789062812" calcext:value-type="float">
            <text:p>0.318789062812</text:p>
          </table:table-cell>
          <table:table-cell office:value-type="float" office:value="0.31878645754" calcext:value-type="float">
            <text:p>0.31878645754</text:p>
          </table:table-cell>
          <table:table-cell office:value-type="float" office:value="0.318786978594" calcext:value-type="float">
            <text:p>0.318786978594</text:p>
          </table:table-cell>
          <table:table-cell office:value-type="float" office:value="0.31878645754" calcext:value-type="float">
            <text:p>0.31878645754</text:p>
          </table:table-cell>
          <table:table-cell office:value-type="float" office:value="1508163344.04186" calcext:value-type="float">
            <text:p>1508163344.0418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14576001155" calcext:value-type="float">
            <text:p>0.314576001155</text:p>
          </table:table-cell>
          <table:table-cell office:value-type="float" office:value="1508157085.90307" calcext:value-type="float">
            <text:p>1508157085.9030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office:value-type="float" office:value="0.311794677333" calcext:value-type="float">
            <text:p>0.311794677333</text:p>
          </table:table-cell>
          <table:table-cell office:value-type="float" office:value="0.311688876676" calcext:value-type="float">
            <text:p>0.311688876676</text:p>
          </table:table-cell>
          <table:table-cell office:value-type="float" office:value="0.311710036808" calcext:value-type="float">
            <text:p>0.311710036808</text:p>
          </table:table-cell>
          <table:table-cell office:value-type="float" office:value="0.311688876676" calcext:value-type="float">
            <text:p>0.311688876676</text:p>
          </table:table-cell>
          <table:table-cell office:value-type="float" office:value="1508164077.50545" calcext:value-type="float">
            <text:p>1508164077.505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07336704966" calcext:value-type="float">
            <text:p>0.307336704966</text:p>
          </table:table-cell>
          <table:table-cell office:value-type="float" office:value="1508158483.88236" calcext:value-type="float">
            <text:p>1508158483.882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office:value-type="float" office:value="0.307324402823" calcext:value-type="float">
            <text:p>0.307324402823</text:p>
          </table:table-cell>
          <table:table-cell office:value-type="float" office:value="0.306871066318" calcext:value-type="float">
            <text:p>0.306871066318</text:p>
          </table:table-cell>
          <table:table-cell office:value-type="float" office:value="0.306961733619" calcext:value-type="float">
            <text:p>0.306961733619</text:p>
          </table:table-cell>
          <table:table-cell office:value-type="float" office:value="0.306871066318" calcext:value-type="float">
            <text:p>0.306871066318</text:p>
          </table:table-cell>
          <table:table-cell office:value-type="float" office:value="1508162955.28942" calcext:value-type="float">
            <text:p>1508162955.289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01204761751" calcext:value-type="float">
            <text:p>0.301204761751</text:p>
          </table:table-cell>
          <table:table-cell office:value-type="float" office:value="0.30072636674" calcext:value-type="float">
            <text:p>0.30072636674</text:p>
          </table:table-cell>
          <table:table-cell office:value-type="float" office:value="0.301109082749" calcext:value-type="float">
            <text:p>0.301109082749</text:p>
          </table:table-cell>
          <table:table-cell office:value-type="float" office:value="0.301204761751" calcext:value-type="float">
            <text:p>0.301204761751</text:p>
          </table:table-cell>
          <table:table-cell office:value-type="float" office:value="1508136452.65969" calcext:value-type="float">
            <text:p>1508136452.6596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office:value-type="float" office:value="0.300706258865" calcext:value-type="float">
            <text:p>0.300706258865</text:p>
          </table:table-cell>
          <table:table-cell office:value-type="float" office:value="0.300664634059" calcext:value-type="float">
            <text:p>0.300664634059</text:p>
          </table:table-cell>
          <table:table-cell office:value-type="float" office:value="0.300697933904" calcext:value-type="float">
            <text:p>0.300697933904</text:p>
          </table:table-cell>
          <table:table-cell office:value-type="float" office:value="0.300706258865" calcext:value-type="float">
            <text:p>0.300706258865</text:p>
          </table:table-cell>
          <table:table-cell office:value-type="float" office:value="1508173489.74294" calcext:value-type="float">
            <text:p>1508173489.742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office:value-type="float" office:value="0.300360554467" calcext:value-type="float">
            <text:p>0.300360554467</text:p>
          </table:table-cell>
          <table:table-cell office:value-type="float" office:value="0.300345565526" calcext:value-type="float">
            <text:p>0.300345565526</text:p>
          </table:table-cell>
          <table:table-cell office:value-type="float" office:value="0.300348563314" calcext:value-type="float">
            <text:p>0.300348563314</text:p>
          </table:table-cell>
          <table:table-cell office:value-type="float" office:value="0.300345565526" calcext:value-type="float">
            <text:p>0.300345565526</text:p>
          </table:table-cell>
          <table:table-cell office:value-type="float" office:value="1508163749.35123" calcext:value-type="float">
            <text:p>1508163749.351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office:value-type="float" office:value="0.29845317359" calcext:value-type="float">
            <text:p>0.29845317359</text:p>
          </table:table-cell>
          <table:table-cell office:value-type="float" office:value="0.298451640566" calcext:value-type="float">
            <text:p>0.298451640566</text:p>
          </table:table-cell>
          <table:table-cell office:value-type="float" office:value="0.298451947171" calcext:value-type="float">
            <text:p>0.298451947171</text:p>
          </table:table-cell>
          <table:table-cell office:value-type="float" office:value="0.298451640566" calcext:value-type="float">
            <text:p>0.298451640566</text:p>
          </table:table-cell>
          <table:table-cell office:value-type="float" office:value="1508162256.15227" calcext:value-type="float">
            <text:p>1508162256.152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0.297910781123" calcext:value-type="float">
            <text:p>0.297910781123</text:p>
          </table:table-cell>
          <table:table-cell office:value-type="float" office:value="0.297735480812" calcext:value-type="float">
            <text:p>0.297735480812</text:p>
          </table:table-cell>
          <table:table-cell office:value-type="float" office:value="0.297875721061" calcext:value-type="float">
            <text:p>0.297875721061</text:p>
          </table:table-cell>
          <table:table-cell office:value-type="float" office:value="0.297910781123" calcext:value-type="float">
            <text:p>0.297910781123</text:p>
          </table:table-cell>
          <table:table-cell office:value-type="float" office:value="1508137433.3301" calcext:value-type="float">
            <text:p>1508137433.33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97302471404" calcext:value-type="float">
            <text:p>0.297302471404</text:p>
          </table:table-cell>
          <table:table-cell office:value-type="float" office:value="1508169070.69631" calcext:value-type="float">
            <text:p>1508169070.6963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office:value-type="float" office:value="0.294008904024" calcext:value-type="float">
            <text:p>0.294008904024</text:p>
          </table:table-cell>
          <table:table-cell office:value-type="float" office:value="0.293929543916" calcext:value-type="float">
            <text:p>0.293929543916</text:p>
          </table:table-cell>
          <table:table-cell office:value-type="float" office:value="0.293993032002" calcext:value-type="float">
            <text:p>0.293993032002</text:p>
          </table:table-cell>
          <table:table-cell office:value-type="float" office:value="0.294008904024" calcext:value-type="float">
            <text:p>0.294008904024</text:p>
          </table:table-cell>
          <table:table-cell office:value-type="float" office:value="1508161925.9734" calcext:value-type="float">
            <text:p>1508161925.973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92611294617" calcext:value-type="float">
            <text:p>0.292611294617</text:p>
          </table:table-cell>
          <table:table-cell office:value-type="float" office:value="1508168765.98741" calcext:value-type="float">
            <text:p>1508168765.9874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office:value-type="float" office:value="0.292516048584" calcext:value-type="float">
            <text:p>0.292516048584</text:p>
          </table:table-cell>
          <table:table-cell office:value-type="float" office:value="0.292455173922" calcext:value-type="float">
            <text:p>0.292455173922</text:p>
          </table:table-cell>
          <table:table-cell office:value-type="float" office:value="0.292467348854" calcext:value-type="float">
            <text:p>0.292467348854</text:p>
          </table:table-cell>
          <table:table-cell office:value-type="float" office:value="0.292455173922" calcext:value-type="float">
            <text:p>0.292455173922</text:p>
          </table:table-cell>
          <table:table-cell office:value-type="float" office:value="1508167919.64128" calcext:value-type="float">
            <text:p>1508167919.6412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88794336866" calcext:value-type="float">
            <text:p>0.288794336866</text:p>
          </table:table-cell>
          <table:table-cell office:value-type="float" office:value="1508175299.72455" calcext:value-type="float">
            <text:p>1508175299.7245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0.287264983439" calcext:value-type="float">
            <text:p>0.287264983439</text:p>
          </table:table-cell>
          <table:table-cell office:value-type="float" office:value="0.287058553606" calcext:value-type="float">
            <text:p>0.287058553606</text:p>
          </table:table-cell>
          <table:table-cell office:value-type="float" office:value="0.287223697472" calcext:value-type="float">
            <text:p>0.287223697472</text:p>
          </table:table-cell>
          <table:table-cell office:value-type="float" office:value="0.287264983439" calcext:value-type="float">
            <text:p>0.287264983439</text:p>
          </table:table-cell>
          <table:table-cell office:value-type="float" office:value="1508172845.11917" calcext:value-type="float">
            <text:p>1508172845.1191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office:value-type="float" office:value="0.286220835592" calcext:value-type="float">
            <text:p>0.286220835592</text:p>
          </table:table-cell>
          <table:table-cell office:value-type="float" office:value="0.286087987144" calcext:value-type="float">
            <text:p>0.286087987144</text:p>
          </table:table-cell>
          <table:table-cell office:value-type="float" office:value="0.286194265902" calcext:value-type="float">
            <text:p>0.286194265902</text:p>
          </table:table-cell>
          <table:table-cell office:value-type="float" office:value="0.286220835592" calcext:value-type="float">
            <text:p>0.286220835592</text:p>
          </table:table-cell>
          <table:table-cell office:value-type="float" office:value="1508169306.64555" calcext:value-type="float">
            <text:p>1508169306.6455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office:value-type="float" office:value="0.28580681142" calcext:value-type="float">
            <text:p>0.28580681142</text:p>
          </table:table-cell>
          <table:table-cell office:value-type="float" office:value="0.285714053282" calcext:value-type="float">
            <text:p>0.285714053282</text:p>
          </table:table-cell>
          <table:table-cell office:value-type="float" office:value="0.28573260491" calcext:value-type="float">
            <text:p>0.28573260491</text:p>
          </table:table-cell>
          <table:table-cell office:value-type="float" office:value="0.285714053282" calcext:value-type="float">
            <text:p>0.285714053282</text:p>
          </table:table-cell>
          <table:table-cell office:value-type="float" office:value="1508174150.4718" calcext:value-type="float">
            <text:p>1508174150.47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office:value-type="float" office:value="0.28566930914" calcext:value-type="float">
            <text:p>0.28566930914</text:p>
          </table:table-cell>
          <table:table-cell office:value-type="float" office:value="0.285509731579" calcext:value-type="float">
            <text:p>0.285509731579</text:p>
          </table:table-cell>
          <table:table-cell office:value-type="float" office:value="0.285637393628" calcext:value-type="float">
            <text:p>0.285637393628</text:p>
          </table:table-cell>
          <table:table-cell office:value-type="float" office:value="0.28566930914" calcext:value-type="float">
            <text:p>0.28566930914</text:p>
          </table:table-cell>
          <table:table-cell office:value-type="float" office:value="1508167076.71327" calcext:value-type="float">
            <text:p>1508167076.713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office:value-type="float" office:value="0.283629708948" calcext:value-type="float">
            <text:p>0.283629708948</text:p>
          </table:table-cell>
          <table:table-cell office:value-type="float" office:value="0.283485173829" calcext:value-type="float">
            <text:p>0.283485173829</text:p>
          </table:table-cell>
          <table:table-cell office:value-type="float" office:value="0.283600801924" calcext:value-type="float">
            <text:p>0.283600801924</text:p>
          </table:table-cell>
          <table:table-cell office:value-type="float" office:value="0.283629708948" calcext:value-type="float">
            <text:p>0.283629708948</text:p>
          </table:table-cell>
          <table:table-cell office:value-type="float" office:value="1508168218.60197" calcext:value-type="float">
            <text:p>1508168218.601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office:value-type="float" office:value="0.281889077834" calcext:value-type="float">
            <text:p>0.281889077834</text:p>
          </table:table-cell>
          <table:table-cell office:value-type="float" office:value="0.281815554951" calcext:value-type="float">
            <text:p>0.281815554951</text:p>
          </table:table-cell>
          <table:table-cell office:value-type="float" office:value="0.281874373258" calcext:value-type="float">
            <text:p>0.281874373258</text:p>
          </table:table-cell>
          <table:table-cell office:value-type="float" office:value="0.281889077834" calcext:value-type="float">
            <text:p>0.281889077834</text:p>
          </table:table-cell>
          <table:table-cell office:value-type="float" office:value="1508161613.34001" calcext:value-type="float">
            <text:p>1508161613.340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280490974978" calcext:value-type="float">
            <text:p>0.280490974978</text:p>
          </table:table-cell>
          <table:table-cell office:value-type="float" office:value="0.280476306322" calcext:value-type="float">
            <text:p>0.280476306322</text:p>
          </table:table-cell>
          <table:table-cell office:value-type="float" office:value="0.280479240053" calcext:value-type="float">
            <text:p>0.280479240053</text:p>
          </table:table-cell>
          <table:table-cell office:value-type="float" office:value="0.280476306322" calcext:value-type="float">
            <text:p>0.280476306322</text:p>
          </table:table-cell>
          <table:table-cell office:value-type="float" office:value="1508174726.7836" calcext:value-type="float">
            <text:p>1508174726.78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office:value-type="float" office:value="0.278947914433" calcext:value-type="float">
            <text:p>0.278947914433</text:p>
          </table:table-cell>
          <table:table-cell office:value-type="float" office:value="0.278915057112" calcext:value-type="float">
            <text:p>0.278915057112</text:p>
          </table:table-cell>
          <table:table-cell office:value-type="float" office:value="0.278921628576" calcext:value-type="float">
            <text:p>0.278921628576</text:p>
          </table:table-cell>
          <table:table-cell office:value-type="float" office:value="0.278915057112" calcext:value-type="float">
            <text:p>0.278915057112</text:p>
          </table:table-cell>
          <table:table-cell office:value-type="float" office:value="1508174105.80112" calcext:value-type="float">
            <text:p>1508174105.801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77443797175" calcext:value-type="float">
            <text:p>0.277443797175</text:p>
          </table:table-cell>
          <table:table-cell office:value-type="float" office:value="1508174982.26382" calcext:value-type="float">
            <text:p>1508174982.2638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office:value-type="float" office:value="0.275657028929" calcext:value-type="float">
            <text:p>0.275657028929</text:p>
          </table:table-cell>
          <table:table-cell office:value-type="float" office:value="0.275222030488" calcext:value-type="float">
            <text:p>0.275222030488</text:p>
          </table:table-cell>
          <table:table-cell office:value-type="float" office:value="0.27557002924" calcext:value-type="float">
            <text:p>0.27557002924</text:p>
          </table:table-cell>
          <table:table-cell office:value-type="float" office:value="0.275657028929" calcext:value-type="float">
            <text:p>0.275657028929</text:p>
          </table:table-cell>
          <table:table-cell office:value-type="float" office:value="1508168471.27871" calcext:value-type="float">
            <text:p>1508168471.2787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office:value-type="float" office:value="0.268436595606" calcext:value-type="float">
            <text:p>0.268436595606</text:p>
          </table:table-cell>
          <table:table-cell office:value-type="float" office:value="0.268422125921" calcext:value-type="float">
            <text:p>0.268422125921</text:p>
          </table:table-cell>
          <table:table-cell office:value-type="float" office:value="0.268433701669" calcext:value-type="float">
            <text:p>0.268433701669</text:p>
          </table:table-cell>
          <table:table-cell office:value-type="float" office:value="0.268436595606" calcext:value-type="float">
            <text:p>0.268436595606</text:p>
          </table:table-cell>
          <table:table-cell office:value-type="float" office:value="1508174397.14373" calcext:value-type="float">
            <text:p>1508174397.1437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b1_en_4" table:style-name="ta1">
        <table:shapes>
          <draw:frame draw:z-index="0" draw:style-name="gr1" draw:text-style-name="P1" svg:width="159.97mm" svg:height="89.74mm" svg:x="157.49mm" svg:y="0.85mm">
            <draw:object draw:notify-on-update-of-ranges="gb1_en_4.A2:gb1_en_4.A93 gb1_en_4.C1:gb1_en_4.C1 gb1_en_4.C2:gb1_en_4.C9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7mm" svg:height="89.74mm" svg:x="156.12mm" svg:y="91.72mm">
            <draw:object draw:notify-on-update-of-ranges="gb1_en_4.B2:gb1_en_4.B93 gb1_en_4.C1:gb1_en_4.C1 gb1_en_4.C2:gb1_en_4.C9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b</text:p>
          </table:table-cell>
          <table:table-cell table:number-columns-repeated="3" office:value-type="float" office:value="0.469478224846" calcext:value-type="float">
            <text:p>0.469478224846</text:p>
          </table:table-cell>
          <table:table-cell office:value-type="float" office:value="1508193714.82309" calcext:value-type="float">
            <text:p>1508193714.8230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5992482845" calcext:value-type="float">
            <text:p>0.465992482845</text:p>
          </table:table-cell>
          <table:table-cell office:value-type="float" office:value="1508190805.42159" calcext:value-type="float">
            <text:p>1508190805.421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5658961188" calcext:value-type="float">
            <text:p>0.465658961188</text:p>
          </table:table-cell>
          <table:table-cell office:value-type="float" office:value="1508193367.82025" calcext:value-type="float">
            <text:p>1508193367.820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3493855247" calcext:value-type="float">
            <text:p>0.463493855247</text:p>
          </table:table-cell>
          <table:table-cell office:value-type="float" office:value="1508192978.27781" calcext:value-type="float">
            <text:p>1508192978.2778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2580110529" calcext:value-type="float">
            <text:p>0.462580110529</text:p>
          </table:table-cell>
          <table:table-cell office:value-type="float" office:value="1508190606.85678" calcext:value-type="float">
            <text:p>1508190606.856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1721429998" calcext:value-type="float">
            <text:p>0.461721429998</text:p>
          </table:table-cell>
          <table:table-cell office:value-type="float" office:value="1508191004.90676" calcext:value-type="float">
            <text:p>1508191004.9067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9357070156" calcext:value-type="float">
            <text:p>0.459357070156</text:p>
          </table:table-cell>
          <table:table-cell office:value-type="float" office:value="1508192645.1722" calcext:value-type="float">
            <text:p>1508192645.17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58388391899" calcext:value-type="float">
            <text:p>0.458388391899</text:p>
          </table:table-cell>
          <table:table-cell office:value-type="float" office:value="1508190424.88359" calcext:value-type="float">
            <text:p>1508190424.883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41154115281" calcext:value-type="float">
            <text:p>0.441154115281</text:p>
          </table:table-cell>
          <table:table-cell office:value-type="float" office:value="1508192950.99268" calcext:value-type="float">
            <text:p>1508192950.9926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5265969925" calcext:value-type="float">
            <text:p>0.435265969925</text:p>
          </table:table-cell>
          <table:table-cell office:value-type="float" office:value="1508186175.53948" calcext:value-type="float">
            <text:p>1508186175.539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434670133923" calcext:value-type="float">
            <text:p>0.434670133923</text:p>
          </table:table-cell>
          <table:table-cell office:value-type="float" office:value="0.415041054459" calcext:value-type="float">
            <text:p>0.415041054459</text:p>
          </table:table-cell>
          <table:table-cell office:value-type="float" office:value="0.430744318031" calcext:value-type="float">
            <text:p>0.430744318031</text:p>
          </table:table-cell>
          <table:table-cell office:value-type="float" office:value="0.434670133923" calcext:value-type="float">
            <text:p>0.434670133923</text:p>
          </table:table-cell>
          <table:table-cell office:value-type="float" office:value="1508184404.9331" calcext:value-type="float">
            <text:p>1508184404.933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office:value-type="float" office:value="0.432812776423" calcext:value-type="float">
            <text:p>0.432812776423</text:p>
          </table:table-cell>
          <table:table-cell office:value-type="float" office:value="0.41525107587" calcext:value-type="float">
            <text:p>0.41525107587</text:p>
          </table:table-cell>
          <table:table-cell office:value-type="float" office:value="0.429300436313" calcext:value-type="float">
            <text:p>0.429300436313</text:p>
          </table:table-cell>
          <table:table-cell office:value-type="float" office:value="0.432812776423" calcext:value-type="float">
            <text:p>0.432812776423</text:p>
          </table:table-cell>
          <table:table-cell office:value-type="float" office:value="1508188592.44778" calcext:value-type="float">
            <text:p>1508188592.447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2704430284" calcext:value-type="float">
            <text:p>0.432704430284</text:p>
          </table:table-cell>
          <table:table-cell office:value-type="float" office:value="1508186375.48756" calcext:value-type="float">
            <text:p>1508186375.4875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32375970214" calcext:value-type="float">
            <text:p>0.432375970214</text:p>
          </table:table-cell>
          <table:table-cell office:value-type="float" office:value="1508182485.64753" calcext:value-type="float">
            <text:p>1508182485.6475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1809949877" calcext:value-type="float">
            <text:p>0.431809949877</text:p>
          </table:table-cell>
          <table:table-cell office:value-type="float" office:value="1508188160.70936" calcext:value-type="float">
            <text:p>1508188160.7093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1010187874" calcext:value-type="float">
            <text:p>0.431010187874</text:p>
          </table:table-cell>
          <table:table-cell office:value-type="float" office:value="1508186140.4773" calcext:value-type="float">
            <text:p>1508186140.47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office:value-type="float" office:value="0.428709568028" calcext:value-type="float">
            <text:p>0.428709568028</text:p>
          </table:table-cell>
          <table:table-cell office:value-type="float" office:value="0.418882939045" calcext:value-type="float">
            <text:p>0.418882939045</text:p>
          </table:table-cell>
          <table:table-cell office:value-type="float" office:value="0.426744242231" calcext:value-type="float">
            <text:p>0.426744242231</text:p>
          </table:table-cell>
          <table:table-cell office:value-type="float" office:value="0.428709568028" calcext:value-type="float">
            <text:p>0.428709568028</text:p>
          </table:table-cell>
          <table:table-cell office:value-type="float" office:value="1508188455.50525" calcext:value-type="float">
            <text:p>1508188455.505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850621707" calcext:value-type="float">
            <text:p>0.42850621707</text:p>
          </table:table-cell>
          <table:table-cell office:value-type="float" office:value="1508184155.62106" calcext:value-type="float">
            <text:p>1508184155.621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4125210385" calcext:value-type="float">
            <text:p>0.424125210385</text:p>
          </table:table-cell>
          <table:table-cell office:value-type="float" office:value="1508183756.8917" calcext:value-type="float">
            <text:p>1508183756.89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22081475623" calcext:value-type="float">
            <text:p>0.422081475623</text:p>
          </table:table-cell>
          <table:table-cell office:value-type="float" office:value="1508190105.27498" calcext:value-type="float">
            <text:p>1508190105.274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2165033063" calcext:value-type="float">
            <text:p>0.42165033063</text:p>
          </table:table-cell>
          <table:table-cell office:value-type="float" office:value="1508179502.36906" calcext:value-type="float">
            <text:p>1508179502.369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1629834247" calcext:value-type="float">
            <text:p>0.41629834247</text:p>
          </table:table-cell>
          <table:table-cell office:value-type="float" office:value="1508185180.15943" calcext:value-type="float">
            <text:p>1508185180.159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1570840926" calcext:value-type="float">
            <text:p>0.41570840926</text:p>
          </table:table-cell>
          <table:table-cell office:value-type="float" office:value="1508184287.52377" calcext:value-type="float">
            <text:p>1508184287.5237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15016267144" calcext:value-type="float">
            <text:p>0.415016267144</text:p>
          </table:table-cell>
          <table:table-cell office:value-type="float" office:value="1508186527.1145" calcext:value-type="float">
            <text:p>1508186527.11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office:value-type="float" office:value="0.413090415524" calcext:value-type="float">
            <text:p>0.413090415524</text:p>
          </table:table-cell>
          <table:table-cell office:value-type="float" office:value="0.38801740503" calcext:value-type="float">
            <text:p>0.38801740503</text:p>
          </table:table-cell>
          <table:table-cell office:value-type="float" office:value="0.393032007129" calcext:value-type="float">
            <text:p>0.393032007129</text:p>
          </table:table-cell>
          <table:table-cell office:value-type="float" office:value="0.38801740503" calcext:value-type="float">
            <text:p>0.38801740503</text:p>
          </table:table-cell>
          <table:table-cell office:value-type="float" office:value="1508183472.02723" calcext:value-type="float">
            <text:p>1508183472.0272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10513856281" calcext:value-type="float">
            <text:p>0.410513856281</text:p>
          </table:table-cell>
          <table:table-cell office:value-type="float" office:value="1508178633.12595" calcext:value-type="float">
            <text:p>1508178633.125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9654235735" calcext:value-type="float">
            <text:p>0.409654235735</text:p>
          </table:table-cell>
          <table:table-cell office:value-type="float" office:value="1508187659.36498" calcext:value-type="float">
            <text:p>1508187659.364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09272472476" calcext:value-type="float">
            <text:p>0.409272472476</text:p>
          </table:table-cell>
          <table:table-cell office:value-type="float" office:value="1508182439.92346" calcext:value-type="float">
            <text:p>1508182439.9234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07672014459" calcext:value-type="float">
            <text:p>0.407672014459</text:p>
          </table:table-cell>
          <table:table-cell office:value-type="float" office:value="1508181983.96583" calcext:value-type="float">
            <text:p>1508181983.9658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05433885948" calcext:value-type="float">
            <text:p>0.405433885948</text:p>
          </table:table-cell>
          <table:table-cell office:value-type="float" office:value="0.393169659134" calcext:value-type="float">
            <text:p>0.393169659134</text:p>
          </table:table-cell>
          <table:table-cell office:value-type="float" office:value="0.402981040585" calcext:value-type="float">
            <text:p>0.402981040585</text:p>
          </table:table-cell>
          <table:table-cell office:value-type="float" office:value="0.405433885948" calcext:value-type="float">
            <text:p>0.405433885948</text:p>
          </table:table-cell>
          <table:table-cell office:value-type="float" office:value="1508181968.38496" calcext:value-type="float">
            <text:p>1508181968.3849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3009078707" calcext:value-type="float">
            <text:p>0.403009078707</text:p>
          </table:table-cell>
          <table:table-cell office:value-type="float" office:value="1508179268.84287" calcext:value-type="float">
            <text:p>1508179268.842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2350442105" calcext:value-type="float">
            <text:p>0.402350442105</text:p>
          </table:table-cell>
          <table:table-cell office:value-type="float" office:value="1508179743.39264" calcext:value-type="float">
            <text:p>1508179743.392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190561455" calcext:value-type="float">
            <text:p>0.40190561455</text:p>
          </table:table-cell>
          <table:table-cell office:value-type="float" office:value="1508180524.55852" calcext:value-type="float">
            <text:p>1508180524.5585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01318358107" calcext:value-type="float">
            <text:p>0.401318358107</text:p>
          </table:table-cell>
          <table:table-cell office:value-type="float" office:value="1508190042.79727" calcext:value-type="float">
            <text:p>1508190042.7972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office:value-type="float" office:value="0.400782410881" calcext:value-type="float">
            <text:p>0.400782410881</text:p>
          </table:table-cell>
          <table:table-cell office:value-type="float" office:value="0.400066397966" calcext:value-type="float">
            <text:p>0.400066397966</text:p>
          </table:table-cell>
          <table:table-cell office:value-type="float" office:value="0.400209600549" calcext:value-type="float">
            <text:p>0.400209600549</text:p>
          </table:table-cell>
          <table:table-cell office:value-type="float" office:value="0.400066397966" calcext:value-type="float">
            <text:p>0.400066397966</text:p>
          </table:table-cell>
          <table:table-cell office:value-type="float" office:value="1508192800.0441" calcext:value-type="float">
            <text:p>1508192800.044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0151785561" calcext:value-type="float">
            <text:p>0.400151785561</text:p>
          </table:table-cell>
          <table:table-cell office:value-type="float" office:value="1508180774.99005" calcext:value-type="float">
            <text:p>1508180774.9900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97336025718" calcext:value-type="float">
            <text:p>0.397336025718</text:p>
          </table:table-cell>
          <table:table-cell office:value-type="float" office:value="1508188299.76967" calcext:value-type="float">
            <text:p>1508188299.7696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9720882366" calcext:value-type="float">
            <text:p>0.39720882366</text:p>
          </table:table-cell>
          <table:table-cell office:value-type="float" office:value="1508179997.8716" calcext:value-type="float">
            <text:p>1508179997.871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96200229616" calcext:value-type="float">
            <text:p>0.396200229616</text:p>
          </table:table-cell>
          <table:table-cell office:value-type="float" office:value="1508185540.8212" calcext:value-type="float">
            <text:p>1508185540.82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92568039909" calcext:value-type="float">
            <text:p>0.392568039909</text:p>
          </table:table-cell>
          <table:table-cell office:value-type="float" office:value="0.392535227842" calcext:value-type="float">
            <text:p>0.392535227842</text:p>
          </table:table-cell>
          <table:table-cell office:value-type="float" office:value="0.392561477496" calcext:value-type="float">
            <text:p>0.392561477496</text:p>
          </table:table-cell>
          <table:table-cell office:value-type="float" office:value="0.392568039909" calcext:value-type="float">
            <text:p>0.392568039909</text:p>
          </table:table-cell>
          <table:table-cell office:value-type="float" office:value="1508177435.82348" calcext:value-type="float">
            <text:p>1508177435.823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87943764826" calcext:value-type="float">
            <text:p>0.387943764826</text:p>
          </table:table-cell>
          <table:table-cell office:value-type="float" office:value="1508178936.99079" calcext:value-type="float">
            <text:p>1508178936.9907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87370302923" calcext:value-type="float">
            <text:p>0.387370302923</text:p>
          </table:table-cell>
          <table:table-cell office:value-type="float" office:value="0.384877145564" calcext:value-type="float">
            <text:p>0.384877145564</text:p>
          </table:table-cell>
          <table:table-cell office:value-type="float" office:value="0.385375777036" calcext:value-type="float">
            <text:p>0.385375777036</text:p>
          </table:table-cell>
          <table:table-cell office:value-type="float" office:value="0.384877145564" calcext:value-type="float">
            <text:p>0.384877145564</text:p>
          </table:table-cell>
          <table:table-cell office:value-type="float" office:value="1508182562.40368" calcext:value-type="float">
            <text:p>1508182562.4036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86813698186" calcext:value-type="float">
            <text:p>0.386813698186</text:p>
          </table:table-cell>
          <table:table-cell office:value-type="float" office:value="0.383537443025" calcext:value-type="float">
            <text:p>0.383537443025</text:p>
          </table:table-cell>
          <table:table-cell office:value-type="float" office:value="0.384192694057" calcext:value-type="float">
            <text:p>0.384192694057</text:p>
          </table:table-cell>
          <table:table-cell office:value-type="float" office:value="0.383537443025" calcext:value-type="float">
            <text:p>0.383537443025</text:p>
          </table:table-cell>
          <table:table-cell office:value-type="float" office:value="1508180277.17375" calcext:value-type="float">
            <text:p>1508180277.173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84708464752" calcext:value-type="float">
            <text:p>0.384708464752</text:p>
          </table:table-cell>
          <table:table-cell office:value-type="float" office:value="0.384694458486" calcext:value-type="float">
            <text:p>0.384694458486</text:p>
          </table:table-cell>
          <table:table-cell office:value-type="float" office:value="0.384705663499" calcext:value-type="float">
            <text:p>0.384705663499</text:p>
          </table:table-cell>
          <table:table-cell office:value-type="float" office:value="0.384708464752" calcext:value-type="float">
            <text:p>0.384708464752</text:p>
          </table:table-cell>
          <table:table-cell office:value-type="float" office:value="1508177601.76306" calcext:value-type="float">
            <text:p>1508177601.763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79203892946" calcext:value-type="float">
            <text:p>0.379203892946</text:p>
          </table:table-cell>
          <table:table-cell office:value-type="float" office:value="1508187802.86937" calcext:value-type="float">
            <text:p>1508187802.8693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71684072825" calcext:value-type="float">
            <text:p>0.371684072825</text:p>
          </table:table-cell>
          <table:table-cell office:value-type="float" office:value="1508183910.04662" calcext:value-type="float">
            <text:p>1508183910.0466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0260926847" calcext:value-type="float">
            <text:p>0.370260926847</text:p>
          </table:table-cell>
          <table:table-cell office:value-type="float" office:value="1508190215.97579" calcext:value-type="float">
            <text:p>1508190215.9757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69135892314" calcext:value-type="float">
            <text:p>0.369135892314</text:p>
          </table:table-cell>
          <table:table-cell office:value-type="float" office:value="1508192222.90686" calcext:value-type="float">
            <text:p>1508192222.9068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68714700548" calcext:value-type="float">
            <text:p>0.368714700548</text:p>
          </table:table-cell>
          <table:table-cell office:value-type="float" office:value="1508182239.28514" calcext:value-type="float">
            <text:p>1508182239.2851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67524913127" calcext:value-type="float">
            <text:p>0.367524913127</text:p>
          </table:table-cell>
          <table:table-cell office:value-type="float" office:value="1508185721.43736" calcext:value-type="float">
            <text:p>1508185721.4373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59585407044" calcext:value-type="float">
            <text:p>0.359585407044</text:p>
          </table:table-cell>
          <table:table-cell office:value-type="float" office:value="1508180255.31661" calcext:value-type="float">
            <text:p>1508180255.316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59048388167" calcext:value-type="float">
            <text:p>0.359048388167</text:p>
          </table:table-cell>
          <table:table-cell office:value-type="float" office:value="1508179639.86033" calcext:value-type="float">
            <text:p>1508179639.8603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53742110228" calcext:value-type="float">
            <text:p>0.353742110228</text:p>
          </table:table-cell>
          <table:table-cell office:value-type="float" office:value="1508180599.35076" calcext:value-type="float">
            <text:p>1508180599.3507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51341709805" calcext:value-type="float">
            <text:p>0.351341709805</text:p>
          </table:table-cell>
          <table:table-cell office:value-type="float" office:value="1508187724.28311" calcext:value-type="float">
            <text:p>1508187724.2831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office:value-type="float" office:value="0.348331602877" calcext:value-type="float">
            <text:p>0.348331602877</text:p>
          </table:table-cell>
          <table:table-cell office:value-type="float" office:value="0.348310449994" calcext:value-type="float">
            <text:p>0.348310449994</text:p>
          </table:table-cell>
          <table:table-cell office:value-type="float" office:value="0.3483273723" calcext:value-type="float">
            <text:p>0.3483273723</text:p>
          </table:table-cell>
          <table:table-cell office:value-type="float" office:value="0.348331602877" calcext:value-type="float">
            <text:p>0.348331602877</text:p>
          </table:table-cell>
          <table:table-cell office:value-type="float" office:value="1508183756.3419" calcext:value-type="float">
            <text:p>1508183756.341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47757873981" calcext:value-type="float">
            <text:p>0.347757873981</text:p>
          </table:table-cell>
          <table:table-cell office:value-type="float" office:value="1508179965.52095" calcext:value-type="float">
            <text:p>1508179965.520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47338990876" calcext:value-type="float">
            <text:p>0.347338990876</text:p>
          </table:table-cell>
          <table:table-cell office:value-type="float" office:value="1508177336.0053" calcext:value-type="float">
            <text:p>1508177336.005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45344885139" calcext:value-type="float">
            <text:p>0.345344885139</text:p>
          </table:table-cell>
          <table:table-cell office:value-type="float" office:value="1508182050.52113" calcext:value-type="float">
            <text:p>1508182050.5211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43289667911" calcext:value-type="float">
            <text:p>0.343289667911</text:p>
          </table:table-cell>
          <table:table-cell office:value-type="float" office:value="1508176451.86308" calcext:value-type="float">
            <text:p>1508176451.863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41580811509" calcext:value-type="float">
            <text:p>0.341580811509</text:p>
          </table:table-cell>
          <table:table-cell office:value-type="float" office:value="1508177375.28265" calcext:value-type="float">
            <text:p>1508177375.2826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35056448242" calcext:value-type="float">
            <text:p>0.335056448242</text:p>
          </table:table-cell>
          <table:table-cell office:value-type="float" office:value="0.335039810917" calcext:value-type="float">
            <text:p>0.335039810917</text:p>
          </table:table-cell>
          <table:table-cell office:value-type="float" office:value="0.335053120777" calcext:value-type="float">
            <text:p>0.335053120777</text:p>
          </table:table-cell>
          <table:table-cell office:value-type="float" office:value="0.335056448242" calcext:value-type="float">
            <text:p>0.335056448242</text:p>
          </table:table-cell>
          <table:table-cell office:value-type="float" office:value="1508176981.12838" calcext:value-type="float">
            <text:p>1508176981.1283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34885728985" calcext:value-type="float">
            <text:p>0.334885728985</text:p>
          </table:table-cell>
          <table:table-cell office:value-type="float" office:value="1508177859.34855" calcext:value-type="float">
            <text:p>1508177859.3485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28030383849" calcext:value-type="float">
            <text:p>0.328030383849</text:p>
          </table:table-cell>
          <table:table-cell office:value-type="float" office:value="1508177916.15695" calcext:value-type="float">
            <text:p>1508177916.156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25828903216" calcext:value-type="float">
            <text:p>0.325828903216</text:p>
          </table:table-cell>
          <table:table-cell office:value-type="float" office:value="1508189691.23931" calcext:value-type="float">
            <text:p>1508189691.2393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25598321439" calcext:value-type="float">
            <text:p>0.325598321439</text:p>
          </table:table-cell>
          <table:table-cell office:value-type="float" office:value="1508193118.00274" calcext:value-type="float">
            <text:p>1508193118.0027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25027314018" calcext:value-type="float">
            <text:p>0.325027314018</text:p>
          </table:table-cell>
          <table:table-cell office:value-type="float" office:value="1508185615.70709" calcext:value-type="float">
            <text:p>1508185615.7070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21374936046" calcext:value-type="float">
            <text:p>0.321374936046</text:p>
          </table:table-cell>
          <table:table-cell office:value-type="float" office:value="1508176881.94843" calcext:value-type="float">
            <text:p>1508176881.948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17459612286" calcext:value-type="float">
            <text:p>0.317459612286</text:p>
          </table:table-cell>
          <table:table-cell office:value-type="float" office:value="1508183736.72197" calcext:value-type="float">
            <text:p>1508183736.7219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16385812029" calcext:value-type="float">
            <text:p>0.316385812029</text:p>
          </table:table-cell>
          <table:table-cell office:value-type="float" office:value="0.312939380287" calcext:value-type="float">
            <text:p>0.312939380287</text:p>
          </table:table-cell>
          <table:table-cell office:value-type="float" office:value="0.31569652568" calcext:value-type="float">
            <text:p>0.31569652568</text:p>
          </table:table-cell>
          <table:table-cell office:value-type="float" office:value="0.316385812029" calcext:value-type="float">
            <text:p>0.316385812029</text:p>
          </table:table-cell>
          <table:table-cell office:value-type="float" office:value="1508181260.83149" calcext:value-type="float">
            <text:p>1508181260.8314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13940912905" calcext:value-type="float">
            <text:p>0.313940912905</text:p>
          </table:table-cell>
          <table:table-cell office:value-type="float" office:value="0.313860983854" calcext:value-type="float">
            <text:p>0.313860983854</text:p>
          </table:table-cell>
          <table:table-cell office:value-type="float" office:value="0.313876969665" calcext:value-type="float">
            <text:p>0.313876969665</text:p>
          </table:table-cell>
          <table:table-cell office:value-type="float" office:value="0.313860983854" calcext:value-type="float">
            <text:p>0.313860983854</text:p>
          </table:table-cell>
          <table:table-cell office:value-type="float" office:value="1508179983.68848" calcext:value-type="float">
            <text:p>1508179983.688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09143549639" calcext:value-type="float">
            <text:p>0.309143549639</text:p>
          </table:table-cell>
          <table:table-cell office:value-type="float" office:value="1508187977.7282" calcext:value-type="float">
            <text:p>1508187977.728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05543953247" calcext:value-type="float">
            <text:p>0.305543953247</text:p>
          </table:table-cell>
          <table:table-cell office:value-type="float" office:value="1508177546.07393" calcext:value-type="float">
            <text:p>1508177546.0739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00711606708" calcext:value-type="float">
            <text:p>0.300711606708</text:p>
          </table:table-cell>
          <table:table-cell office:value-type="float" office:value="1508185551.62269" calcext:value-type="float">
            <text:p>1508185551.6226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297725041681" calcext:value-type="float">
            <text:p>0.297725041681</text:p>
          </table:table-cell>
          <table:table-cell office:value-type="float" office:value="1508179109.78393" calcext:value-type="float">
            <text:p>1508179109.7839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97214789276" calcext:value-type="float">
            <text:p>0.297214789276</text:p>
          </table:table-cell>
          <table:table-cell office:value-type="float" office:value="1508190169.63186" calcext:value-type="float">
            <text:p>1508190169.6318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97124153085" calcext:value-type="float">
            <text:p>0.297124153085</text:p>
          </table:table-cell>
          <table:table-cell office:value-type="float" office:value="1508192320.78025" calcext:value-type="float">
            <text:p>1508192320.780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288484308036" calcext:value-type="float">
            <text:p>0.288484308036</text:p>
          </table:table-cell>
          <table:table-cell office:value-type="float" office:value="0.288447493644" calcext:value-type="float">
            <text:p>0.288447493644</text:p>
          </table:table-cell>
          <table:table-cell office:value-type="float" office:value="0.288454856522" calcext:value-type="float">
            <text:p>0.288454856522</text:p>
          </table:table-cell>
          <table:table-cell office:value-type="float" office:value="0.288447493644" calcext:value-type="float">
            <text:p>0.288447493644</text:p>
          </table:table-cell>
          <table:table-cell office:value-type="float" office:value="1508176726.29384" calcext:value-type="float">
            <text:p>1508176726.2938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286194190093" calcext:value-type="float">
            <text:p>0.286194190093</text:p>
          </table:table-cell>
          <table:table-cell office:value-type="float" office:value="1508183692.05706" calcext:value-type="float">
            <text:p>1508183692.057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85079904908" calcext:value-type="float">
            <text:p>0.285079904908</text:p>
          </table:table-cell>
          <table:table-cell office:value-type="float" office:value="1508181589.26007" calcext:value-type="float">
            <text:p>1508181589.2600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82575566004" calcext:value-type="float">
            <text:p>0.282575566004</text:p>
          </table:table-cell>
          <table:table-cell office:value-type="float" office:value="1508187731.28987" calcext:value-type="float">
            <text:p>1508187731.289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64043909447" calcext:value-type="float">
            <text:p>0.264043909447</text:p>
          </table:table-cell>
          <table:table-cell office:value-type="float" office:value="1508191710.70485" calcext:value-type="float">
            <text:p>1508191710.704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57158519589" calcext:value-type="float">
            <text:p>0.257158519589</text:p>
          </table:table-cell>
          <table:table-cell office:value-type="float" office:value="1508185749.6106" calcext:value-type="float">
            <text:p>1508185749.61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5102362876" calcext:value-type="float">
            <text:p>0.25102362876</text:p>
          </table:table-cell>
          <table:table-cell office:value-type="float" office:value="1508189356.44765" calcext:value-type="float">
            <text:p>1508189356.4476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50376664826" calcext:value-type="float">
            <text:p>0.250376664826</text:p>
          </table:table-cell>
          <table:table-cell office:value-type="float" office:value="1508187255.49197" calcext:value-type="float">
            <text:p>1508187255.4919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242855481675" calcext:value-type="float">
            <text:p>0.242855481675</text:p>
          </table:table-cell>
          <table:table-cell office:value-type="float" office:value="1508183221.98345" calcext:value-type="float">
            <text:p>1508183221.983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11994496605" calcext:value-type="float">
            <text:p>0.211994496605</text:p>
          </table:table-cell>
          <table:table-cell office:value-type="float" office:value="1508192051.14256" calcext:value-type="float">
            <text:p>1508192051.1425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11446615053" calcext:value-type="float">
            <text:p>0.211446615053</text:p>
          </table:table-cell>
          <table:table-cell office:value-type="float" office:value="1508190125.29383" calcext:value-type="float">
            <text:p>1508190125.2938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06116795774" calcext:value-type="float">
            <text:p>0.206116795774</text:p>
          </table:table-cell>
          <table:table-cell office:value-type="float" office:value="1508187442.28062" calcext:value-type="float">
            <text:p>1508187442.2806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03452185582" calcext:value-type="float">
            <text:p>0.203452185582</text:p>
          </table:table-cell>
          <table:table-cell office:value-type="float" office:value="1508185126.61449" calcext:value-type="float">
            <text:p>1508185126.6144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010239422862" calcext:value-type="float">
            <text:p>0.010239422862</text:p>
          </table:table-cell>
          <table:table-cell office:value-type="float" office:value="0.0102312297422" calcext:value-type="float">
            <text:p>0.0102312297422</text:p>
          </table:table-cell>
          <table:table-cell office:value-type="float" office:value="0.0102328683661" calcext:value-type="float">
            <text:p>0.0102328683661</text:p>
          </table:table-cell>
          <table:table-cell office:value-type="float" office:value="0.0102312297422" calcext:value-type="float">
            <text:p>0.0102312297422</text:p>
          </table:table-cell>
          <table:table-cell office:value-type="float" office:value="1508192065.94395" calcext:value-type="float">
            <text:p>1508192065.943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00707397843486" calcext:value-type="float">
            <text:p>0.00707397843486</text:p>
          </table:table-cell>
          <table:table-cell office:value-type="float" office:value="1508189834.59629" calcext:value-type="float">
            <text:p>1508189834.596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0.00701551658682" calcext:value-type="float">
            <text:p>0.00701551658682</text:p>
          </table:table-cell>
          <table:table-cell office:value-type="float" office:value="0.00701312826322" calcext:value-type="float">
            <text:p>0.00701312826322</text:p>
          </table:table-cell>
          <table:table-cell office:value-type="float" office:value="0.0070150389221" calcext:value-type="float">
            <text:p>0.0070150389221</text:p>
          </table:table-cell>
          <table:table-cell office:value-type="float" office:value="0.00701551658682" calcext:value-type="float">
            <text:p>0.00701551658682</text:p>
          </table:table-cell>
          <table:table-cell office:value-type="float" office:value="1508192053.5781" calcext:value-type="float">
            <text:p>1508192053.578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gb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gb1_2.A1:gb1_2.N14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gb1_en_1.A1:gb1_en_1.N93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gb1_en_3.A1:gb1_en_3.N93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gb1_en_4.A1:gb1_en_4.N93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06:20:38.05551978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yzonenko</meta:initial-creator>
    <meta:creation-date>2017-10-17T00:18:16.948310512</meta:creation-date>
    <dc:date>2018-02-26T06:20:49.750009161</dc:date>
    <dc:creator>Ivan Syzonenko</dc:creator>
    <meta:editing-duration>PT53M45S</meta:editing-duration>
    <meta:editing-cycles>5</meta:editing-cycles>
    <meta:generator>LibreOffice/6.0.1.1$Linux_X86_64 LibreOffice_project/00m0$Build-1</meta:generator>
    <meta:document-statistic meta:table-count="5" meta:cell-count="816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141cm" svg:y="4.184cm" style:legend-expansion="high" chart:style-name="ch2"/>
        <chart:plot-area chart:style-name="ch3" table:cell-range-address="gb1_2.A2:gb1_2.A14 gb1_2.C1:gb1_2.C14" chart:data-source-has-labels="row" svg:x="0.319cm" svg:y="0.179cm" svg:width="12.503cm" svg:height="8.617cm">
          <chartooo:coordinate-region svg:x="1.246cm" svg:y="0.383cm" svg:width="11.101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b1_2.C2:gb1_2.C14" chart:label-cell-address="gb1_2.C1:gb1_2.C1" chart:class="chart:scatter">
            <chart:domain table:cell-range-address="gb1_2.A2:gb1_2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gb1_2.C1:gb1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gb1_2.A2:gb1_2.A14</svg:desc>
                </draw:g>
              </table:table-cell>
              <table:table-cell office:value-type="float" office:value="0.277361984569">
                <text:p>0.277361984569</text:p>
                <draw:g>
                  <svg:desc>gb1_2.C2:gb1_2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0">
                <text:p>7000</text:p>
              </table:table-cell>
              <table:table-cell office:value-type="float" office:value="0.272791372332">
                <text:p>0.272791372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257141422403">
                <text:p>0.257141422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0.251664821946">
                <text:p>0.251664821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250360479572">
                <text:p>0.250360479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.246575629591">
                <text:p>0.246575629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239443048562">
                <text:p>0.239443048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229618775787">
                <text:p>0.229618775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0.227667457182">
                <text:p>0.227667457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0.223565819184">
                <text:p>0.223565819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216065998935">
                <text:p>0.216065998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186997829708">
                <text:p>0.186997829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183375357745">
                <text:p>0.183375357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3cm" svg:y="4.184cm" style:legend-expansion="high" chart:style-name="ch2"/>
        <chart:plot-area chart:style-name="ch3" table:cell-range-address="gb1_en_1.A2:gb1_en_1.A93 gb1_en_1.C1:gb1_en_1.C93" chart:data-source-has-labels="row" svg:x="0.319cm" svg:y="0.179cm" svg:width="13.092cm" svg:height="8.617cm">
          <chartooo:coordinate-region svg:x="1.056cm" svg:y="0.383cm" svg:width="11.88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b1_en_1.C2:gb1_en_1.C93" chart:label-cell-address="gb1_en_1.C1:gb1_en_1.C1" chart:class="chart:scatter">
            <chart:domain table:cell-range-address="gb1_en_1.A2:gb1_en_1.A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gb1_en_1.C1:gb1_en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gb1_en_1.A2:gb1_en_1.A93</svg:desc>
                </draw:g>
              </table:table-cell>
              <table:table-cell office:value-type="float" office:value="0.505338359249">
                <text:p>0.505338359249</text:p>
                <draw:g>
                  <svg:desc>gb1_en_1.C2:gb1_en_1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0">
                <text:p>7000</text:p>
              </table:table-cell>
              <table:table-cell office:value-type="float" office:value="0.504847341865">
                <text:p>0.504847341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0.504499291809">
                <text:p>0.504499291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504392072366">
                <text:p>0.504392072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  <table:table-cell office:value-type="float" office:value="0.503482920859">
                <text:p>0.503482920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503028016927">
                <text:p>0.503028016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.50254177351">
                <text:p>0.50254177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499469841639">
                <text:p>0.499469841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499209698526">
                <text:p>0.499209698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0.499154808067">
                <text:p>0.499154808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">
                <text:p>7000</text:p>
              </table:table-cell>
              <table:table-cell office:value-type="float" office:value="0.499104990348">
                <text:p>0.499104990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499100946911">
                <text:p>0.499100946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0.498548628963">
                <text:p>0.498548628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  <table:table-cell office:value-type="float" office:value="0.495375652486">
                <text:p>0.495375652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">
                <text:p>8000</text:p>
              </table:table-cell>
              <table:table-cell office:value-type="float" office:value="0.495077996014">
                <text:p>0.495077996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0.494523821628">
                <text:p>0.4945238216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0">
                <text:p>7000</text:p>
              </table:table-cell>
              <table:table-cell office:value-type="float" office:value="0.494426548089">
                <text:p>0.494426548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494359740099">
                <text:p>0.494359740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0">
                <text:p>6000</text:p>
              </table:table-cell>
              <table:table-cell office:value-type="float" office:value="0.494311024762">
                <text:p>0.4943110247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">
                <text:p>8000</text:p>
              </table:table-cell>
              <table:table-cell office:value-type="float" office:value="0.494240846611">
                <text:p>0.494240846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0">
                <text:p>7000</text:p>
              </table:table-cell>
              <table:table-cell office:value-type="float" office:value="0.49393613479">
                <text:p>0.49393613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0.493936051164">
                <text:p>0.493936051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0.493858846665">
                <text:p>0.493858846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0.493017787715">
                <text:p>0.493017787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">
                <text:p>3000</text:p>
              </table:table-cell>
              <table:table-cell office:value-type="float" office:value="0.49252782004">
                <text:p>0.49252782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0.492205271553">
                <text:p>0.492205271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0">
                <text:p>3000</text:p>
              </table:table-cell>
              <table:table-cell office:value-type="float" office:value="0.489504257318">
                <text:p>0.489504257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">
                <text:p>9000</text:p>
              </table:table-cell>
              <table:table-cell office:value-type="float" office:value="0.487385884937">
                <text:p>0.487385884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0">
                <text:p>8000</text:p>
              </table:table-cell>
              <table:table-cell office:value-type="float" office:value="0.487171836318">
                <text:p>0.487171836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00">
                <text:p>9000</text:p>
              </table:table-cell>
              <table:table-cell office:value-type="float" office:value="0.486819401732">
                <text:p>0.486819401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00">
                <text:p>8000</text:p>
              </table:table-cell>
              <table:table-cell office:value-type="float" office:value="0.486529645529">
                <text:p>0.4865296455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0">
                <text:p>7000</text:p>
              </table:table-cell>
              <table:table-cell office:value-type="float" office:value="0.486492240783">
                <text:p>0.486492240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0.486349620862">
                <text:p>0.486349620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.485880819698">
                <text:p>0.4858808196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0">
                <text:p>5000</text:p>
              </table:table-cell>
              <table:table-cell office:value-type="float" office:value="0.482772621385">
                <text:p>0.482772621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0">
                <text:p>6000</text:p>
              </table:table-cell>
              <table:table-cell office:value-type="float" office:value="0.481748598511">
                <text:p>0.481748598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0.480376761405">
                <text:p>0.480376761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0">
                <text:p>1500</text:p>
              </table:table-cell>
              <table:table-cell office:value-type="float" office:value="0.479876135664">
                <text:p>0.479876135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">
                <text:p>500</text:p>
              </table:table-cell>
              <table:table-cell office:value-type="float" office:value="0.473459302652">
                <text:p>0.473459302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463023386422">
                <text:p>0.463023386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0.463003596769">
                <text:p>0.463003596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">
                <text:p>7000</text:p>
              </table:table-cell>
              <table:table-cell office:value-type="float" office:value="0.462962761203">
                <text:p>0.462962761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0">
                <text:p>6000</text:p>
              </table:table-cell>
              <table:table-cell office:value-type="float" office:value="0.462931320192">
                <text:p>0.462931320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0">
                <text:p>5000</text:p>
              </table:table-cell>
              <table:table-cell office:value-type="float" office:value="0.462715906546">
                <text:p>0.4627159065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0">
                <text:p>4000</text:p>
              </table:table-cell>
              <table:table-cell office:value-type="float" office:value="0.462594329599">
                <text:p>0.4625943295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00">
                <text:p>3000</text:p>
              </table:table-cell>
              <table:table-cell office:value-type="float" office:value="0.462473308439">
                <text:p>0.4624733084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0">
                <text:p>4000</text:p>
              </table:table-cell>
              <table:table-cell office:value-type="float" office:value="0.461016882809">
                <text:p>0.461016882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0.453230310468">
                <text:p>0.4532303104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00">
                <text:p>3000</text:p>
              </table:table-cell>
              <table:table-cell office:value-type="float" office:value="0.447932982814">
                <text:p>0.447932982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0.447701903395">
                <text:p>0.447701903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00">
                <text:p>9000</text:p>
              </table:table-cell>
              <table:table-cell office:value-type="float" office:value="0.44750633203">
                <text:p>0.44750633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00">
                <text:p>8000</text:p>
              </table:table-cell>
              <table:table-cell office:value-type="float" office:value="0.447408691086">
                <text:p>0.447408691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00">
                <text:p>7000</text:p>
              </table:table-cell>
              <table:table-cell office:value-type="float" office:value="0.447405323315">
                <text:p>0.4474053233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00">
                <text:p>6000</text:p>
              </table:table-cell>
              <table:table-cell office:value-type="float" office:value="0.447363462374">
                <text:p>0.4473634623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0.447215592237">
                <text:p>0.447215592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0">
                <text:p>5000</text:p>
              </table:table-cell>
              <table:table-cell office:value-type="float" office:value="0.447203105084">
                <text:p>0.4472031050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00">
                <text:p>5000</text:p>
              </table:table-cell>
              <table:table-cell office:value-type="float" office:value="0.444198176062">
                <text:p>0.444198176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0.441261818004">
                <text:p>0.4412618180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0">
                <text:p>4000</text:p>
              </table:table-cell>
              <table:table-cell office:value-type="float" office:value="0.439469828795">
                <text:p>0.4394698287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439023437177">
                <text:p>0.439023437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0.438908930202">
                <text:p>0.4389089302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0.438593587734">
                <text:p>0.4385935877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">
                <text:p>1000</text:p>
              </table:table-cell>
              <table:table-cell office:value-type="float" office:value="0.437718465647">
                <text:p>0.4377184656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0.437619886689">
                <text:p>0.437619886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0">
                <text:p>500</text:p>
              </table:table-cell>
              <table:table-cell office:value-type="float" office:value="0.437005370819">
                <text:p>0.4370053708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">
                <text:p>1000</text:p>
              </table:table-cell>
              <table:table-cell office:value-type="float" office:value="0.422039276419">
                <text:p>0.4220392764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0.408162138911">
                <text:p>0.4081621389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0.398390753925">
                <text:p>0.398390753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.391361278539">
                <text:p>0.3913612785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0.382500251432">
                <text:p>0.3825002514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0">
                <text:p>5000</text:p>
              </table:table-cell>
              <table:table-cell office:value-type="float" office:value="0.37857530128">
                <text:p>0.37857530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00">
                <text:p>6000</text:p>
              </table:table-cell>
              <table:table-cell office:value-type="float" office:value="0.37857530128">
                <text:p>0.37857530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00">
                <text:p>4000</text:p>
              </table:table-cell>
              <table:table-cell office:value-type="float" office:value="0.378573245991">
                <text:p>0.378573245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00">
                <text:p>7000</text:p>
              </table:table-cell>
              <table:table-cell office:value-type="float" office:value="0.378570406449">
                <text:p>0.3785704064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00">
                <text:p>8000</text:p>
              </table:table-cell>
              <table:table-cell office:value-type="float" office:value="0.37856554867">
                <text:p>0.378565548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00">
                <text:p>9000</text:p>
              </table:table-cell>
              <table:table-cell office:value-type="float" office:value="0.37856554867">
                <text:p>0.37856554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00">
                <text:p>3000</text:p>
              </table:table-cell>
              <table:table-cell office:value-type="float" office:value="0.378499975632">
                <text:p>0.378499975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0.378418602525">
                <text:p>0.378418602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0">
                <text:p>1500</text:p>
              </table:table-cell>
              <table:table-cell office:value-type="float" office:value="0.378220086871">
                <text:p>0.3782200868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0.378208178978">
                <text:p>0.3782081789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0">
                <text:p>500</text:p>
              </table:table-cell>
              <table:table-cell office:value-type="float" office:value="0.378109837431">
                <text:p>0.3781098374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00">
                <text:p>8000</text:p>
              </table:table-cell>
              <table:table-cell office:value-type="float" office:value="0.377202869938">
                <text:p>0.3772028699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00">
                <text:p>6000</text:p>
              </table:table-cell>
              <table:table-cell office:value-type="float" office:value="0.377101318836">
                <text:p>0.377101318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00">
                <text:p>7000</text:p>
              </table:table-cell>
              <table:table-cell office:value-type="float" office:value="0.377067189316">
                <text:p>0.377067189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00">
                <text:p>9000</text:p>
              </table:table-cell>
              <table:table-cell office:value-type="float" office:value="0.377054352919">
                <text:p>0.377054352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00">
                <text:p>5000</text:p>
              </table:table-cell>
              <table:table-cell office:value-type="float" office:value="0.377047213008">
                <text:p>0.377047213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00">
                <text:p>4000</text:p>
              </table:table-cell>
              <table:table-cell office:value-type="float" office:value="0.376973274616">
                <text:p>0.3769732746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00">
                <text:p>3000</text:p>
              </table:table-cell>
              <table:table-cell office:value-type="float" office:value="0.376942479339">
                <text:p>0.376942479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0.376661856625">
                <text:p>0.376661856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0">
                <text:p>1500</text:p>
              </table:table-cell>
              <table:table-cell office:value-type="float" office:value="0.376598197448">
                <text:p>0.3765981974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">
                <text:p>1000</text:p>
              </table:table-cell>
              <table:table-cell office:value-type="float" office:value="0.37613850501">
                <text:p>0.376138505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0">
                <text:p>500</text:p>
              </table:table-cell>
              <table:table-cell office:value-type="float" office:value="0.375805067522">
                <text:p>0.3758050675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3cm" svg:y="4.184cm" style:legend-expansion="high" chart:style-name="ch2"/>
        <chart:plot-area chart:style-name="ch3" table:cell-range-address="gb1_en_1.B2:gb1_en_1.C93 gb1_en_1.C1:gb1_en_1.C1" chart:data-source-has-labels="row" svg:x="0.319cm" svg:y="0.179cm" svg:width="13.092cm" svg:height="8.617cm">
          <chartooo:coordinate-region svg:x="1.056cm" svg:y="0.383cm" svg:width="11.975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b1_en_1.C2:gb1_en_1.C93" chart:label-cell-address="gb1_en_1.C1:gb1_en_1.C1" chart:class="chart:scatter">
            <chart:domain table:cell-range-address="gb1_en_1.B2:gb1_en_1.B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NMI_max</text:p>
                <draw:g>
                  <svg:desc>gb1_en_1.C1:gb1_en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99">
                <text:p>2999</text:p>
                <draw:g>
                  <svg:desc>gb1_en_1.B2:gb1_en_1.B93</svg:desc>
                </draw:g>
              </table:table-cell>
              <table:table-cell office:value-type="float" office:value="0.505338359249">
                <text:p>0.505338359249</text:p>
                <draw:g>
                  <svg:desc>gb1_en_1.C2:gb1_en_1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9">
                <text:p>2999</text:p>
              </table:table-cell>
              <table:table-cell office:value-type="float" office:value="0.504847341865">
                <text:p>0.504847341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9">
                <text:p>2999</text:p>
              </table:table-cell>
              <table:table-cell office:value-type="float" office:value="0.504499291809">
                <text:p>0.504499291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99">
                <text:p>2999</text:p>
              </table:table-cell>
              <table:table-cell office:value-type="float" office:value="0.504392072366">
                <text:p>0.504392072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9">
                <text:p>2999</text:p>
              </table:table-cell>
              <table:table-cell office:value-type="float" office:value="0.503482920859">
                <text:p>0.503482920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9">
                <text:p>999</text:p>
              </table:table-cell>
              <table:table-cell office:value-type="float" office:value="0.503028016927">
                <text:p>0.503028016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">
                <text:p>999</text:p>
              </table:table-cell>
              <table:table-cell office:value-type="float" office:value="0.50254177351">
                <text:p>0.50254177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9">
                <text:p>999</text:p>
              </table:table-cell>
              <table:table-cell office:value-type="float" office:value="0.499469841639">
                <text:p>0.499469841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9">
                <text:p>999</text:p>
              </table:table-cell>
              <table:table-cell office:value-type="float" office:value="0.499209698526">
                <text:p>0.499209698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">
                <text:p>999</text:p>
              </table:table-cell>
              <table:table-cell office:value-type="float" office:value="0.499154808067">
                <text:p>0.499154808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9">
                <text:p>999</text:p>
              </table:table-cell>
              <table:table-cell office:value-type="float" office:value="0.499104990348">
                <text:p>0.499104990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9">
                <text:p>999</text:p>
              </table:table-cell>
              <table:table-cell office:value-type="float" office:value="0.499100946911">
                <text:p>0.499100946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9">
                <text:p>2999</text:p>
              </table:table-cell>
              <table:table-cell office:value-type="float" office:value="0.498548628963">
                <text:p>0.498548628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9">
                <text:p>1499</text:p>
              </table:table-cell>
              <table:table-cell office:value-type="float" office:value="0.495375652486">
                <text:p>0.495375652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9">
                <text:p>1499</text:p>
              </table:table-cell>
              <table:table-cell office:value-type="float" office:value="0.495077996014">
                <text:p>0.495077996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9">
                <text:p>1999</text:p>
              </table:table-cell>
              <table:table-cell office:value-type="float" office:value="0.494523821628">
                <text:p>0.4945238216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9">
                <text:p>1499</text:p>
              </table:table-cell>
              <table:table-cell office:value-type="float" office:value="0.494426548089">
                <text:p>0.494426548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9">
                <text:p>1999</text:p>
              </table:table-cell>
              <table:table-cell office:value-type="float" office:value="0.494359740099">
                <text:p>0.494359740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9">
                <text:p>1999</text:p>
              </table:table-cell>
              <table:table-cell office:value-type="float" office:value="0.494311024762">
                <text:p>0.4943110247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0.494240846611">
                <text:p>0.494240846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0.49393613479">
                <text:p>0.49393613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9">
                <text:p>1999</text:p>
              </table:table-cell>
              <table:table-cell office:value-type="float" office:value="0.493936051164">
                <text:p>0.493936051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99">
                <text:p>1499</text:p>
              </table:table-cell>
              <table:table-cell office:value-type="float" office:value="0.493858846665">
                <text:p>0.493858846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9">
                <text:p>1499</text:p>
              </table:table-cell>
              <table:table-cell office:value-type="float" office:value="0.493017787715">
                <text:p>0.493017787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9">
                <text:p>1999</text:p>
              </table:table-cell>
              <table:table-cell office:value-type="float" office:value="0.49252782004">
                <text:p>0.49252782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99">
                <text:p>1499</text:p>
              </table:table-cell>
              <table:table-cell office:value-type="float" office:value="0.492205271553">
                <text:p>0.492205271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9">
                <text:p>1499</text:p>
              </table:table-cell>
              <table:table-cell office:value-type="float" office:value="0.489504257318">
                <text:p>0.489504257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9">
                <text:p>3999</text:p>
              </table:table-cell>
              <table:table-cell office:value-type="float" office:value="0.487385884937">
                <text:p>0.487385884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99">
                <text:p>4999</text:p>
              </table:table-cell>
              <table:table-cell office:value-type="float" office:value="0.487171836318">
                <text:p>0.487171836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99">
                <text:p>4999</text:p>
              </table:table-cell>
              <table:table-cell office:value-type="float" office:value="0.486819401732">
                <text:p>0.486819401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9">
                <text:p>3999</text:p>
              </table:table-cell>
              <table:table-cell office:value-type="float" office:value="0.486529645529">
                <text:p>0.4865296455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9">
                <text:p>3999</text:p>
              </table:table-cell>
              <table:table-cell office:value-type="float" office:value="0.486492240783">
                <text:p>0.486492240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9">
                <text:p>3999</text:p>
              </table:table-cell>
              <table:table-cell office:value-type="float" office:value="0.486349620862">
                <text:p>0.486349620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99">
                <text:p>4999</text:p>
              </table:table-cell>
              <table:table-cell office:value-type="float" office:value="0.485880819698">
                <text:p>0.4858808196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9">
                <text:p>3999</text:p>
              </table:table-cell>
              <table:table-cell office:value-type="float" office:value="0.482772621385">
                <text:p>0.482772621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99">
                <text:p>4999</text:p>
              </table:table-cell>
              <table:table-cell office:value-type="float" office:value="0.481748598511">
                <text:p>0.481748598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9">
                <text:p>999</text:p>
              </table:table-cell>
              <table:table-cell office:value-type="float" office:value="0.480376761405">
                <text:p>0.480376761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9">
                <text:p>999</text:p>
              </table:table-cell>
              <table:table-cell office:value-type="float" office:value="0.479876135664">
                <text:p>0.479876135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9">
                <text:p>499</text:p>
              </table:table-cell>
              <table:table-cell office:value-type="float" office:value="0.473459302652">
                <text:p>0.473459302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">
                <text:p>299</text:p>
              </table:table-cell>
              <table:table-cell office:value-type="float" office:value="0.463023386422">
                <text:p>0.463023386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">
                <text:p>299</text:p>
              </table:table-cell>
              <table:table-cell office:value-type="float" office:value="0.463003596769">
                <text:p>0.463003596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">
                <text:p>299</text:p>
              </table:table-cell>
              <table:table-cell office:value-type="float" office:value="0.462962761203">
                <text:p>0.462962761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9">
                <text:p>299</text:p>
              </table:table-cell>
              <table:table-cell office:value-type="float" office:value="0.462931320192">
                <text:p>0.462931320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">
                <text:p>299</text:p>
              </table:table-cell>
              <table:table-cell office:value-type="float" office:value="0.462715906546">
                <text:p>0.4627159065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9">
                <text:p>299</text:p>
              </table:table-cell>
              <table:table-cell office:value-type="float" office:value="0.462594329599">
                <text:p>0.4625943295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9">
                <text:p>299</text:p>
              </table:table-cell>
              <table:table-cell office:value-type="float" office:value="0.462473308439">
                <text:p>0.4624733084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9">
                <text:p>3999</text:p>
              </table:table-cell>
              <table:table-cell office:value-type="float" office:value="0.461016882809">
                <text:p>0.461016882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9">
                <text:p>999</text:p>
              </table:table-cell>
              <table:table-cell office:value-type="float" office:value="0.453230310468">
                <text:p>0.4532303104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99">
                <text:p>2999</text:p>
              </table:table-cell>
              <table:table-cell office:value-type="float" office:value="0.447932982814">
                <text:p>0.447932982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9">
                <text:p>1499</text:p>
              </table:table-cell>
              <table:table-cell office:value-type="float" office:value="0.447701903395">
                <text:p>0.447701903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9">
                <text:p>499</text:p>
              </table:table-cell>
              <table:table-cell office:value-type="float" office:value="0.44750633203">
                <text:p>0.44750633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9">
                <text:p>499</text:p>
              </table:table-cell>
              <table:table-cell office:value-type="float" office:value="0.447408691086">
                <text:p>0.447408691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9">
                <text:p>499</text:p>
              </table:table-cell>
              <table:table-cell office:value-type="float" office:value="0.447405323315">
                <text:p>0.4474053233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9">
                <text:p>499</text:p>
              </table:table-cell>
              <table:table-cell office:value-type="float" office:value="0.447363462374">
                <text:p>0.4473634623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9">
                <text:p>1999</text:p>
              </table:table-cell>
              <table:table-cell office:value-type="float" office:value="0.447215592237">
                <text:p>0.447215592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9">
                <text:p>499</text:p>
              </table:table-cell>
              <table:table-cell office:value-type="float" office:value="0.447203105084">
                <text:p>0.4472031050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99">
                <text:p>4999</text:p>
              </table:table-cell>
              <table:table-cell office:value-type="float" office:value="0.444198176062">
                <text:p>0.444198176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9">
                <text:p>1499</text:p>
              </table:table-cell>
              <table:table-cell office:value-type="float" office:value="0.441261818004">
                <text:p>0.4412618180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9">
                <text:p>499</text:p>
              </table:table-cell>
              <table:table-cell office:value-type="float" office:value="0.439469828795">
                <text:p>0.4394698287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">
                <text:p>499</text:p>
              </table:table-cell>
              <table:table-cell office:value-type="float" office:value="0.439023437177">
                <text:p>0.439023437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9">
                <text:p>499</text:p>
              </table:table-cell>
              <table:table-cell office:value-type="float" office:value="0.438908930202">
                <text:p>0.4389089302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9">
                <text:p>499</text:p>
              </table:table-cell>
              <table:table-cell office:value-type="float" office:value="0.438593587734">
                <text:p>0.4385935877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9">
                <text:p>499</text:p>
              </table:table-cell>
              <table:table-cell office:value-type="float" office:value="0.437718465647">
                <text:p>0.4377184656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0.437619886689">
                <text:p>0.437619886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9">
                <text:p>299</text:p>
              </table:table-cell>
              <table:table-cell office:value-type="float" office:value="0.437005370819">
                <text:p>0.4370053708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9">
                <text:p>299</text:p>
              </table:table-cell>
              <table:table-cell office:value-type="float" office:value="0.422039276419">
                <text:p>0.4220392764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9">
                <text:p>299</text:p>
              </table:table-cell>
              <table:table-cell office:value-type="float" office:value="0.408162138911">
                <text:p>0.4081621389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">
                <text:p>99</text:p>
              </table:table-cell>
              <table:table-cell office:value-type="float" office:value="0.398390753925">
                <text:p>0.398390753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  <table:table-cell office:value-type="float" office:value="0.391361278539">
                <text:p>0.3913612785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0.382500251432">
                <text:p>0.3825002514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0.37857530128">
                <text:p>0.37857530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0.37857530128">
                <text:p>0.37857530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0.378573245991">
                <text:p>0.378573245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0.378570406449">
                <text:p>0.3785704064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0.37856554867">
                <text:p>0.378565548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">
                <text:p>49</text:p>
              </table:table-cell>
              <table:table-cell office:value-type="float" office:value="0.37856554867">
                <text:p>0.37856554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0.378499975632">
                <text:p>0.378499975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.378418602525">
                <text:p>0.378418602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">
                <text:p>49</text:p>
              </table:table-cell>
              <table:table-cell office:value-type="float" office:value="0.378220086871">
                <text:p>0.3782200868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  <table:table-cell office:value-type="float" office:value="0.378208178978">
                <text:p>0.3782081789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  <table:table-cell office:value-type="float" office:value="0.378109837431">
                <text:p>0.3781098374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0.377202869938">
                <text:p>0.3772028699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">
                <text:p>99</text:p>
              </table:table-cell>
              <table:table-cell office:value-type="float" office:value="0.377101318836">
                <text:p>0.377101318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0.377067189316">
                <text:p>0.377067189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0.377054352919">
                <text:p>0.377054352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">
                <text:p>99</text:p>
              </table:table-cell>
              <table:table-cell office:value-type="float" office:value="0.377047213008">
                <text:p>0.377047213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">
                <text:p>99</text:p>
              </table:table-cell>
              <table:table-cell office:value-type="float" office:value="0.376973274616">
                <text:p>0.3769732746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">
                <text:p>99</text:p>
              </table:table-cell>
              <table:table-cell office:value-type="float" office:value="0.376942479339">
                <text:p>0.376942479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0.376661856625">
                <text:p>0.376661856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0.376598197448">
                <text:p>0.3765981974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0.37613850501">
                <text:p>0.376138505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0.375805067522">
                <text:p>0.375805067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3cm" svg:y="4.184cm" style:legend-expansion="high" chart:style-name="ch2"/>
        <chart:plot-area chart:style-name="ch3" table:cell-range-address="gb1_en_3.A2:gb1_en_3.A93 gb1_en_3.C1:gb1_en_3.C93" chart:data-source-has-labels="row" svg:x="0.319cm" svg:y="0.179cm" svg:width="13.092cm" svg:height="8.617cm">
          <chartooo:coordinate-region svg:x="1.246cm" svg:y="0.383cm" svg:width="11.69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b1_en_3.C2:gb1_en_3.C93" chart:label-cell-address="gb1_en_3.C1:gb1_en_3.C1" chart:class="chart:scatter">
            <chart:domain table:cell-range-address="gb1_en_3.A2:gb1_en_3.A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gb1_en_3.C1:gb1_en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gb1_en_3.A2:gb1_en_3.A93</svg:desc>
                </draw:g>
              </table:table-cell>
              <table:table-cell office:value-type="float" office:value="0.399146493053">
                <text:p>0.399146493053</text:p>
                <draw:g>
                  <svg:desc>gb1_en_3.C2:gb1_en_3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0">
                <text:p>7000</text:p>
              </table:table-cell>
              <table:table-cell office:value-type="float" office:value="0.372665319024">
                <text:p>0.372665319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0.370401002787">
                <text:p>0.370401002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0.369460170455">
                <text:p>0.36946017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361626152769">
                <text:p>0.361626152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  <table:table-cell office:value-type="float" office:value="0.360784501916">
                <text:p>0.360784501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  <table:table-cell office:value-type="float" office:value="0.360553646283">
                <text:p>0.360553646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0.359495164821">
                <text:p>0.359495164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356887798356">
                <text:p>0.356887798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0.356742425215">
                <text:p>0.356742425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.356155753438">
                <text:p>0.356155753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0.356082538132">
                <text:p>0.356082538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35468560486">
                <text:p>0.35468560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0">
                <text:p>8000</text:p>
              </table:table-cell>
              <table:table-cell office:value-type="float" office:value="0.354446107155">
                <text:p>0.354446107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  <table:table-cell office:value-type="float" office:value="0.353227695175">
                <text:p>0.353227695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">
                <text:p>9000</text:p>
              </table:table-cell>
              <table:table-cell office:value-type="float" office:value="0.352696592655">
                <text:p>0.3526965926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0">
                <text:p>7000</text:p>
              </table:table-cell>
              <table:table-cell office:value-type="float" office:value="0.352590447943">
                <text:p>0.352590447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">
                <text:p>8000</text:p>
              </table:table-cell>
              <table:table-cell office:value-type="float" office:value="0.352421769321">
                <text:p>0.352421769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00">
                <text:p>7000</text:p>
              </table:table-cell>
              <table:table-cell office:value-type="float" office:value="0.350815872384">
                <text:p>0.350815872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0">
                <text:p>7000</text:p>
              </table:table-cell>
              <table:table-cell office:value-type="float" office:value="0.349524611143">
                <text:p>0.349524611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0.349459421403">
                <text:p>0.349459421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.349293931408">
                <text:p>0.349293931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00">
                <text:p>9000</text:p>
              </table:table-cell>
              <table:table-cell office:value-type="float" office:value="0.349168049807">
                <text:p>0.349168049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0">
                <text:p>8000</text:p>
              </table:table-cell>
              <table:table-cell office:value-type="float" office:value="0.348737254265">
                <text:p>0.348737254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0.34807725441">
                <text:p>0.34807725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">
                <text:p>6000</text:p>
              </table:table-cell>
              <table:table-cell office:value-type="float" office:value="0.347687729907">
                <text:p>0.347687729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0">
                <text:p>8000</text:p>
              </table:table-cell>
              <table:table-cell office:value-type="float" office:value="0.347101601017">
                <text:p>0.347101601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00">
                <text:p>8000</text:p>
              </table:table-cell>
              <table:table-cell office:value-type="float" office:value="0.347045518275">
                <text:p>0.347045518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0.345692142796">
                <text:p>0.345692142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0.34470618003">
                <text:p>0.34470618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0.343860216273">
                <text:p>0.34386021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0">
                <text:p>9000</text:p>
              </table:table-cell>
              <table:table-cell office:value-type="float" office:value="0.343823781387">
                <text:p>0.343823781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">
                <text:p>7000</text:p>
              </table:table-cell>
              <table:table-cell office:value-type="float" office:value="0.343416904408">
                <text:p>0.343416904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00">
                <text:p>5000</text:p>
              </table:table-cell>
              <table:table-cell office:value-type="float" office:value="0.342866968229">
                <text:p>0.342866968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">
                <text:p>8000</text:p>
              </table:table-cell>
              <table:table-cell office:value-type="float" office:value="0.342493493044">
                <text:p>0.342493493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0">
                <text:p>4000</text:p>
              </table:table-cell>
              <table:table-cell office:value-type="float" office:value="0.341943340728">
                <text:p>0.3419433407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">
                <text:p>1500</text:p>
              </table:table-cell>
              <table:table-cell office:value-type="float" office:value="0.340980996231">
                <text:p>0.340980996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00">
                <text:p>6000</text:p>
              </table:table-cell>
              <table:table-cell office:value-type="float" office:value="0.339741200031">
                <text:p>0.339741200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00">
                <text:p>6000</text:p>
              </table:table-cell>
              <table:table-cell office:value-type="float" office:value="0.339682926701">
                <text:p>0.339682926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339538495962">
                <text:p>0.339538495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00">
                <text:p>7000</text:p>
              </table:table-cell>
              <table:table-cell office:value-type="float" office:value="0.339455980097">
                <text:p>0.339455980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00">
                <text:p>9000</text:p>
              </table:table-cell>
              <table:table-cell office:value-type="float" office:value="0.339054664346">
                <text:p>0.3390546643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0.338834786384">
                <text:p>0.338834786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">
                <text:p>8000</text:p>
              </table:table-cell>
              <table:table-cell office:value-type="float" office:value="0.338348447169">
                <text:p>0.338348447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00">
                <text:p>3000</text:p>
              </table:table-cell>
              <table:table-cell office:value-type="float" office:value="0.337781911512">
                <text:p>0.337781911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337616477232">
                <text:p>0.337616477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0">
                <text:p>4000</text:p>
              </table:table-cell>
              <table:table-cell office:value-type="float" office:value="0.337309477428">
                <text:p>0.337309477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00">
                <text:p>6000</text:p>
              </table:table-cell>
              <table:table-cell office:value-type="float" office:value="0.336723533225">
                <text:p>0.336723533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">
                <text:p>4000</text:p>
              </table:table-cell>
              <table:table-cell office:value-type="float" office:value="0.335524583793">
                <text:p>0.3355245837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0">
                <text:p>3000</text:p>
              </table:table-cell>
              <table:table-cell office:value-type="float" office:value="0.335058289464">
                <text:p>0.335058289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0">
                <text:p>4000</text:p>
              </table:table-cell>
              <table:table-cell office:value-type="float" office:value="0.333915944491">
                <text:p>0.333915944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">
                <text:p>7000</text:p>
              </table:table-cell>
              <table:table-cell office:value-type="float" office:value="0.332507839218">
                <text:p>0.332507839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00">
                <text:p>1500</text:p>
              </table:table-cell>
              <table:table-cell office:value-type="float" office:value="0.331421783154">
                <text:p>0.331421783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00">
                <text:p>3000</text:p>
              </table:table-cell>
              <table:table-cell office:value-type="float" office:value="0.330268756241">
                <text:p>0.3302687562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0">
                <text:p>500</text:p>
              </table:table-cell>
              <table:table-cell office:value-type="float" office:value="0.329528330037">
                <text:p>0.3295283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0">
                <text:p>3000</text:p>
              </table:table-cell>
              <table:table-cell office:value-type="float" office:value="0.328791817339">
                <text:p>0.328791817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0.328465585181">
                <text:p>0.328465585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00">
                <text:p>7000</text:p>
              </table:table-cell>
              <table:table-cell office:value-type="float" office:value="0.328260942929">
                <text:p>0.3282609429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">
                <text:p>6000</text:p>
              </table:table-cell>
              <table:table-cell office:value-type="float" office:value="0.325293522143">
                <text:p>0.325293522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0.323328955704">
                <text:p>0.323328955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0.321684855122">
                <text:p>0.321684855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">
                <text:p>1000</text:p>
              </table:table-cell>
              <table:table-cell office:value-type="float" office:value="0.321606868396">
                <text:p>0.321606868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0.321442136542">
                <text:p>0.321442136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00">
                <text:p>3000</text:p>
              </table:table-cell>
              <table:table-cell office:value-type="float" office:value="0.321294449228">
                <text:p>0.3212944492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00">
                <text:p>5000</text:p>
              </table:table-cell>
              <table:table-cell office:value-type="float" office:value="0.321153603086">
                <text:p>0.321153603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00">
                <text:p>5000</text:p>
              </table:table-cell>
              <table:table-cell office:value-type="float" office:value="0.320375453305">
                <text:p>0.3203754533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0">
                <text:p>500</text:p>
              </table:table-cell>
              <table:table-cell office:value-type="float" office:value="0.318789062812">
                <text:p>0.318789062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00">
                <text:p>5000</text:p>
              </table:table-cell>
              <table:table-cell office:value-type="float" office:value="0.314576001155">
                <text:p>0.314576001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00">
                <text:p>5000</text:p>
              </table:table-cell>
              <table:table-cell office:value-type="float" office:value="0.311794677333">
                <text:p>0.311794677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0">
                <text:p>4000</text:p>
              </table:table-cell>
              <table:table-cell office:value-type="float" office:value="0.307336704966">
                <text:p>0.3073367049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00">
                <text:p>3000</text:p>
              </table:table-cell>
              <table:table-cell office:value-type="float" office:value="0.307324402823">
                <text:p>0.3073244028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0">
                <text:p>5000</text:p>
              </table:table-cell>
              <table:table-cell office:value-type="float" office:value="0.301204761751">
                <text:p>0.3012047617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00">
                <text:p>6000</text:p>
              </table:table-cell>
              <table:table-cell office:value-type="float" office:value="0.300706258865">
                <text:p>0.3007062588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">
                <text:p>2000</text:p>
              </table:table-cell>
              <table:table-cell office:value-type="float" office:value="0.300360554467">
                <text:p>0.300360554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">
                <text:p>1000</text:p>
              </table:table-cell>
              <table:table-cell office:value-type="float" office:value="0.29845317359">
                <text:p>0.298453173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0">
                <text:p>4000</text:p>
              </table:table-cell>
              <table:table-cell office:value-type="float" office:value="0.297910781123">
                <text:p>0.297910781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0">
                <text:p>5000</text:p>
              </table:table-cell>
              <table:table-cell office:value-type="float" office:value="0.297302471404">
                <text:p>0.297302471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0.294008904024">
                <text:p>0.294008904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">
                <text:p>2000</text:p>
              </table:table-cell>
              <table:table-cell office:value-type="float" office:value="0.292611294617">
                <text:p>0.292611294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  <table:table-cell office:value-type="float" office:value="0.292516048584">
                <text:p>0.2925160485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00">
                <text:p>5000</text:p>
              </table:table-cell>
              <table:table-cell office:value-type="float" office:value="0.288794336866">
                <text:p>0.2887943368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0.287264983439">
                <text:p>0.2872649834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">
                <text:p>1000</text:p>
              </table:table-cell>
              <table:table-cell office:value-type="float" office:value="0.286220835592">
                <text:p>0.2862208355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0">
                <text:p>500</text:p>
              </table:table-cell>
              <table:table-cell office:value-type="float" office:value="0.28580681142">
                <text:p>0.28580681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00">
                <text:p>1500</text:p>
              </table:table-cell>
              <table:table-cell office:value-type="float" office:value="0.28566930914">
                <text:p>0.28566930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0">
                <text:p>4000</text:p>
              </table:table-cell>
              <table:table-cell office:value-type="float" office:value="0.283629708948">
                <text:p>0.283629708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0.281889077834">
                <text:p>0.2818890778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0">
                <text:p>1000</text:p>
              </table:table-cell>
              <table:table-cell office:value-type="float" office:value="0.280490974978">
                <text:p>0.2804909749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0">
                <text:p>1500</text:p>
              </table:table-cell>
              <table:table-cell office:value-type="float" office:value="0.278947914433">
                <text:p>0.278947914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00">
                <text:p>4000</text:p>
              </table:table-cell>
              <table:table-cell office:value-type="float" office:value="0.277443797175">
                <text:p>0.277443797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00">
                <text:p>3000</text:p>
              </table:table-cell>
              <table:table-cell office:value-type="float" office:value="0.275657028929">
                <text:p>0.2756570289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00">
                <text:p>3000</text:p>
              </table:table-cell>
              <table:table-cell office:value-type="float" office:value="0.268436595606">
                <text:p>0.2684365956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3cm" svg:y="4.184cm" style:legend-expansion="high" chart:style-name="ch2"/>
        <chart:plot-area chart:style-name="ch3" table:cell-range-address="gb1_en_3.B2:gb1_en_3.C93 gb1_en_3.C1:gb1_en_3.C1" chart:data-source-has-labels="row" svg:x="0.319cm" svg:y="0.179cm" svg:width="13.092cm" svg:height="8.617cm">
          <chartooo:coordinate-region svg:x="1.246cm" svg:y="0.383cm" svg:width="11.785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b1_en_3.C2:gb1_en_3.C93" chart:label-cell-address="gb1_en_3.C1:gb1_en_3.C1" chart:class="chart:scatter">
            <chart:domain table:cell-range-address="gb1_en_3.B2:gb1_en_3.B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NMI_max</text:p>
                <draw:g>
                  <svg:desc>gb1_en_3.C1:gb1_en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gb1_en_3.B2:gb1_en_3.B93</svg:desc>
                </draw:g>
              </table:table-cell>
              <table:table-cell office:value-type="float" office:value="0.399146493053">
                <text:p>0.399146493053</text:p>
                <draw:g>
                  <svg:desc>gb1_en_3.C2:gb1_en_3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9">
                <text:p>2999</text:p>
              </table:table-cell>
              <table:table-cell office:value-type="float" office:value="0.372665319024">
                <text:p>0.372665319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0.370401002787">
                <text:p>0.370401002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99">
                <text:p>2999</text:p>
              </table:table-cell>
              <table:table-cell office:value-type="float" office:value="0.369460170455">
                <text:p>0.36946017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361626152769">
                <text:p>0.361626152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360784501916">
                <text:p>0.360784501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9">
                <text:p>1499</text:p>
              </table:table-cell>
              <table:table-cell office:value-type="float" office:value="0.360553646283">
                <text:p>0.360553646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9">
                <text:p>1999</text:p>
              </table:table-cell>
              <table:table-cell office:value-type="float" office:value="0.359495164821">
                <text:p>0.359495164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9">
                <text:p>999</text:p>
              </table:table-cell>
              <table:table-cell office:value-type="float" office:value="0.356887798356">
                <text:p>0.356887798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9">
                <text:p>1499</text:p>
              </table:table-cell>
              <table:table-cell office:value-type="float" office:value="0.356742425215">
                <text:p>0.356742425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9">
                <text:p>1999</text:p>
              </table:table-cell>
              <table:table-cell office:value-type="float" office:value="0.356155753438">
                <text:p>0.356155753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0.356082538132">
                <text:p>0.356082538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0.35468560486">
                <text:p>0.35468560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9">
                <text:p>999</text:p>
              </table:table-cell>
              <table:table-cell office:value-type="float" office:value="0.354446107155">
                <text:p>0.354446107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9">
                <text:p>499</text:p>
              </table:table-cell>
              <table:table-cell office:value-type="float" office:value="0.353227695175">
                <text:p>0.353227695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">
                <text:p>299</text:p>
              </table:table-cell>
              <table:table-cell office:value-type="float" office:value="0.352696592655">
                <text:p>0.3526965926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9">
                <text:p>1999</text:p>
              </table:table-cell>
              <table:table-cell office:value-type="float" office:value="0.352590447943">
                <text:p>0.352590447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0.352421769321">
                <text:p>0.352421769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9">
                <text:p>1499</text:p>
              </table:table-cell>
              <table:table-cell office:value-type="float" office:value="0.350815872384">
                <text:p>0.350815872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9">
                <text:p>999</text:p>
              </table:table-cell>
              <table:table-cell office:value-type="float" office:value="0.349524611143">
                <text:p>0.349524611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9">
                <text:p>1499</text:p>
              </table:table-cell>
              <table:table-cell office:value-type="float" office:value="0.349459421403">
                <text:p>0.349459421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9">
                <text:p>1999</text:p>
              </table:table-cell>
              <table:table-cell office:value-type="float" office:value="0.349293931408">
                <text:p>0.349293931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9">
                <text:p>2999</text:p>
              </table:table-cell>
              <table:table-cell office:value-type="float" office:value="0.349168049807">
                <text:p>0.349168049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348737254265">
                <text:p>0.348737254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0.34807725441">
                <text:p>0.34807725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99">
                <text:p>1499</text:p>
              </table:table-cell>
              <table:table-cell office:value-type="float" office:value="0.347687729907">
                <text:p>0.347687729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">
                <text:p>2999</text:p>
              </table:table-cell>
              <table:table-cell office:value-type="float" office:value="0.347101601017">
                <text:p>0.347101601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347045518275">
                <text:p>0.347045518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9">
                <text:p>999</text:p>
              </table:table-cell>
              <table:table-cell office:value-type="float" office:value="0.345692142796">
                <text:p>0.345692142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99">
                <text:p>4999</text:p>
              </table:table-cell>
              <table:table-cell office:value-type="float" office:value="0.34470618003">
                <text:p>0.34470618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9">
                <text:p>499</text:p>
              </table:table-cell>
              <table:table-cell office:value-type="float" office:value="0.343860216273">
                <text:p>0.34386021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9">
                <text:p>3999</text:p>
              </table:table-cell>
              <table:table-cell office:value-type="float" office:value="0.343823781387">
                <text:p>0.343823781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99">
                <text:p>4999</text:p>
              </table:table-cell>
              <table:table-cell office:value-type="float" office:value="0.343416904408">
                <text:p>0.343416904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99">
                <text:p>2999</text:p>
              </table:table-cell>
              <table:table-cell office:value-type="float" office:value="0.342866968229">
                <text:p>0.342866968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99">
                <text:p>4999</text:p>
              </table:table-cell>
              <table:table-cell office:value-type="float" office:value="0.342493493044">
                <text:p>0.342493493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9">
                <text:p>2999</text:p>
              </table:table-cell>
              <table:table-cell office:value-type="float" office:value="0.341943340728">
                <text:p>0.3419433407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9">
                <text:p>1499</text:p>
              </table:table-cell>
              <table:table-cell office:value-type="float" office:value="0.340980996231">
                <text:p>0.340980996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9">
                <text:p>499</text:p>
              </table:table-cell>
              <table:table-cell office:value-type="float" office:value="0.339741200031">
                <text:p>0.339741200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9">
                <text:p>3999</text:p>
              </table:table-cell>
              <table:table-cell office:value-type="float" office:value="0.339682926701">
                <text:p>0.339682926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">
                <text:p>299</text:p>
              </table:table-cell>
              <table:table-cell office:value-type="float" office:value="0.339538495962">
                <text:p>0.339538495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9">
                <text:p>3999</text:p>
              </table:table-cell>
              <table:table-cell office:value-type="float" office:value="0.339455980097">
                <text:p>0.339455980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9">
                <text:p>4999</text:p>
              </table:table-cell>
              <table:table-cell office:value-type="float" office:value="0.339054664346">
                <text:p>0.3390546643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9">
                <text:p>1999</text:p>
              </table:table-cell>
              <table:table-cell office:value-type="float" office:value="0.338834786384">
                <text:p>0.338834786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9">
                <text:p>3999</text:p>
              </table:table-cell>
              <table:table-cell office:value-type="float" office:value="0.338348447169">
                <text:p>0.338348447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9">
                <text:p>1999</text:p>
              </table:table-cell>
              <table:table-cell office:value-type="float" office:value="0.337781911512">
                <text:p>0.337781911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9">
                <text:p>999</text:p>
              </table:table-cell>
              <table:table-cell office:value-type="float" office:value="0.337616477232">
                <text:p>0.337616477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9">
                <text:p>1999</text:p>
              </table:table-cell>
              <table:table-cell office:value-type="float" office:value="0.337309477428">
                <text:p>0.337309477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">
                <text:p>299</text:p>
              </table:table-cell>
              <table:table-cell office:value-type="float" office:value="0.336723533225">
                <text:p>0.336723533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9">
                <text:p>1499</text:p>
              </table:table-cell>
              <table:table-cell office:value-type="float" office:value="0.335524583793">
                <text:p>0.3355245837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9">
                <text:p>1499</text:p>
              </table:table-cell>
              <table:table-cell office:value-type="float" office:value="0.335058289464">
                <text:p>0.335058289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9">
                <text:p>999</text:p>
              </table:table-cell>
              <table:table-cell office:value-type="float" office:value="0.333915944491">
                <text:p>0.333915944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">
                <text:p>99</text:p>
              </table:table-cell>
              <table:table-cell office:value-type="float" office:value="0.332507839218">
                <text:p>0.332507839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9">
                <text:p>999</text:p>
              </table:table-cell>
              <table:table-cell office:value-type="float" office:value="0.331421783154">
                <text:p>0.331421783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9">
                <text:p>999</text:p>
              </table:table-cell>
              <table:table-cell office:value-type="float" office:value="0.330268756241">
                <text:p>0.3302687562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9">
                <text:p>499</text:p>
              </table:table-cell>
              <table:table-cell office:value-type="float" office:value="0.329528330037">
                <text:p>0.3295283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9">
                <text:p>499</text:p>
              </table:table-cell>
              <table:table-cell office:value-type="float" office:value="0.328791817339">
                <text:p>0.328791817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9">
                <text:p>999</text:p>
              </table:table-cell>
              <table:table-cell office:value-type="float" office:value="0.328465585181">
                <text:p>0.328465585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0.328260942929">
                <text:p>0.3282609429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">
                <text:p>99</text:p>
              </table:table-cell>
              <table:table-cell office:value-type="float" office:value="0.325293522143">
                <text:p>0.325293522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">
                <text:p>499</text:p>
              </table:table-cell>
              <table:table-cell office:value-type="float" office:value="0.323328955704">
                <text:p>0.323328955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9">
                <text:p>499</text:p>
              </table:table-cell>
              <table:table-cell office:value-type="float" office:value="0.321684855122">
                <text:p>0.321684855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9">
                <text:p>499</text:p>
              </table:table-cell>
              <table:table-cell office:value-type="float" office:value="0.321606868396">
                <text:p>0.321606868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99">
                <text:p>1499</text:p>
              </table:table-cell>
              <table:table-cell office:value-type="float" office:value="0.321442136542">
                <text:p>0.321442136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9">
                <text:p>2999</text:p>
              </table:table-cell>
              <table:table-cell office:value-type="float" office:value="0.321294449228">
                <text:p>0.3212944492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9">
                <text:p>3999</text:p>
              </table:table-cell>
              <table:table-cell office:value-type="float" office:value="0.321153603086">
                <text:p>0.321153603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9">
                <text:p>999</text:p>
              </table:table-cell>
              <table:table-cell office:value-type="float" office:value="0.320375453305">
                <text:p>0.3203754533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9">
                <text:p>299</text:p>
              </table:table-cell>
              <table:table-cell office:value-type="float" office:value="0.318789062812">
                <text:p>0.318789062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9">
                <text:p>499</text:p>
              </table:table-cell>
              <table:table-cell office:value-type="float" office:value="0.314576001155">
                <text:p>0.314576001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9">
                <text:p>299</text:p>
              </table:table-cell>
              <table:table-cell office:value-type="float" office:value="0.311794677333">
                <text:p>0.311794677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9">
                <text:p>499</text:p>
              </table:table-cell>
              <table:table-cell office:value-type="float" office:value="0.307336704966">
                <text:p>0.3073367049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">
                <text:p>299</text:p>
              </table:table-cell>
              <table:table-cell office:value-type="float" office:value="0.307324402823">
                <text:p>0.3073244028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99">
                <text:p>4999</text:p>
              </table:table-cell>
              <table:table-cell office:value-type="float" office:value="0.301204761751">
                <text:p>0.3012047617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0.300706258865">
                <text:p>0.3007062588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9">
                <text:p>299</text:p>
              </table:table-cell>
              <table:table-cell office:value-type="float" office:value="0.300360554467">
                <text:p>0.300360554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9">
                <text:p>299</text:p>
              </table:table-cell>
              <table:table-cell office:value-type="float" office:value="0.29845317359">
                <text:p>0.298453173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9">
                <text:p>3999</text:p>
              </table:table-cell>
              <table:table-cell office:value-type="float" office:value="0.297910781123">
                <text:p>0.297910781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">
                <text:p>99</text:p>
              </table:table-cell>
              <table:table-cell office:value-type="float" office:value="0.297302471404">
                <text:p>0.297302471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9">
                <text:p>299</text:p>
              </table:table-cell>
              <table:table-cell office:value-type="float" office:value="0.294008904024">
                <text:p>0.294008904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0.292611294617">
                <text:p>0.292611294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0.292516048584">
                <text:p>0.2925160485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  <table:table-cell office:value-type="float" office:value="0.288794336866">
                <text:p>0.2887943368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">
                <text:p>49</text:p>
              </table:table-cell>
              <table:table-cell office:value-type="float" office:value="0.287264983439">
                <text:p>0.2872649834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">
                <text:p>99</text:p>
              </table:table-cell>
              <table:table-cell office:value-type="float" office:value="0.286220835592">
                <text:p>0.2862208355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">
                <text:p>49</text:p>
              </table:table-cell>
              <table:table-cell office:value-type="float" office:value="0.28580681142">
                <text:p>0.28580681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0.28566930914">
                <text:p>0.28566930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">
                <text:p>99</text:p>
              </table:table-cell>
              <table:table-cell office:value-type="float" office:value="0.283629708948">
                <text:p>0.283629708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9">
                <text:p>299</text:p>
              </table:table-cell>
              <table:table-cell office:value-type="float" office:value="0.281889077834">
                <text:p>0.2818890778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">
                <text:p>49</text:p>
              </table:table-cell>
              <table:table-cell office:value-type="float" office:value="0.280490974978">
                <text:p>0.2804909749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0.278947914433">
                <text:p>0.278947914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0.277443797175">
                <text:p>0.277443797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0.275657028929">
                <text:p>0.2756570289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0.268436595606">
                <text:p>0.2684365956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61cm" svg:y="4.188cm" style:legend-expansion="high" chart:style-name="ch2"/>
        <chart:plot-area chart:style-name="ch3" table:cell-range-address="gb1_en_4.A2:gb1_en_4.A93 gb1_en_4.C1:gb1_en_4.C93" chart:data-source-has-labels="row" svg:x="0.319cm" svg:y="0.179cm" svg:width="13.123cm" svg:height="8.617cm">
          <chartooo:coordinate-region svg:x="1.231cm" svg:y="0.378cm" svg:width="11.746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b1_en_4.C2:gb1_en_4.C93" chart:label-cell-address="gb1_en_4.C1:gb1_en_4.C1" chart:class="chart:scatter">
            <chart:domain table:cell-range-address="gb1_en_4.A2:gb1_en_4.A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MI_max</text:p>
                <draw:g>
                  <svg:desc>gb1_en_4.C1:gb1_en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gb1_en_4.A2:gb1_en_4.A93</svg:desc>
                </draw:g>
              </table:table-cell>
              <table:table-cell office:value-type="float" office:value="NaN">
                <text:p>NaN</text:p>
                <draw:g>
                  <svg:desc>gb1_en_4.C2:gb1_en_4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  <table:table-cell office:value-type="float" office:value="0.465992482845">
                <text:p>0.465992482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0.465658961188">
                <text:p>0.465658961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0.463493855247">
                <text:p>0.463493855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0">
                <text:p>7000</text:p>
              </table:table-cell>
              <table:table-cell office:value-type="float" office:value="0.462580110529">
                <text:p>0.462580110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0.461721429998">
                <text:p>0.46172142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459357070156">
                <text:p>0.459357070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">
                <text:p>6000</text:p>
              </table:table-cell>
              <table:table-cell office:value-type="float" office:value="0.458388391899">
                <text:p>0.458388391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441154115281">
                <text:p>0.441154115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0.435265969925">
                <text:p>0.435265969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0.434670133923">
                <text:p>0.434670133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0.432812776423">
                <text:p>0.432812776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0.432704430284">
                <text:p>0.432704430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  <table:table-cell office:value-type="float" office:value="0.432375970214">
                <text:p>0.432375970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  <table:table-cell office:value-type="float" office:value="0.431809949877">
                <text:p>0.431809949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">
                <text:p>6000</text:p>
              </table:table-cell>
              <table:table-cell office:value-type="float" office:value="0.431010187874">
                <text:p>0.431010187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0.428709568028">
                <text:p>0.428709568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0">
                <text:p>7000</text:p>
              </table:table-cell>
              <table:table-cell office:value-type="float" office:value="0.42850621707">
                <text:p>0.42850621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0">
                <text:p>6000</text:p>
              </table:table-cell>
              <table:table-cell office:value-type="float" office:value="0.424125210385">
                <text:p>0.424125210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0.422081475623">
                <text:p>0.422081475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0.42165033063">
                <text:p>0.42165033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.41629834247">
                <text:p>0.41629834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00">
                <text:p>8000</text:p>
              </table:table-cell>
              <table:table-cell office:value-type="float" office:value="0.41570840926">
                <text:p>0.41570840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0">
                <text:p>9000</text:p>
              </table:table-cell>
              <table:table-cell office:value-type="float" office:value="0.415016267144">
                <text:p>0.415016267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">
                <text:p>5000</text:p>
              </table:table-cell>
              <table:table-cell office:value-type="float" office:value="0.413090415524">
                <text:p>0.413090415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0.410513856281">
                <text:p>0.4105138562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">
                <text:p>6000</text:p>
              </table:table-cell>
              <table:table-cell office:value-type="float" office:value="0.409654235735">
                <text:p>0.409654235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00">
                <text:p>8000</text:p>
              </table:table-cell>
              <table:table-cell office:value-type="float" office:value="0.409272472476">
                <text:p>0.409272472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00">
                <text:p>7000</text:p>
              </table:table-cell>
              <table:table-cell office:value-type="float" office:value="0.407672014459">
                <text:p>0.4076720144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0.405433885948">
                <text:p>0.4054338859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0.403009078707">
                <text:p>0.403009078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0.402350442105">
                <text:p>0.402350442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00">
                <text:p>8000</text:p>
              </table:table-cell>
              <table:table-cell office:value-type="float" office:value="0.40190561455">
                <text:p>0.40190561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401318358107">
                <text:p>0.401318358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">
                <text:p>4000</text:p>
              </table:table-cell>
              <table:table-cell office:value-type="float" office:value="0.400782410881">
                <text:p>0.400782410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0.400151785561">
                <text:p>0.4001517855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0">
                <text:p>5000</text:p>
              </table:table-cell>
              <table:table-cell office:value-type="float" office:value="0.397336025718">
                <text:p>0.397336025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0">
                <text:p>4000</text:p>
              </table:table-cell>
              <table:table-cell office:value-type="float" office:value="0.39720882366">
                <text:p>0.39720882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">
                <text:p>4000</text:p>
              </table:table-cell>
              <table:table-cell office:value-type="float" office:value="0.396200229616">
                <text:p>0.396200229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00">
                <text:p>6000</text:p>
              </table:table-cell>
              <table:table-cell office:value-type="float" office:value="0.392568039909">
                <text:p>0.392568039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0.387943764826">
                <text:p>0.3879437648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387370302923">
                <text:p>0.387370302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0">
                <text:p>6000</text:p>
              </table:table-cell>
              <table:table-cell office:value-type="float" office:value="0.386813698186">
                <text:p>0.386813698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0">
                <text:p>5000</text:p>
              </table:table-cell>
              <table:table-cell office:value-type="float" office:value="0.384708464752">
                <text:p>0.384708464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0">
                <text:p>4000</text:p>
              </table:table-cell>
              <table:table-cell office:value-type="float" office:value="0.379203892946">
                <text:p>0.379203892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0">
                <text:p>4000</text:p>
              </table:table-cell>
              <table:table-cell office:value-type="float" office:value="0.371684072825">
                <text:p>0.3716840728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00">
                <text:p>3000</text:p>
              </table:table-cell>
              <table:table-cell office:value-type="float" office:value="0.370260926847">
                <text:p>0.370260926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">
                <text:p>3000</text:p>
              </table:table-cell>
              <table:table-cell office:value-type="float" office:value="0.369135892314">
                <text:p>0.369135892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">
                <text:p>4000</text:p>
              </table:table-cell>
              <table:table-cell office:value-type="float" office:value="0.368714700548">
                <text:p>0.368714700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0">
                <text:p>3000</text:p>
              </table:table-cell>
              <table:table-cell office:value-type="float" office:value="0.367524913127">
                <text:p>0.367524913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00">
                <text:p>7000</text:p>
              </table:table-cell>
              <table:table-cell office:value-type="float" office:value="0.359585407044">
                <text:p>0.3595854070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0">
                <text:p>3000</text:p>
              </table:table-cell>
              <table:table-cell office:value-type="float" office:value="0.359048388167">
                <text:p>0.359048388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">
                <text:p>8000</text:p>
              </table:table-cell>
              <table:table-cell office:value-type="float" office:value="0.353742110228">
                <text:p>0.3537421102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00">
                <text:p>3000</text:p>
              </table:table-cell>
              <table:table-cell office:value-type="float" office:value="0.351341709805">
                <text:p>0.351341709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00">
                <text:p>3000</text:p>
              </table:table-cell>
              <table:table-cell office:value-type="float" office:value="0.348331602877">
                <text:p>0.3483316028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0">
                <text:p>9000</text:p>
              </table:table-cell>
              <table:table-cell office:value-type="float" office:value="0.347757873981">
                <text:p>0.3477578739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00">
                <text:p>7000</text:p>
              </table:table-cell>
              <table:table-cell office:value-type="float" office:value="0.347338990876">
                <text:p>0.347338990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0">
                <text:p>3000</text:p>
              </table:table-cell>
              <table:table-cell office:value-type="float" office:value="0.345344885139">
                <text:p>0.345344885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">
                <text:p>6000</text:p>
              </table:table-cell>
              <table:table-cell office:value-type="float" office:value="0.343289667911">
                <text:p>0.3432896679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00">
                <text:p>8000</text:p>
              </table:table-cell>
              <table:table-cell office:value-type="float" office:value="0.341580811509">
                <text:p>0.3415808115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0.335056448242">
                <text:p>0.335056448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">
                <text:p>9000</text:p>
              </table:table-cell>
              <table:table-cell office:value-type="float" office:value="0.334885728985">
                <text:p>0.3348857289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00">
                <text:p>8000</text:p>
              </table:table-cell>
              <table:table-cell office:value-type="float" office:value="0.328030383849">
                <text:p>0.328030383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0.325828903216">
                <text:p>0.325828903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0.325598321439">
                <text:p>0.325598321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0.325027314018">
                <text:p>0.325027314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00">
                <text:p>9000</text:p>
              </table:table-cell>
              <table:table-cell office:value-type="float" office:value="0.321374936046">
                <text:p>0.3213749360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0.317459612286">
                <text:p>0.317459612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0.316385812029">
                <text:p>0.316385812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0">
                <text:p>3000</text:p>
              </table:table-cell>
              <table:table-cell office:value-type="float" office:value="0.313940912905">
                <text:p>0.313940912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0.309143549639">
                <text:p>0.3091435496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0">
                <text:p>4000</text:p>
              </table:table-cell>
              <table:table-cell office:value-type="float" office:value="0.305543953247">
                <text:p>0.3055439532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0">
                <text:p>1500</text:p>
              </table:table-cell>
              <table:table-cell office:value-type="float" office:value="0.300711606708">
                <text:p>0.300711606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">
                <text:p>2000</text:p>
              </table:table-cell>
              <table:table-cell office:value-type="float" office:value="0.297725041681">
                <text:p>0.2977250416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297214789276">
                <text:p>0.297214789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.297124153085">
                <text:p>0.297124153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0">
                <text:p>5000</text:p>
              </table:table-cell>
              <table:table-cell office:value-type="float" office:value="0.288484308036">
                <text:p>0.2884843080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0">
                <text:p>1500</text:p>
              </table:table-cell>
              <table:table-cell office:value-type="float" office:value="0.286194190093">
                <text:p>0.286194190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0">
                <text:p>1500</text:p>
              </table:table-cell>
              <table:table-cell office:value-type="float" office:value="0.285079904908">
                <text:p>0.2850799049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0">
                <text:p>1500</text:p>
              </table:table-cell>
              <table:table-cell office:value-type="float" office:value="0.282575566004">
                <text:p>0.282575566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">
                <text:p>1000</text:p>
              </table:table-cell>
              <table:table-cell office:value-type="float" office:value="0.264043909447">
                <text:p>0.2640439094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0.257158519589">
                <text:p>0.257158519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">
                <text:p>1000</text:p>
              </table:table-cell>
              <table:table-cell office:value-type="float" office:value="0.25102362876">
                <text:p>0.25102362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">
                <text:p>1000</text:p>
              </table:table-cell>
              <table:table-cell office:value-type="float" office:value="0.250376664826">
                <text:p>0.2503766648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">
                <text:p>1000</text:p>
              </table:table-cell>
              <table:table-cell office:value-type="float" office:value="0.242855481675">
                <text:p>0.2428554816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0">
                <text:p>500</text:p>
              </table:table-cell>
              <table:table-cell office:value-type="float" office:value="0.211994496605">
                <text:p>0.2119944966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0">
                <text:p>500</text:p>
              </table:table-cell>
              <table:table-cell office:value-type="float" office:value="0.211446615053">
                <text:p>0.211446615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0">
                <text:p>500</text:p>
              </table:table-cell>
              <table:table-cell office:value-type="float" office:value="0.206116795774">
                <text:p>0.2061167957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0">
                <text:p>500</text:p>
              </table:table-cell>
              <table:table-cell office:value-type="float" office:value="0.203452185582">
                <text:p>0.203452185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0.010239422862">
                <text:p>0.0102394228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0.00707397843486">
                <text:p>0.00707397843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0.00701551658682">
                <text:p>0.007015516586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61cm" svg:y="4.188cm" style:legend-expansion="high" chart:style-name="ch2"/>
        <chart:plot-area chart:style-name="ch3" table:cell-range-address="gb1_en_4.B2:gb1_en_4.C93 gb1_en_4.C1:gb1_en_4.C1" chart:data-source-has-labels="row" svg:x="0.319cm" svg:y="0.179cm" svg:width="13.123cm" svg:height="8.617cm">
          <chartooo:coordinate-region svg:x="1.231cm" svg:y="0.378cm" svg:width="11.839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b1_en_4.C2:gb1_en_4.C93" chart:label-cell-address="gb1_en_4.C1:gb1_en_4.C1" chart:class="chart:scatter">
            <chart:domain table:cell-range-address="gb1_en_4.B2:gb1_en_4.B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MI_max</text:p>
                <draw:g>
                  <svg:desc>gb1_en_4.C1:gb1_en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gb1_en_4.B2:gb1_en_4.B93</svg:desc>
                </draw:g>
              </table:table-cell>
              <table:table-cell office:value-type="float" office:value="NaN">
                <text:p>NaN</text:p>
                <draw:g>
                  <svg:desc>gb1_en_4.C2:gb1_en_4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465992482845">
                <text:p>0.465992482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0.465658961188">
                <text:p>0.465658961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0.463493855247">
                <text:p>0.463493855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462580110529">
                <text:p>0.462580110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461721429998">
                <text:p>0.46172142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0.459357070156">
                <text:p>0.459357070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458388391899">
                <text:p>0.458388391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0.441154115281">
                <text:p>0.441154115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">
                <text:p>499</text:p>
              </table:table-cell>
              <table:table-cell office:value-type="float" office:value="0.435265969925">
                <text:p>0.435265969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9">
                <text:p>999</text:p>
              </table:table-cell>
              <table:table-cell office:value-type="float" office:value="0.434670133923">
                <text:p>0.434670133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432812776423">
                <text:p>0.432812776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9">
                <text:p>499</text:p>
              </table:table-cell>
              <table:table-cell office:value-type="float" office:value="0.432704430284">
                <text:p>0.432704430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9">
                <text:p>1499</text:p>
              </table:table-cell>
              <table:table-cell office:value-type="float" office:value="0.432375970214">
                <text:p>0.432375970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431809949877">
                <text:p>0.431809949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9">
                <text:p>499</text:p>
              </table:table-cell>
              <table:table-cell office:value-type="float" office:value="0.431010187874">
                <text:p>0.431010187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0.428709568028">
                <text:p>0.428709568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9">
                <text:p>999</text:p>
              </table:table-cell>
              <table:table-cell office:value-type="float" office:value="0.42850621707">
                <text:p>0.42850621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9">
                <text:p>999</text:p>
              </table:table-cell>
              <table:table-cell office:value-type="float" office:value="0.424125210385">
                <text:p>0.424125210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.422081475623">
                <text:p>0.422081475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0.42165033063">
                <text:p>0.42165033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41629834247">
                <text:p>0.41629834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9">
                <text:p>999</text:p>
              </table:table-cell>
              <table:table-cell office:value-type="float" office:value="0.41570840926">
                <text:p>0.41570840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415016267144">
                <text:p>0.415016267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0.413090415524">
                <text:p>0.413090415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9">
                <text:p>2999</text:p>
              </table:table-cell>
              <table:table-cell office:value-type="float" office:value="0.410513856281">
                <text:p>0.4105138562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409654235735">
                <text:p>0.409654235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9">
                <text:p>1499</text:p>
              </table:table-cell>
              <table:table-cell office:value-type="float" office:value="0.409272472476">
                <text:p>0.409272472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9">
                <text:p>1499</text:p>
              </table:table-cell>
              <table:table-cell office:value-type="float" office:value="0.407672014459">
                <text:p>0.4076720144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9">
                <text:p>1499</text:p>
              </table:table-cell>
              <table:table-cell office:value-type="float" office:value="0.405433885948">
                <text:p>0.4054338859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9">
                <text:p>1999</text:p>
              </table:table-cell>
              <table:table-cell office:value-type="float" office:value="0.403009078707">
                <text:p>0.403009078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9">
                <text:p>1999</text:p>
              </table:table-cell>
              <table:table-cell office:value-type="float" office:value="0.402350442105">
                <text:p>0.402350442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9">
                <text:p>1999</text:p>
              </table:table-cell>
              <table:table-cell office:value-type="float" office:value="0.40190561455">
                <text:p>0.40190561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0.401318358107">
                <text:p>0.401318358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0.400782410881">
                <text:p>0.400782410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9">
                <text:p>1999</text:p>
              </table:table-cell>
              <table:table-cell office:value-type="float" office:value="0.400151785561">
                <text:p>0.4001517855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9">
                <text:p>299</text:p>
              </table:table-cell>
              <table:table-cell office:value-type="float" office:value="0.397336025718">
                <text:p>0.397336025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9">
                <text:p>1999</text:p>
              </table:table-cell>
              <table:table-cell office:value-type="float" office:value="0.39720882366">
                <text:p>0.39720882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9">
                <text:p>499</text:p>
              </table:table-cell>
              <table:table-cell office:value-type="float" office:value="0.396200229616">
                <text:p>0.396200229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9">
                <text:p>3999</text:p>
              </table:table-cell>
              <table:table-cell office:value-type="float" office:value="0.392568039909">
                <text:p>0.392568039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9">
                <text:p>2999</text:p>
              </table:table-cell>
              <table:table-cell office:value-type="float" office:value="0.387943764826">
                <text:p>0.3879437648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9">
                <text:p>1499</text:p>
              </table:table-cell>
              <table:table-cell office:value-type="float" office:value="0.387370302923">
                <text:p>0.387370302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99">
                <text:p>2999</text:p>
              </table:table-cell>
              <table:table-cell office:value-type="float" office:value="0.386813698186">
                <text:p>0.386813698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9">
                <text:p>3999</text:p>
              </table:table-cell>
              <table:table-cell office:value-type="float" office:value="0.384708464752">
                <text:p>0.384708464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9">
                <text:p>299</text:p>
              </table:table-cell>
              <table:table-cell office:value-type="float" office:value="0.379203892946">
                <text:p>0.379203892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9">
                <text:p>999</text:p>
              </table:table-cell>
              <table:table-cell office:value-type="float" office:value="0.371684072825">
                <text:p>0.3716840728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">
                <text:p>99</text:p>
              </table:table-cell>
              <table:table-cell office:value-type="float" office:value="0.370260926847">
                <text:p>0.370260926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369135892314">
                <text:p>0.369135892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9">
                <text:p>1499</text:p>
              </table:table-cell>
              <table:table-cell office:value-type="float" office:value="0.368714700548">
                <text:p>0.368714700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">
                <text:p>499</text:p>
              </table:table-cell>
              <table:table-cell office:value-type="float" office:value="0.367524913127">
                <text:p>0.367524913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9">
                <text:p>2999</text:p>
              </table:table-cell>
              <table:table-cell office:value-type="float" office:value="0.359585407044">
                <text:p>0.3595854070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9">
                <text:p>1999</text:p>
              </table:table-cell>
              <table:table-cell office:value-type="float" office:value="0.359048388167">
                <text:p>0.359048388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99">
                <text:p>2999</text:p>
              </table:table-cell>
              <table:table-cell office:value-type="float" office:value="0.353742110228">
                <text:p>0.3537421102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">
                <text:p>299</text:p>
              </table:table-cell>
              <table:table-cell office:value-type="float" office:value="0.351341709805">
                <text:p>0.351341709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9">
                <text:p>999</text:p>
              </table:table-cell>
              <table:table-cell office:value-type="float" office:value="0.348331602877">
                <text:p>0.3483316028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">
                <text:p>2999</text:p>
              </table:table-cell>
              <table:table-cell office:value-type="float" office:value="0.347757873981">
                <text:p>0.3477578739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9">
                <text:p>3999</text:p>
              </table:table-cell>
              <table:table-cell office:value-type="float" office:value="0.347338990876">
                <text:p>0.347338990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9">
                <text:p>1499</text:p>
              </table:table-cell>
              <table:table-cell office:value-type="float" office:value="0.345344885139">
                <text:p>0.345344885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99">
                <text:p>4999</text:p>
              </table:table-cell>
              <table:table-cell office:value-type="float" office:value="0.343289667911">
                <text:p>0.3432896679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9">
                <text:p>3999</text:p>
              </table:table-cell>
              <table:table-cell office:value-type="float" office:value="0.341580811509">
                <text:p>0.3415808115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99">
                <text:p>4999</text:p>
              </table:table-cell>
              <table:table-cell office:value-type="float" office:value="0.335056448242">
                <text:p>0.335056448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9">
                <text:p>3999</text:p>
              </table:table-cell>
              <table:table-cell office:value-type="float" office:value="0.334885728985">
                <text:p>0.3348857289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99">
                <text:p>4999</text:p>
              </table:table-cell>
              <table:table-cell office:value-type="float" office:value="0.328030383849">
                <text:p>0.328030383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">
                <text:p>99</text:p>
              </table:table-cell>
              <table:table-cell office:value-type="float" office:value="0.325828903216">
                <text:p>0.325828903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0.325598321439">
                <text:p>0.325598321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9">
                <text:p>499</text:p>
              </table:table-cell>
              <table:table-cell office:value-type="float" office:value="0.325027314018">
                <text:p>0.325027314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99">
                <text:p>4999</text:p>
              </table:table-cell>
              <table:table-cell office:value-type="float" office:value="0.321374936046">
                <text:p>0.3213749360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9">
                <text:p>999</text:p>
              </table:table-cell>
              <table:table-cell office:value-type="float" office:value="0.317459612286">
                <text:p>0.317459612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9">
                <text:p>1499</text:p>
              </table:table-cell>
              <table:table-cell office:value-type="float" office:value="0.316385812029">
                <text:p>0.316385812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99">
                <text:p>2999</text:p>
              </table:table-cell>
              <table:table-cell office:value-type="float" office:value="0.313940912905">
                <text:p>0.313940912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">
                <text:p>299</text:p>
              </table:table-cell>
              <table:table-cell office:value-type="float" office:value="0.309143549639">
                <text:p>0.3091435496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9">
                <text:p>3999</text:p>
              </table:table-cell>
              <table:table-cell office:value-type="float" office:value="0.305543953247">
                <text:p>0.3055439532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9">
                <text:p>499</text:p>
              </table:table-cell>
              <table:table-cell office:value-type="float" office:value="0.300711606708">
                <text:p>0.300711606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9">
                <text:p>1999</text:p>
              </table:table-cell>
              <table:table-cell office:value-type="float" office:value="0.297725041681">
                <text:p>0.2977250416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">
                <text:p>99</text:p>
              </table:table-cell>
              <table:table-cell office:value-type="float" office:value="0.297214789276">
                <text:p>0.297214789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">
                <text:p>49</text:p>
              </table:table-cell>
              <table:table-cell office:value-type="float" office:value="0.297124153085">
                <text:p>0.297124153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99">
                <text:p>4999</text:p>
              </table:table-cell>
              <table:table-cell office:value-type="float" office:value="0.288484308036">
                <text:p>0.2884843080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9">
                <text:p>999</text:p>
              </table:table-cell>
              <table:table-cell office:value-type="float" office:value="0.286194190093">
                <text:p>0.286194190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99">
                <text:p>1499</text:p>
              </table:table-cell>
              <table:table-cell office:value-type="float" office:value="0.285079904908">
                <text:p>0.2850799049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9">
                <text:p>299</text:p>
              </table:table-cell>
              <table:table-cell office:value-type="float" office:value="0.282575566004">
                <text:p>0.282575566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  <table:table-cell office:value-type="float" office:value="0.264043909447">
                <text:p>0.2640439094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9">
                <text:p>499</text:p>
              </table:table-cell>
              <table:table-cell office:value-type="float" office:value="0.257158519589">
                <text:p>0.257158519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">
                <text:p>99</text:p>
              </table:table-cell>
              <table:table-cell office:value-type="float" office:value="0.25102362876">
                <text:p>0.25102362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9">
                <text:p>299</text:p>
              </table:table-cell>
              <table:table-cell office:value-type="float" office:value="0.250376664826">
                <text:p>0.2503766648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9">
                <text:p>999</text:p>
              </table:table-cell>
              <table:table-cell office:value-type="float" office:value="0.242855481675">
                <text:p>0.2428554816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">
                <text:p>49</text:p>
              </table:table-cell>
              <table:table-cell office:value-type="float" office:value="0.211994496605">
                <text:p>0.2119944966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">
                <text:p>99</text:p>
              </table:table-cell>
              <table:table-cell office:value-type="float" office:value="0.211446615053">
                <text:p>0.211446615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9">
                <text:p>299</text:p>
              </table:table-cell>
              <table:table-cell office:value-type="float" office:value="0.206116795774">
                <text:p>0.2061167957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9">
                <text:p>499</text:p>
              </table:table-cell>
              <table:table-cell office:value-type="float" office:value="0.203452185582">
                <text:p>0.203452185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0.010239422862">
                <text:p>0.0102394228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0.00707397843486">
                <text:p>0.00707397843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0.00701551658682">
                <text:p>0.007015516586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